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03B00000059C924B2D740A8B056.png" manifest:media-type="image/png"/>
  <manifest:file-entry manifest:full-path="Pictures/10000201000000220000001270B888DBF3656605.png" manifest:media-type="image/png"/>
  <manifest:file-entry manifest:full-path="Pictures/100002010000003B0000004CD464E4063647BEB9.png" manifest:media-type="image/png"/>
  <manifest:file-entry manifest:full-path="Pictures/100002010000003B0000004D5E79A37242BF4B2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ymbol1" svg:font-family="Symbol"/>
    <style:font-face style:name="TimesNewRoman1" svg:font-family="TimesNewRoman"/>
    <style:font-face style:name="TimesNewRomanPS1" svg:font-family="TimesNewRomanPS"/>
    <style:font-face style:name="Verdana1" svg:font-family="Verdana"/>
    <style:font-face style:name="Liberation Serif2" svg:font-family="'Liberation Serif'" style:font-family-generic="roman"/>
    <style:font-face style:name="Arial" svg:font-family="Arial" style:font-pitch="variable"/>
    <style:font-face style:name="DejaVu Sans2" svg:font-family="'DejaVu Sans'" style:font-pitch="variable"/>
    <style:font-face style:name="Liberation Serif1" svg:font-family="'Liberation Serif'" style:font-pitch="variable"/>
    <style:font-face style:name="Symbol" svg:font-family="Symbol" style:font-pitch="variable"/>
    <style:font-face style:name="TimesNewRoman" svg:font-family="TimesNewRoman" style:font-pitch="variable"/>
    <style:font-face style:name="TimesNewRomanPS" svg:font-family="TimesNewRomanPS" style:font-pitch="variable"/>
    <style:font-face style:name="Verdana" svg:font-family="Verdana"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style>
    <style:style style:name="gr3" style:family="graphic" style:parent-style-name="standard">
      <style:graphic-properties draw:stroke="solid" svg:stroke-width="0.04cm" svg:stroke-color="#000000" draw:stroke-linejoin="round" svg:stroke-linecap="round" draw:fill="none" fo:padding-top="0.02cm" fo:padding-bottom="0.02cm" fo:padding-left="0.02cm" fo:padding-right="0.02cm"/>
    </style:style>
    <style:style style:name="gr4" style:family="graphic" style:parent-style-name="standard">
      <style:graphic-properties draw:stroke="solid" svg:stroke-width="0.04cm" svg:stroke-color="#000000" draw:stroke-linejoin="round" svg:stroke-linecap="butt" draw:fill="none" fo:padding-top="0.02cm" fo:padding-bottom="0.02cm" fo:padding-left="0.02cm" fo:padding-right="0.02cm"/>
    </style:style>
    <style:style style:name="gr5" style:family="graphic" style:parent-style-name="standard">
      <style:graphic-properties draw:stroke="none" draw:fill="solid" draw:fill-color="#ff0000"/>
    </style:style>
    <style:style style:name="gr6" style:family="graphic" style:parent-style-name="standard">
      <style:graphic-properties draw:stroke="solid" svg:stroke-width="0.04cm" svg:stroke-color="#ff0000" draw:stroke-linejoin="round" svg:stroke-linecap="butt" draw:fill="none" fo:padding-top="0.02cm" fo:padding-bottom="0.02cm" fo:padding-left="0.02cm" fo:padding-right="0.02cm"/>
    </style:style>
    <style:style style:name="gr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 style:family="graphic" style:parent-style-name="standard">
      <style:graphic-properties draw:stroke="solid" svg:stroke-width="0.04cm" svg:stroke-color="#0000ff" draw:stroke-linejoin="round" svg:stroke-linecap="butt" draw:fill="none" fo:padding-top="0.02cm" fo:padding-bottom="0.02cm" fo:padding-left="0.02cm" fo:padding-right="0.02cm"/>
    </style:style>
    <style:style style:name="gr9" style:family="graphic" style:parent-style-name="standard">
      <style:graphic-properties draw:stroke="none" draw:fill="none" draw:textarea-horizontal-align="left" draw:textarea-vertical-align="top" draw:auto-grow-height="true" draw:auto-grow-width="true" fo:min-height="0.228cm" fo:min-width="0.22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style>
    <style:style style:name="gr11" style:family="graphic" style:parent-style-name="standard">
      <style:graphic-properties draw:stroke="none" draw:fill="solid" draw:fill-color="#000000" draw:opacity="100%"/>
    </style:style>
    <style:style style:name="gr12"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2cm" fo:min-width="0.41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2cm" fo:min-width="0.41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723cm" fo:min-width="0.723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39cm" fo:min-width="0.4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054cm" fo:min-width="0.05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033cm" fo:min-width="0.033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5cm" fo:min-width="0.405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2cm" fo:min-width="0.401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2cm" fo:min-width="0.40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283cm" fo:min-width="0.283cm" fo:padding-top="0cm" fo:padding-bottom="0cm" fo:padding-left="0cm" fo:padding-right="0cm"/>
    </style:style>
    <style:style style:name="gr23" style:family="graphic" style:parent-style-name="standard">
      <style:graphic-properties draw:stroke="none" draw:fill="solid" draw:fill-color="#000000"/>
    </style:style>
    <style:style style:name="gr24"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97cm" fo:min-width="7.364cm" fo:padding-top="0cm" fo:padding-bottom="0cm" fo:padding-left="0cm" fo:padding-right="0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solid" svg:stroke-width="0.04cm" svg:stroke-color="#ff0000" draw:stroke-linejoin="round" svg:stroke-linecap="round" draw:fill="none" fo:padding-top="0.02cm" fo:padding-bottom="0.02cm" fo:padding-left="0.02cm" fo:padding-right="0.02cm"/>
    </style:style>
    <style:style style:name="gr29" style:family="graphic" style:parent-style-name="standard">
      <style:graphic-properties draw:stroke="none" draw:fill="none" draw:textarea-horizontal-align="left" draw:textarea-vertical-align="top" draw:auto-grow-height="true" draw:auto-grow-width="true" fo:min-height="0.511cm" fo:min-width="0.511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511cm" fo:min-width="0.50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511cm" fo:min-width="0.536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33cm" fo:min-width="0.33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266cm" fo:min-width="0.266cm" fo:padding-top="0cm" fo:padding-bottom="0cm" fo:padding-left="0cm" fo:padding-right="0cm"/>
    </style:style>
    <style:style style:name="gr35" style:family="graphic" style:parent-style-name="standard">
      <style:graphic-properties draw:stroke="solid" svg:stroke-width="0.038cm" svg:stroke-color="#000000" draw:stroke-linejoin="round" svg:stroke-linecap="butt" draw:fill="none" fo:padding-top="0.019cm" fo:padding-bottom="0.019cm" fo:padding-left="0.019cm" fo:padding-right="0.019cm"/>
    </style:style>
    <style:style style:name="gr36" style:family="graphic" style:parent-style-name="standard">
      <style:graphic-properties draw:stroke="solid" svg:stroke-width="0.038cm" svg:stroke-color="#ff0000" draw:stroke-linejoin="round" svg:stroke-linecap="butt" draw:fill="none" fo:padding-top="0.019cm" fo:padding-bottom="0.019cm" fo:padding-left="0.019cm" fo:padding-right="0.019cm"/>
    </style:style>
    <style:style style:name="gr37" style:family="graphic" style:parent-style-name="standard">
      <style:graphic-properties draw:stroke="solid" svg:stroke-width="0.038cm" svg:stroke-color="#0000ff" draw:stroke-linejoin="round" svg:stroke-linecap="butt" draw:fill="none" fo:padding-top="0.019cm" fo:padding-bottom="0.019cm" fo:padding-left="0.019cm" fo:padding-right="0.019cm"/>
    </style:style>
    <style:style style:name="gr38" style:family="graphic" style:parent-style-name="standard">
      <style:graphic-properties draw:stroke="solid" svg:stroke-width="0.038cm" svg:stroke-color="#ff0000" draw:stroke-linejoin="round" svg:stroke-linecap="round" draw:fill="none" fo:padding-top="0.019cm" fo:padding-bottom="0.019cm" fo:padding-left="0.019cm" fo:padding-right="0.019cm"/>
    </style:style>
    <style:style style:name="gr39" style:family="graphic" style:parent-style-name="standard">
      <style:graphic-properties draw:stroke="solid" svg:stroke-width="0.038cm" svg:stroke-color="#000000" draw:stroke-linejoin="round" svg:stroke-linecap="round" draw:fill="none" fo:padding-top="0.019cm" fo:padding-bottom="0.019cm" fo:padding-left="0.019cm" fo:padding-right="0.019cm"/>
    </style:style>
    <style:style style:name="gr40" style:family="graphic" style:parent-style-name="standard">
      <style:graphic-properties draw:stroke="none" draw:fill="none" draw:textarea-horizontal-align="left" draw:textarea-vertical-align="top" draw:auto-grow-height="true" draw:auto-grow-width="true" fo:min-height="0.583cm" fo:min-width="0.58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94cm" fo:min-width="0.511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94cm" fo:min-width="0.503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style>
    <style:style style:name="gr45" style:family="graphic" style:parent-style-name="standard">
      <style:graphic-properties draw:stroke="none" svg:stroke-color="#000000" draw:fill="none" draw:fill-color="#ffffff" draw:textarea-horizontal-align="left" draw:auto-grow-height="true" draw:auto-grow-width="false" fo:min-height="1.255cm" fo:min-width="0cm"/>
    </style:style>
    <style:style style:name="gr46" style:family="graphic" style:parent-style-name="standard">
      <style:graphic-properties draw:stroke="none" draw:fill="none" draw:textarea-horizontal-align="left" draw:textarea-vertical-align="top" draw:auto-grow-height="true" draw:auto-grow-width="true" fo:min-height="0.372cm" fo:min-width="0.372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3cm" fo:min-width="0.3cm" fo:padding-top="0cm" fo:padding-bottom="0cm" fo:padding-left="0cm" fo:padding-right="0cm"/>
    </style:style>
    <style:style style:name="gr48" style:family="graphic" style:parent-style-name="standard">
      <style:graphic-properties draw:stroke="none" svg:stroke-color="#000000" draw:fill="none" draw:fill-color="#ffffff" draw:textarea-horizontal-align="left" draw:auto-grow-height="true" draw:auto-grow-width="false" fo:min-height="0.755cm" fo:min-width="0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10pt" style:font-size-asian="10pt" style:font-size-complex="10pt"/>
    </style:style>
    <style:style style:name="P4" style:family="paragraph">
      <loext:graphic-properties draw:fill="none"/>
    </style:style>
    <style:style style:name="P5" style:family="paragraph">
      <loext:graphic-properties draw:fill="solid" draw:fill-color="#ff0000"/>
    </style:style>
    <style:style style:name="P6" style:family="paragraph">
      <loext:graphic-properties draw:fill="none"/>
      <style:text-properties fo:font-size="6.5pt" style:font-size-asian="6.5pt" style:font-size-complex="6.5pt"/>
    </style:style>
    <style:style style:name="P7" style:family="paragraph">
      <loext:graphic-properties draw:fill="none"/>
      <style:text-properties fo:font-size="14.1000003814697pt" style:font-size-asian="14.1000003814697pt" style:font-size-complex="14.1000003814697pt"/>
    </style:style>
    <style:style style:name="P8" style:family="paragraph">
      <loext:graphic-properties draw:fill="solid" draw:fill-color="#000000" draw:opacity="100%"/>
    </style:style>
    <style:style style:name="P9" style:family="paragraph">
      <loext:graphic-properties draw:fill="none"/>
      <style:text-properties fo:font-size="15pt" style:font-size-asian="15pt" style:font-size-complex="15pt"/>
    </style:style>
    <style:style style:name="P10" style:family="paragraph">
      <loext:graphic-properties draw:fill="none"/>
      <style:text-properties fo:font-size="20.5pt" style:font-size-asian="20.5pt" style:font-size-complex="20.5pt"/>
    </style:style>
    <style:style style:name="P11" style:family="paragraph">
      <loext:graphic-properties draw:fill="none"/>
      <style:text-properties fo:font-size="12.5pt" style:font-size-asian="12.5pt" style:font-size-complex="12.5pt"/>
    </style:style>
    <style:style style:name="P12" style:family="paragraph">
      <loext:graphic-properties draw:fill="none"/>
      <style:text-properties fo:font-size="1.60000002384186pt" style:font-size-asian="1.60000002384186pt" style:font-size-complex="1.60000002384186pt"/>
    </style:style>
    <style:style style:name="P13" style:family="paragraph">
      <loext:graphic-properties draw:fill="none"/>
      <style:text-properties fo:font-size="1pt" style:font-size-asian="1pt" style:font-size-complex="1pt"/>
    </style:style>
    <style:style style:name="P14" style:family="paragraph">
      <loext:graphic-properties draw:fill="none"/>
      <style:text-properties fo:font-size="11.5pt" style:font-size-asian="11.5pt" style:font-size-complex="11.5pt"/>
    </style:style>
    <style:style style:name="P15" style:family="paragraph">
      <loext:graphic-properties draw:fill="none"/>
      <style:text-properties fo:font-size="8.10000038146973pt" style:font-size-asian="8.10000038146973pt" style:font-size-complex="8.10000038146973pt"/>
    </style:style>
    <style:style style:name="P16" style:family="paragraph">
      <loext:graphic-properties draw:fill="solid" draw:fill-color="#000000"/>
    </style:style>
    <style:style style:name="P17" style:family="paragraph">
      <loext:graphic-properties draw:fill="none"/>
      <style:text-properties fo:font-size="16pt" style:font-size-asian="16pt" style:font-size-complex="16pt"/>
    </style:style>
    <style:style style:name="P18" style:family="paragraph">
      <loext:graphic-properties draw:fill="none"/>
      <style:text-properties fo:font-size="11.1000003814697pt" style:font-size-asian="11.1000003814697pt" style:font-size-complex="11.1000003814697pt"/>
    </style:style>
    <style:style style:name="P19" style:family="paragraph">
      <loext:graphic-properties draw:fill="none"/>
      <style:paragraph-properties fo:text-align="start" style:writing-mode="lr-tb"/>
      <style:text-properties fo:font-size="12pt" style:font-size-asian="12pt" style:font-size-complex="12pt"/>
    </style:style>
    <style:style style:name="P20" style:family="paragraph">
      <style:text-properties fo:font-size="18pt" style:font-size-asian="18pt" style:font-size-complex="18pt"/>
    </style:style>
    <style:style style:name="P21" style:family="paragraph">
      <loext:graphic-properties draw:fill="none" draw:fill-color="#ffffff"/>
      <style:text-properties fo:font-size="18pt" style:font-size-asian="18pt" style:font-size-complex="18pt"/>
    </style:style>
    <style:style style:name="P22" style:family="paragraph">
      <loext:graphic-properties draw:fill="none" draw:fill-color="#ffffff"/>
      <style:text-properties fo:font-size="16pt" style:font-size-asian="16pt" style:font-size-complex="16pt"/>
    </style:style>
    <style:style style:name="P23" style:family="paragraph">
      <loext:graphic-properties draw:fill="none"/>
      <style:text-properties fo:font-size="14.5pt" style:font-size-asian="14.5pt" style:font-size-complex="14.5pt"/>
    </style:style>
    <style:style style:name="P24" style:family="paragraph">
      <loext:graphic-properties draw:fill="none"/>
      <style:text-properties fo:font-size="9.5pt" style:font-size-asian="9.5pt" style:font-size-complex="9.5pt"/>
    </style:style>
    <style:style style:name="P25" style:family="paragraph">
      <loext:graphic-properties draw:fill="none"/>
      <style:text-properties fo:font-size="9pt" style:font-size-asian="9pt" style:font-size-complex="9pt"/>
    </style:style>
    <style:style style:name="P26" style:family="paragraph">
      <loext:graphic-properties draw:fill="none"/>
      <style:text-properties fo:font-size="7.59999990463257pt" style:font-size-asian="7.59999990463257pt" style:font-size-complex="7.59999990463257pt"/>
    </style:style>
    <style:style style:name="P27" style:family="paragraph">
      <style:text-properties fo:font-size="14pt" style:font-size-asian="14pt" style:font-size-complex="14pt"/>
    </style:style>
    <style:style style:name="P28" style:family="paragraph">
      <loext:graphic-properties draw:fill="none" draw:fill-color="#ffffff"/>
      <style:text-properties fo:font-size="14pt" style:font-size-asian="14pt" style:font-size-complex="14pt"/>
    </style:style>
    <style:style style:name="P29" style:family="paragraph">
      <loext:graphic-properties draw:fill="none"/>
      <style:text-properties fo:font-size="16.6000003814697pt" style:font-size-asian="16.6000003814697pt" style:font-size-complex="16.6000003814697pt"/>
    </style:style>
    <style:style style:name="P30" style:family="paragraph">
      <loext:graphic-properties draw:fill="none"/>
      <style:text-properties fo:font-size="20.1000003814697pt" style:font-size-asian="20.1000003814697pt" style:font-size-complex="20.1000003814697pt"/>
    </style:style>
    <style:style style:name="P31" style:family="paragraph">
      <loext:graphic-properties draw:fill="none"/>
      <style:text-properties fo:font-size="13pt" style:font-size-asian="13pt" style:font-size-complex="13pt"/>
    </style:style>
    <style:style style:name="P32" style:family="paragraph">
      <style:text-properties fo:font-size="12pt" style:font-size-asian="12pt" style:font-size-complex="12pt"/>
    </style:style>
    <style:style style:name="P33" style:family="paragraph">
      <loext:graphic-properties draw:fill="none" draw:fill-color="#ffffff"/>
      <style:text-properties fo:font-size="12pt" style:font-size-asian="12pt" style:font-size-complex="12pt"/>
    </style:style>
    <style:style style:name="P34" style:family="paragraph">
      <loext:graphic-properties draw:fill="none"/>
      <style:text-properties fo:font-size="10.6000003814697pt" style:font-size-asian="10.6000003814697pt" style:font-size-complex="10.6000003814697pt"/>
    </style:style>
    <style:style style:name="P35" style:family="paragraph">
      <loext:graphic-properties draw:fill="none"/>
      <style:text-properties fo:font-size="8.5pt" style:font-size-asian="8.5pt" style:font-size-complex="8.5pt"/>
    </style:style>
    <style:style style:name="T1" style:family="text">
      <style:text-properties fo:color="#000000" style:font-name="TimesNewRoman1" fo:font-size="12pt" style:font-size-asian="12pt" style:font-name-complex="TimesNewRoman1" style:font-size-complex="12pt"/>
    </style:style>
    <style:style style:name="T2" style:family="text">
      <style:text-properties fo:color="#000000" style:font-name="TimesNewRoman1" fo:font-size="10pt" style:font-size-asian="10pt" style:font-name-complex="TimesNewRoman1" style:font-size-complex="10pt"/>
    </style:style>
    <style:style style:name="T3" style:family="text">
      <style:text-properties fo:color="#000000" style:font-name="TimesNewRoman1" fo:font-size="6.5pt" style:font-size-asian="6.5pt" style:font-name-complex="TimesNewRoman1" style:font-size-complex="6.5pt"/>
    </style:style>
    <style:style style:name="T4" style:family="text">
      <style:text-properties fo:color="#000000" style:font-name="TimesNewRomanPS1" fo:font-size="14.1000003814697pt" fo:font-weight="bold" style:font-size-asian="14.1000003814697pt" style:font-name-complex="TimesNewRomanPS1" style:font-size-complex="14.1000003814697pt" style:font-weight-complex="bold"/>
    </style:style>
    <style:style style:name="T5" style:family="text">
      <style:text-properties fo:color="#000000" style:font-name="TimesNewRomanPS1" fo:font-size="10pt" fo:font-weight="bold" style:font-size-asian="10pt" style:font-name-complex="TimesNewRomanPS1" style:font-size-complex="10pt" style:font-weight-complex="bold"/>
    </style:style>
    <style:style style:name="T6" style:family="text">
      <style:text-properties fo:color="#000000" style:font-name="TimesNewRomanPS1" fo:font-size="15pt" fo:font-weight="bold" style:font-size-asian="15pt" style:font-name-complex="TimesNewRomanPS1" style:font-size-complex="15pt" style:font-weight-complex="bold"/>
    </style:style>
    <style:style style:name="T7" style:family="text">
      <style:text-properties fo:color="#000000" style:font-name="TimesNewRomanPS1" fo:font-size="12pt" fo:font-weight="bold" style:font-size-asian="12pt" style:font-name-complex="TimesNewRomanPS1" style:font-size-complex="12pt" style:font-weight-complex="bold" style:text-scale="99%"/>
    </style:style>
    <style:style style:name="T8" style:family="text">
      <style:text-properties fo:color="#000000" style:font-name="Arial1" fo:font-size="12pt" fo:font-weight="bold" style:font-size-asian="12pt" style:font-name-complex="Arial1" style:font-size-complex="12pt" style:font-weight-complex="bold" style:text-scale="99%"/>
    </style:style>
    <style:style style:name="T9" style:family="text">
      <style:text-properties fo:color="#000000" style:font-name="TimesNewRomanPS1" fo:font-size="12pt" fo:font-weight="bold" style:font-size-asian="12pt" style:font-name-complex="TimesNewRomanPS1" style:font-size-complex="12pt" style:font-weight-complex="bold"/>
    </style:style>
    <style:style style:name="T10" style:family="text">
      <style:text-properties fo:color="#000000" style:font-name="Verdana1" fo:font-size="15pt" style:font-size-asian="15pt" style:font-name-complex="Verdana1" style:font-size-complex="15pt"/>
    </style:style>
    <style:style style:name="T11" style:family="text">
      <style:text-properties fo:color="#000000" style:font-name="Verdana1" fo:font-size="20.5pt" style:font-size-asian="20.5pt" style:font-name-complex="Verdana1" style:font-size-complex="20.5pt"/>
    </style:style>
    <style:style style:name="T12" style:family="text">
      <style:text-properties fo:color="#0000ff" style:font-name="Arial1" fo:font-size="12.5pt" style:font-size-asian="12.5pt" style:font-name-complex="Arial1" style:font-size-complex="12.5pt"/>
    </style:style>
    <style:style style:name="T13" style:family="text">
      <style:text-properties fo:color="#000000" style:font-name="Verdana1" fo:font-size="14.1000003814697pt" style:font-size-asian="14.1000003814697pt" style:font-name-complex="Verdana1" style:font-size-complex="14.1000003814697pt"/>
    </style:style>
    <style:style style:name="T14" style:family="text">
      <style:text-properties fo:color="#000000" style:font-name="Verdana1" fo:font-size="12pt" style:font-size-asian="12pt" style:font-name-complex="Verdana1" style:font-size-complex="12pt"/>
    </style:style>
    <style:style style:name="T15" style:family="text">
      <style:text-properties fo:color="#000000" style:font-name="Arial1" fo:font-size="12.5pt" style:font-size-asian="12.5pt" style:font-name-complex="Arial1" style:font-size-complex="12.5pt"/>
    </style:style>
    <style:style style:name="T16" style:family="text">
      <style:text-properties fo:color="#000000" style:font-name="Arial1" fo:font-size="15pt" style:font-size-asian="15pt" style:font-name-complex="Arial1" style:font-size-complex="15pt"/>
    </style:style>
    <style:style style:name="T17" style:family="text">
      <style:text-properties fo:color="#000000" style:font-name="Arial1" fo:font-size="1.60000002384186pt" style:font-size-asian="1.60000002384186pt" style:font-name-complex="Arial1" style:font-size-complex="1.60000002384186pt"/>
    </style:style>
    <style:style style:name="T18" style:family="text">
      <style:text-properties fo:color="#000000" style:font-name="Arial1" fo:font-size="1pt" style:font-size-asian="1pt" style:font-name-complex="Arial1" style:font-size-complex="1pt"/>
    </style:style>
    <style:style style:name="T19" style:family="text">
      <style:text-properties fo:color="#000000" style:font-name="Arial1" fo:font-size="11.5pt" style:font-size-asian="11.5pt" style:font-name-complex="Arial1" style:font-size-complex="11.5pt"/>
    </style:style>
    <style:style style:name="T20" style:family="text">
      <style:text-properties fo:color="#000000" style:font-name="Arial1" fo:font-size="20.5pt" style:font-size-asian="20.5pt" style:font-name-complex="Arial1" style:font-size-complex="20.5pt"/>
    </style:style>
    <style:style style:name="T21" style:family="text">
      <style:text-properties fo:color="#000000" style:font-name="TimesNewRoman1" fo:font-size="12pt" style:font-size-asian="12pt" style:font-name-complex="TimesNewRoman1" style:font-size-complex="12pt" style:text-scale="95%"/>
    </style:style>
    <style:style style:name="T22" style:family="text">
      <style:text-properties fo:color="#000000" style:font-name="Arial1" fo:font-size="12pt" style:font-size-asian="12pt" style:font-name-complex="Arial1" style:font-size-complex="12pt" style:text-scale="97%"/>
    </style:style>
    <style:style style:name="T23" style:family="text">
      <style:text-properties fo:color="#000000" style:font-name="TimesNewRoman1" fo:font-size="8.10000038146973pt" style:font-size-asian="8.10000038146973pt" style:font-name-complex="TimesNewRoman1" style:font-size-complex="8.10000038146973pt"/>
    </style:style>
    <style:style style:name="T24" style:family="text">
      <style:text-properties fo:color="#000000" style:font-name="TimesNewRoman1" fo:font-size="16pt" style:font-size-asian="16pt" style:font-name-complex="TimesNewRoman1" style:font-size-complex="16pt"/>
    </style:style>
    <style:style style:name="T25" style:family="text">
      <style:text-properties fo:color="#000000" style:font-name="TimesNewRoman1" fo:font-size="11.1000003814697pt" style:font-size-asian="11.1000003814697pt" style:font-name-complex="TimesNewRoman1" style:font-size-complex="11.1000003814697pt"/>
    </style:style>
    <style:style style:name="T26" style:family="text">
      <style:text-properties fo:font-size="18pt" style:font-size-asian="18pt" style:font-size-complex="18pt"/>
    </style:style>
    <style:style style:name="T27" style:family="text">
      <style:text-properties fo:font-size="16pt" style:font-size-asian="16pt" style:font-size-complex="16pt"/>
    </style:style>
    <style:style style:name="T28" style:family="text">
      <style:text-properties fo:color="#000000" style:font-name="Verdana1" fo:font-size="14.5pt" style:font-size-asian="14.5pt" style:font-name-complex="Verdana1" style:font-size-complex="14.5pt"/>
    </style:style>
    <style:style style:name="T29" style:family="text">
      <style:text-properties fo:color="#000000" style:font-name="Arial1" fo:font-size="12pt" style:font-size-asian="12pt" style:font-name-complex="Arial1" style:font-size-complex="12pt"/>
    </style:style>
    <style:style style:name="T30" style:family="text">
      <style:text-properties fo:color="#0000ff" style:font-name="Arial1" fo:font-size="12pt" style:font-size-asian="12pt" style:font-name-complex="Arial1" style:font-size-complex="12pt"/>
    </style:style>
    <style:style style:name="T31" style:family="text">
      <style:text-properties fo:color="#000000" style:font-name="TimesNewRoman1" fo:font-size="14.5pt" style:font-size-asian="14.5pt" style:font-name-complex="TimesNewRoman1" style:font-size-complex="14.5pt" style:text-scale="98%"/>
    </style:style>
    <style:style style:name="T32" style:family="text">
      <style:text-properties fo:color="#000000" style:font-name="TimesNewRoman1" fo:font-size="14.5pt" style:font-size-asian="14.5pt" style:font-name-complex="TimesNewRoman1" style:font-size-complex="14.5pt"/>
    </style:style>
    <style:style style:name="T33" style:family="text">
      <style:text-properties fo:color="#000000" style:font-name="Arial1" fo:font-size="14.5pt" style:font-size-asian="14.5pt" style:font-name-complex="Arial1" style:font-size-complex="14.5pt"/>
    </style:style>
    <style:style style:name="T34" style:family="text">
      <style:text-properties fo:color="#000000" style:font-name="Verdana1" fo:font-size="14.5pt" style:font-size-asian="14.5pt" style:font-name-complex="Verdana1" style:font-size-complex="14.5pt" style:text-scale="105%"/>
    </style:style>
    <style:style style:name="T35" style:family="text">
      <style:text-properties fo:color="#000000" style:font-name="Arial1" fo:font-size="9.5pt" style:font-size-asian="9.5pt" style:font-name-complex="Arial1" style:font-size-complex="9.5pt"/>
    </style:style>
    <style:style style:name="T36" style:family="text">
      <style:text-properties fo:color="#000000" style:font-name="TimesNewRoman1" fo:font-size="11.5pt" style:font-size-asian="11.5pt" style:font-name-complex="TimesNewRoman1" style:font-size-complex="11.5pt"/>
    </style:style>
    <style:style style:name="T37" style:family="text">
      <style:text-properties fo:color="#000000" style:font-name="Symbol1" fo:font-size="12pt" style:font-size-asian="12pt" style:font-name-complex="Symbol1" style:font-size-complex="12pt"/>
    </style:style>
    <style:style style:name="T38" style:family="text">
      <style:text-properties fo:color="#000000" style:font-name="TimesNewRoman1" fo:font-size="9pt" style:font-size-asian="9pt" style:font-name-complex="TimesNewRoman1" style:font-size-complex="9pt"/>
    </style:style>
    <style:style style:name="T39" style:family="text">
      <style:text-properties fo:color="#000000" style:font-name="TimesNewRoman1" fo:font-size="7.59999990463257pt" style:font-size-asian="7.59999990463257pt" style:font-name-complex="TimesNewRoman1" style:font-size-complex="7.59999990463257pt"/>
    </style:style>
    <style:style style:name="T40" style:family="text">
      <style:text-properties fo:font-size="14pt" style:font-size-asian="14pt" style:font-size-complex="14pt"/>
    </style:style>
    <style:style style:name="T41" style:family="text">
      <style:text-properties style:font-name="Liberation Serif2" fo:font-size="16pt" style:font-name-asian="Liberation Serif2" style:font-size-asian="16pt" style:font-name-complex="Liberation Serif2" style:font-size-complex="16pt"/>
    </style:style>
    <style:style style:name="T42" style:family="text">
      <style:text-properties fo:color="#000000" style:font-name="TimesNewRoman1" fo:font-size="12pt" style:font-size-asian="12pt" style:font-name-complex="TimesNewRoman1" style:font-size-complex="12pt" style:text-scale="99%"/>
    </style:style>
    <style:style style:name="T43" style:family="text">
      <style:text-properties fo:color="#000000" style:font-name="Arial1" fo:font-size="12pt" style:font-size-asian="12pt" style:font-name-complex="Arial1" style:font-size-complex="12pt" style:text-scale="99%"/>
    </style:style>
    <style:style style:name="T44" style:family="text">
      <style:text-properties fo:color="#000000" style:font-name="Arial1" fo:font-size="10pt" style:font-size-asian="10pt" style:font-name-complex="Arial1" style:font-size-complex="10pt"/>
    </style:style>
    <style:style style:name="T45" style:family="text">
      <style:text-properties fo:color="#000000" style:font-name="Arial1" fo:font-size="11.1000003814697pt" style:font-size-asian="11.1000003814697pt" style:font-name-complex="Arial1" style:font-size-complex="11.1000003814697pt"/>
    </style:style>
    <style:style style:name="T46" style:family="text">
      <style:text-properties fo:color="#000000" style:font-name="Arial1" fo:font-size="16.6000003814697pt" style:font-size-asian="16.6000003814697pt" style:font-name-complex="Arial1" style:font-size-complex="16.6000003814697pt"/>
    </style:style>
    <style:style style:name="T47" style:family="text">
      <style:text-properties fo:color="#000000" style:font-name="Verdana1" fo:font-size="14.1000003814697pt" style:font-size-asian="14.1000003814697pt" style:font-name-complex="Verdana1" style:font-size-complex="14.1000003814697pt" style:text-scale="103%"/>
    </style:style>
    <style:style style:name="T48" style:family="text">
      <style:text-properties fo:color="#000000" style:font-name="Verdana1" fo:font-size="20.1000003814697pt" style:font-size-asian="20.1000003814697pt" style:font-name-complex="Verdana1" style:font-size-complex="20.1000003814697pt"/>
    </style:style>
    <style:style style:name="T49" style:family="text">
      <style:text-properties fo:color="#000000" style:font-name="TimesNewRoman1" fo:font-size="14.1000003814697pt" style:font-size-asian="14.1000003814697pt" style:font-name-complex="TimesNewRoman1" style:font-size-complex="14.1000003814697pt"/>
    </style:style>
    <style:style style:name="T50" style:family="text">
      <style:text-properties fo:color="#000000" style:font-name="Verdana1" fo:font-size="14.1000003814697pt" style:font-size-asian="14.1000003814697pt" style:font-name-complex="Verdana1" style:font-size-complex="14.1000003814697pt" style:text-scale="102%"/>
    </style:style>
    <style:style style:name="T51" style:family="text">
      <style:text-properties fo:color="#000000" style:font-name="Arial1" fo:font-size="13pt" style:font-size-asian="13pt" style:font-name-complex="Arial1" style:font-size-complex="13pt"/>
    </style:style>
    <style:style style:name="T52" style:family="text">
      <style:text-properties fo:font-size="12pt" style:font-size-asian="12pt" style:font-size-complex="12pt"/>
    </style:style>
    <style:style style:name="T53" style:family="text">
      <style:text-properties fo:color="#000000" style:font-name="Arial1" fo:font-size="10.6000003814697pt" style:font-size-asian="10.6000003814697pt" style:font-name-complex="Arial1" style:font-size-complex="10.6000003814697pt"/>
    </style:style>
    <style:style style:name="T54" style:family="text">
      <style:text-properties fo:color="#000000" style:font-name="Verdana1" fo:font-size="10pt" style:font-size-asian="10pt" style:font-name-complex="Verdana1" style:font-size-complex="10pt"/>
    </style:style>
    <style:style style:name="T55" style:family="text">
      <style:text-properties fo:color="#000000" style:font-name="TimesNewRoman1" fo:font-size="8.5pt" style:font-size-asian="8.5pt" style:font-name-complex="TimesNewRoman1" style:font-size-complex="8.5pt"/>
    </style:style>
    <style:style style:name="T56" style:family="text">
      <style:text-properties fo:color="#ff0000" style:font-name="TimesNewRomanPS1" fo:font-size="12pt" fo:font-weight="bold" style:font-size-asian="12pt" style:font-name-complex="TimesNewRomanPS1"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6.399cm" svg:height="0.471cm" svg:x="2.54cm" svg:y="1.274cm">
          <draw:text-box>
            <text:p text:style-name="P1"><text:span text:style-name="T1">En</text:span><text:span text:style-name="T1">gin</text:span><text:span text:style-name="T1">eeri</text:span><text:span text:style-name="T1">ng </text:span><text:span text:style-name="T1">Tec</text:span><text:span text:style-name="T1">hno</text:span><text:span text:style-name="T1">log</text:span><text:span text:style-name="T1">y </text:span><text:span text:style-name="T1">De</text:span><text:span text:style-name="T1">part</text:span><text:span text:style-name="T1">me</text:span><text:span text:style-name="T1">nt </text:span></text:p>
          </draw:text-box>
        </draw:frame>
        <draw:frame draw:style-name="gr1" draw:text-style-name="P2" draw:layer="layout" svg:width="4.007cm" svg:height="0.471cm" svg:x="2.54cm" svg:y="1.761cm">
          <draw:text-box>
            <text:p text:style-name="P1"><text:span text:style-name="T1">Col</text:span><text:span text:style-name="T1">leg</text:span><text:span text:style-name="T1">e of </text:span><text:span text:style-name="T1">Tec</text:span><text:span text:style-name="T1">hno</text:span><text:span text:style-name="T1">log</text:span><text:span text:style-name="T1">y </text:span></text:p>
          </draw:text-box>
        </draw:frame>
        <draw:frame draw:style-name="gr1" draw:text-style-name="P2" draw:layer="layout" svg:width="1.987cm" svg:height="0.471cm" svg:x="10.16cm" svg:y="1.274cm">
          <draw:text-box>
            <text:p text:style-name="P1"><text:span text:style-name="T1">EL</text:span><text:span text:style-name="T1">ET</text:span><text:span text:style-name="T1">340</text:span><text:span text:style-name="T1">3 </text:span></text:p>
          </draw:text-box>
        </draw:frame>
        <draw:frame draw:style-name="gr1" draw:text-style-name="P2" draw:layer="layout" svg:width="3.816cm" svg:height="0.471cm" svg:x="15.24cm" svg:y="1.274cm">
          <draw:text-box>
            <text:p text:style-name="P1"><text:span text:style-name="T1">Prel</text:span><text:span text:style-name="T1">ab </text:span><text:span text:style-name="T1">Mat</text:span><text:span text:style-name="T1">eria</text:span><text:span text:style-name="T1">l:La</text:span><text:span text:style-name="T1">b 6 </text:span></text:p>
          </draw:text-box>
        </draw:frame>
        <draw:frame draw:style-name="gr1" draw:text-style-name="P2" draw:layer="layout" svg:width="3.892cm" svg:height="0.471cm" svg:x="15.24cm" svg:y="1.761cm">
          <draw:text-box>
            <text:p text:style-name="P1"><text:span text:style-name="T1">Uni</text:span><text:span text:style-name="T1">ver</text:span><text:span text:style-name="T1">sity </text:span><text:span text:style-name="T1">of </text:span><text:span text:style-name="T1">Ho</text:span><text:span text:style-name="T1">ust</text:span><text:span text:style-name="T1">on </text:span></text:p>
          </draw:text-box>
        </draw:frame>
        <draw:frame draw:style-name="gr1" draw:text-style-name="P2" draw:layer="layout" svg:width="0.422cm" svg:height="0.471cm" svg:x="10.693cm" svg:y="25.7cm">
          <draw:text-box>
            <text:p text:style-name="P1"><text:span text:style-name="T1">1 </text:span></text:p>
          </draw:text-box>
        </draw:frame>
        <draw:frame draw:style-name="gr2" draw:text-style-name="P3" draw:layer="layout" svg:width="0.35cm" svg:height="0.39cm" svg:x="2.362cm" svg:y="0.978cm">
          <draw:text-box>
            <text:p text:style-name="P1"><text:span text:style-name="T2"><text:s/></text:span></text:p>
          </draw:text-box>
        </draw:frame>
        <draw:polygon draw:style-name="gr3" draw:text-style-name="P4" draw:layer="layout" svg:width="2.202cm" svg:height="2.203cm" svg:x="10.549cm" svg:y="9.348cm" svg:viewBox="0 0 2203 2204" draw:points="0,0 0,2204 2203,1102">
          <text:p/>
        </draw:polygon>
        <draw:path draw:style-name="gr4" draw:text-style-name="P4" draw:layer="layout" svg:width="3.586cm" svg:height="1.469cm" svg:x="9.858cm" svg:y="9.715cm" svg:viewBox="0 0 3587 1470" svg:d="M1060 1347h-205M815 123h204M937 0v205M693 0h-693M693 1470h-693M2895 734h692">
          <text:p/>
        </draw:path>
        <draw:polygon draw:style-name="gr5" draw:text-style-name="P5" draw:layer="layout" svg:width="0.122cm" svg:height="0.122cm" svg:x="9.346cm" svg:y="11.082cm" svg:viewBox="0 0 123 123" draw:points="42,0 0,0 0,41 0,71 6,97 18,116 42,123 72,116 98,97 116,71 123,41 116,18 98,5 72,2">
          <text:p/>
        </draw:polygon>
        <draw:path draw:style-name="gr6" draw:text-style-name="P4" draw:layer="layout" svg:width="0.47cm" svg:height="0.122cm" svg:x="9.346cm" svg:y="11.08cm" svg:viewBox="0 0 471 123" svg:d="M0 41v30l6 26 12 19 23 7 30-7 26-19 18-26 7-30-7-23-18-12-26-4-30-2h-41zM471 103h-368">
          <text:p/>
        </draw:path>
        <draw:frame draw:style-name="gr7" draw:text-style-name="P4" draw:layer="layout" svg:width="0.408cm" svg:height="0.53cm" svg:x="12.12cm" svg:y="13.979cm">
          <draw:image xlink:href="Pictures/100002010000003B0000004D5E79A37242BF4B27.png" xlink:type="simple" xlink:show="embed" xlink:actuate="onLoad" loext:mime-type="image/png">
            <text:p/>
          </draw:image>
        </draw:frame>
        <draw:polyline draw:style-name="gr8" draw:text-style-name="P4" draw:layer="layout" svg:width="1.101cm" svg:height="0.367cm" svg:x="11.283cm" svg:y="13.55cm" svg:viewBox="0 0 1102 368" draw:points="0,204 122,0 285,368 490,0 652,368 857,0 1019,368 1102,204">
          <text:p/>
        </draw:polyline>
        <draw:path draw:style-name="gr8" draw:text-style-name="P4" draw:layer="layout" svg:width="1.75cm" svg:height="0cm" svg:x="10.959cm" svg:y="26.995cm" svg:viewBox="0 0 1751 0" svg:d="M1427 0h324M326 0h-326">
          <text:p/>
        </draw:path>
        <draw:polyline draw:style-name="gr6" draw:text-style-name="P4" draw:layer="layout" svg:width="1.467cm" svg:height="2.568cm" svg:x="9.449cm" svg:y="11.183cm" svg:viewBox="0 0 1468 2569" draw:points="0,0 0,2569 1468,2569">
          <text:p/>
        </draw:polyline>
        <draw:frame draw:style-name="gr7" draw:text-style-name="P4" draw:layer="layout" svg:width="0.408cm" svg:height="0.53cm" svg:x="7.962cm" svg:y="11.409cm">
          <draw:image xlink:href="Pictures/100002010000003B0000004D5E79A37242BF4B27.png" xlink:type="simple" xlink:show="embed" xlink:actuate="onLoad" loext:mime-type="image/png">
            <text:p/>
          </draw:image>
        </draw:frame>
        <draw:polyline draw:style-name="gr8" draw:text-style-name="P4" draw:layer="layout" svg:width="1.101cm" svg:height="0.367cm" svg:x="7.247cm" svg:y="10.98cm" svg:viewBox="0 0 1102 368" draw:points="0,205 122,0 286,368 489,0 651,368 856,0 1019,368 1102,205">
          <text:p/>
        </draw:polyline>
        <draw:path draw:style-name="gr8" draw:text-style-name="P4" draw:layer="layout" svg:width="1.751cm" svg:height="0cm" svg:x="6.921cm" svg:y="25.412cm" svg:viewBox="0 0 1752 0" svg:d="M1427 0h325M326 0h-326">
          <text:p/>
        </draw:path>
        <draw:line draw:style-name="gr6" draw:text-style-name="P4" draw:layer="layout" svg:x1="8.717cm" svg:y1="11.184cm" svg:x2="9.45cm" svg:y2="11.184cm">
          <text:p/>
        </draw:line>
        <draw:path draw:style-name="gr4" draw:text-style-name="P4" draw:layer="layout" svg:width="0.693cm" svg:height="0.569cm" svg:x="8.348cm" svg:y="8.001cm" svg:viewBox="0 0 694 570" svg:d="M0 245h694M122 123h449M243 0h206M368 245v325">
          <text:p/>
        </draw:path>
        <draw:polyline draw:style-name="gr6" draw:text-style-name="P4" draw:layer="layout" svg:width="1.101cm" svg:height="1.1cm" svg:x="8.715cm" svg:y="8.613cm" svg:viewBox="0 0 1102 1101" draw:points="0,0 0,1101 1102,1101">
          <text:p/>
        </draw:polyline>
        <draw:path draw:style-name="gr4" draw:text-style-name="P4" draw:layer="layout" svg:width="0.939cm" svg:height="0.326cm" svg:x="5.656cm" svg:y="11.959cm" svg:viewBox="0 0 940 327" svg:d="M0 327h940M492 327v-327">
          <text:p/>
        </draw:path>
        <draw:polyline draw:style-name="gr6" draw:text-style-name="P4" draw:layer="layout" svg:width="0.733cm" svg:height="0.733cm" svg:x="6.147cm" svg:y="11.183cm" svg:viewBox="0 0 734 734" draw:points="734,0 0,0 0,734">
          <text:p/>
        </draw:polyline>
        <draw:path draw:style-name="gr4" draw:text-style-name="P4" draw:layer="layout" svg:width="0.693cm" svg:height="1.713cm" svg:x="5.782cm" svg:y="13.019cm" svg:viewBox="0 0 694 1714" svg:d="M0 1467h694M122 1592h448M244 1714h205M367 1467v-326M122 0h448M367 0v324">
          <text:p/>
        </draw:path>
        <draw:line draw:style-name="gr6" draw:text-style-name="P4" draw:layer="layout" svg:x1="6.148cm" svg:y1="13.386cm" svg:x2="6.148cm" svg:y2="14.121cm">
          <text:p/>
        </draw:line>
        <draw:polygon draw:style-name="gr5" draw:text-style-name="P5" draw:layer="layout" svg:width="0.123cm" svg:height="0.122cm" svg:x="13.749cm" svg:y="10.346cm" svg:viewBox="0 0 124 123" draw:points="41,0 0,0 0,41 0,71 5,96 18,115 41,123 72,115 98,96 117,71 124,41 117,18 98,6 72,0">
          <text:p/>
        </draw:polygon>
        <draw:path draw:style-name="gr6" draw:text-style-name="P4" draw:layer="layout" svg:width="1.12cm" svg:height="3.405cm" svg:x="12.752cm" svg:y="10.348cm" svg:viewBox="0 0 1121 3406" svg:d="M998 41v30l5 24 13 20 23 7 31-7 25-20 19-24 7-30-7-23-19-12-25-6h-31-41zM0 3406h1102v-3305M1102 101h-369">
          <text:p/>
        </draw:path>
        <draw:polygon draw:style-name="gr5" draw:text-style-name="P5" draw:layer="layout" svg:width="0.123cm" svg:height="0.122cm" svg:x="15.217cm" svg:y="10.346cm" svg:viewBox="0 0 124 123" draw:points="40,0 0,0 0,41 0,71 5,96 17,115 40,123 70,115 98,96 117,71 124,41 117,18 98,6 70,0">
          <text:p/>
        </draw:polygon>
        <draw:path draw:style-name="gr6" draw:text-style-name="P4" draw:layer="layout" svg:width="1.487cm" svg:height="0.122cm" svg:x="13.851cm" svg:y="10.348cm" svg:viewBox="0 0 1488 123" svg:d="M1365 41v30l5 24 12 20 23 8 30-8 27-20 19-24 7-30-7-23-19-12-27-6h-30-40zM1467 101h-1467">
          <text:p/>
        </draw:path>
        <draw:frame draw:style-name="gr2" draw:text-style-name="P3" draw:layer="layout" svg:width="0.35cm" svg:height="0.39cm" svg:x="2.362cm" svg:y="25.739cm">
          <draw:text-box>
            <text:p text:style-name="P1"><text:span text:style-name="T2"><text:s/></text:span></text:p>
          </draw:text-box>
        </draw:frame>
        <draw:frame draw:style-name="gr9" draw:text-style-name="P6" draw:layer="layout" svg:width="0.228cm" svg:height="0.255cm" svg:x="2.362cm" svg:y="2.777cm">
          <draw:text-box>
            <text:p text:style-name="P1"><text:span text:style-name="T3"><text:s/></text:span></text:p>
          </draw:text-box>
        </draw:frame>
        <draw:frame draw:style-name="gr10" draw:text-style-name="P7" draw:layer="layout" svg:width="2.322cm" svg:height="0.581cm" svg:x="2.54cm" svg:y="3.189cm">
          <draw:text-box>
            <text:p text:style-name="P1"><text:span text:style-name="T4">N</text:span><text:span text:style-name="T4">a</text:span><text:span text:style-name="T4">m</text:span><text:span text:style-name="T4">e: </text:span><text:span text:style-name="T4"><text:s text:c="2"/></text:span></text:p>
          </draw:text-box>
        </draw:frame>
        <draw:polygon draw:style-name="gr11" draw:text-style-name="P8" draw:layer="layout" svg:width="14.274cm" svg:height="-0.001cm" draw:transform="rotate (-3.14159265358979) translate (18.741cm 3.796cm)" svg:viewBox="0 0 14275 0" draw:points="14275,0 0,0 0,0">
          <text:p/>
        </draw:polygon>
        <draw:frame draw:style-name="gr10" draw:text-style-name="P7" draw:layer="layout" svg:width="0.494cm" svg:height="0.581cm" svg:x="11.799cm" svg:y="3.189cm">
          <draw:text-box>
            <text:p text:style-name="P1"><text:span text:style-name="T4"><text:s/></text:span></text:p>
          </draw:text-box>
        </draw:frame>
        <draw:frame draw:style-name="gr2" draw:text-style-name="P3" draw:layer="layout" svg:width="0.35cm" svg:height="0.412cm" svg:x="2.362cm" svg:y="3.763cm">
          <draw:text-box>
            <text:p text:style-name="P1"><text:span text:style-name="T5"><text:s/></text:span></text:p>
          </draw:text-box>
        </draw:frame>
        <draw:frame draw:style-name="gr10" draw:text-style-name="P7" draw:layer="layout" svg:width="15.504cm" svg:height="0.581cm" svg:x="2.417cm" svg:y="4.329cm">
          <draw:text-box>
            <text:p text:style-name="P1"><text:span text:style-name="T4">Ex</text:span><text:span text:style-name="T4">p</text:span><text:span text:style-name="T4">er</text:span><text:span text:style-name="T4">i</text:span><text:span text:style-name="T4">m</text:span><text:span text:style-name="T4">e</text:span><text:span text:style-name="T4">nt </text:span><text:span text:style-name="T4">6 </text:span><text:span text:style-name="T4">V</text:span><text:span text:style-name="T4">ol</text:span><text:span text:style-name="T4">ta</text:span><text:span text:style-name="T4">g</text:span><text:span text:style-name="T4">e </text:span><text:span text:style-name="T4">C</text:span><text:span text:style-name="T4">o</text:span><text:span text:style-name="T4">nt</text:span><text:span text:style-name="T4">ro</text:span><text:span text:style-name="T4">ll</text:span><text:span text:style-name="T4">e</text:span><text:span text:style-name="T4">d </text:span><text:span text:style-name="T4">S</text:span><text:span text:style-name="T4">o</text:span><text:span text:style-name="T4">ur</text:span><text:span text:style-name="T4">ce</text:span><text:span text:style-name="T4">, </text:span><text:span text:style-name="T4">C</text:span><text:span text:style-name="T4">C</text:span><text:span text:style-name="T4">V</text:span><text:span text:style-name="T4">S, </text:span><text:span text:style-name="T4">Li</text:span><text:span text:style-name="T4">n</text:span><text:span text:style-name="T4">e</text:span><text:span text:style-name="T4">ar </text:span><text:span text:style-name="T4"><text:s/></text:span></text:p>
          </draw:text-box>
        </draw:frame>
        <draw:frame draw:style-name="gr10" draw:text-style-name="P7" draw:layer="layout" svg:width="8.943cm" svg:height="0.581cm" svg:x="2.374cm" svg:y="4.964cm">
          <draw:text-box>
            <text:p text:style-name="P1"><text:span text:style-name="T4">C</text:span><text:span text:style-name="T4">o</text:span><text:span text:style-name="T4">m</text:span><text:span text:style-name="T4">bi</text:span><text:span text:style-name="T4">n</text:span><text:span text:style-name="T4">at</text:span><text:span text:style-name="T4">io</text:span><text:span text:style-name="T4">n </text:span><text:span text:style-name="T4">(S</text:span><text:span text:style-name="T4">u</text:span><text:span text:style-name="T4">m</text:span><text:span text:style-name="T4">m</text:span><text:span text:style-name="T4">in</text:span><text:span text:style-name="T4">g) </text:span><text:span text:style-name="T4">Ci</text:span><text:span text:style-name="T4">rc</text:span><text:span text:style-name="T4">ui</text:span><text:span text:style-name="T4">t </text:span></text:p>
          </draw:text-box>
        </draw:frame>
        <draw:frame draw:style-name="gr12" draw:text-style-name="P9" draw:layer="layout" svg:width="0.528cm" svg:height="0.615cm" svg:x="2.362cm" svg:y="5.461cm">
          <draw:text-box>
            <text:p text:style-name="P1"><text:span text:style-name="T6"><text:s/></text:span></text:p>
          </draw:text-box>
        </draw:frame>
        <draw:frame draw:style-name="gr13" draw:text-style-name="P2" draw:layer="layout" svg:width="0.455cm" svg:height="0.497cm" svg:x="2.54cm" svg:y="6.423cm">
          <draw:text-box>
            <text:p text:style-name="P1"><text:span text:style-name="T7">1.</text:span></text:p>
          </draw:text-box>
        </draw:frame>
        <draw:frame draw:style-name="gr14" draw:text-style-name="P2" draw:layer="layout" svg:width="0.418cm" svg:height="0.475cm" svg:x="2.841cm" svg:y="6.433cm">
          <draw:text-box>
            <text:p text:style-name="P1"><text:span text:style-name="T8"><text:s/></text:span></text:p>
          </draw:text-box>
        </draw:frame>
        <draw:frame draw:style-name="gr1" draw:text-style-name="P2" draw:layer="layout" svg:width="6.238cm" svg:height="0.497cm" svg:x="3.107cm" svg:y="6.423cm">
          <draw:text-box>
            <text:p text:style-name="P1"><text:span text:style-name="T9">In</text:span><text:span text:style-name="T9">ve</text:span><text:span text:style-name="T9">rti</text:span><text:span text:style-name="T9">ng </text:span><text:span text:style-name="T9">Op </text:span><text:span text:style-name="T9">A</text:span><text:span text:style-name="T9">m</text:span><text:span text:style-name="T9">p </text:span><text:span text:style-name="T9">Cir</text:span><text:span text:style-name="T9">cui</text:span><text:span text:style-name="T9">t: </text:span></text:p>
          </draw:text-box>
        </draw:frame>
        <draw:frame draw:style-name="gr1" draw:text-style-name="P2" draw:layer="layout" svg:width="9.396cm" svg:height="0.471cm" svg:x="9.287cm" svg:y="6.421cm">
          <draw:text-box>
            <text:p text:style-name="P1"><text:span text:style-name="T1">For </text:span><text:span text:style-name="T1">the </text:span><text:span text:style-name="T1">circ</text:span><text:span text:style-name="T1">uit </text:span><text:span text:style-name="T1">sho</text:span><text:span text:style-name="T1">wn </text:span><text:span text:style-name="T1">bel</text:span><text:span text:style-name="T1">ow, </text:span><text:span text:style-name="T1">calc</text:span><text:span text:style-name="T1">ulat</text:span><text:span text:style-name="T1">e </text:span><text:span text:style-name="T1">the </text:span><text:span text:style-name="T1">liste</text:span><text:span text:style-name="T1">d </text:span><text:span text:style-name="T1">circ</text:span><text:span text:style-name="T1">uit </text:span></text:p>
          </draw:text-box>
        </draw:frame>
        <draw:frame draw:style-name="gr1" draw:text-style-name="P2" draw:layer="layout" svg:width="8.075cm" svg:height="0.471cm" svg:x="3.062cm" svg:y="7.033cm">
          <draw:text-box>
            <text:p text:style-name="P1"><text:span text:style-name="T1">par</text:span><text:span text:style-name="T1">am</text:span><text:span text:style-name="T1">eter</text:span><text:span text:style-name="T1">s </text:span><text:span text:style-name="T1">and </text:span><text:span text:style-name="T1">the </text:span><text:span text:style-name="T1">gai</text:span><text:span text:style-name="T1">n of </text:span><text:span text:style-name="T1">the </text:span><text:span text:style-name="T1">Op </text:span><text:span text:style-name="T1">Am</text:span><text:span text:style-name="T1">p </text:span><text:span text:style-name="T1">circ</text:span><text:span text:style-name="T1">uit. </text:span></text:p>
          </draw:text-box>
        </draw:frame>
        <draw:frame draw:style-name="gr2" draw:text-style-name="P3" draw:layer="layout" svg:width="0.35cm" svg:height="0.39cm" svg:x="2.362cm" svg:y="7.413cm">
          <draw:text-box>
            <text:p text:style-name="P1"><text:span text:style-name="T2"><text:s/></text:span></text:p>
          </draw:text-box>
        </draw:frame>
        <draw:frame draw:style-name="gr2" draw:text-style-name="P3" draw:layer="layout" svg:width="0.35cm" svg:height="0.39cm" svg:x="2.362cm" svg:y="7.819cm">
          <draw:text-box>
            <text:p text:style-name="P1"><text:span text:style-name="T2"><text:s/></text:span></text:p>
          </draw:text-box>
        </draw:frame>
        <draw:frame draw:style-name="gr2" draw:text-style-name="P3" draw:layer="layout" svg:width="0.35cm" svg:height="0.39cm" svg:x="2.362cm" svg:y="8.226cm">
          <draw:text-box>
            <text:p text:style-name="P1"><text:span text:style-name="T2"><text:s/></text:span></text:p>
          </draw:text-box>
        </draw:frame>
        <draw:frame draw:style-name="gr12" draw:text-style-name="P9" draw:layer="layout" svg:width="0.98cm" svg:height="0.615cm" svg:x="9.322cm" svg:y="9.004cm">
          <draw:text-box>
            <text:p text:style-name="P1"><text:span text:style-name="T10">V</text:span><text:span text:style-name="T10">+ </text:span></text:p>
          </draw:text-box>
        </draw:frame>
        <draw:frame draw:style-name="gr15" draw:text-style-name="P10" draw:layer="layout" svg:width="0.723cm" svg:height="0.843cm" svg:x="2.362cm" svg:y="9.666cm">
          <draw:text-box>
            <text:p text:style-name="P1"><text:span text:style-name="T11"><text:s/></text:span></text:p>
          </draw:text-box>
        </draw:frame>
        <draw:frame draw:style-name="gr16" draw:text-style-name="P11" draw:layer="layout" svg:width="0.688cm" svg:height="0.492cm" svg:x="7.557cm" svg:y="10.502cm">
          <draw:text-box>
            <text:p text:style-name="P1"><text:span text:style-name="T12">R1 </text:span></text:p>
          </draw:text-box>
        </draw:frame>
        <draw:frame draw:style-name="gr12" draw:text-style-name="P9" draw:layer="layout" svg:width="0.557cm" svg:height="0.615cm" svg:x="9.555cm" svg:y="10.605cm">
          <draw:text-box>
            <text:p text:style-name="P1"><text:span text:style-name="T10">V-</text:span></text:p>
          </draw:text-box>
        </draw:frame>
        <draw:frame draw:style-name="gr12" draw:text-style-name="P9" draw:layer="layout" svg:width="0.528cm" svg:height="0.615cm" svg:x="10.164cm" svg:y="10.41cm">
          <draw:text-box>
            <text:p text:style-name="P1"><text:span text:style-name="T10"><text:s/></text:span></text:p>
          </draw:text-box>
        </draw:frame>
        <draw:frame draw:style-name="gr10" draw:text-style-name="P7" draw:layer="layout" svg:width="0.494cm" svg:height="0.581cm" svg:x="10.236cm" svg:y="8.655cm">
          <draw:text-box>
            <text:p text:style-name="P1"><text:span text:style-name="T13"><text:s/></text:span></text:p>
          </draw:text-box>
        </draw:frame>
        <draw:frame draw:style-name="gr10" draw:text-style-name="P7" draw:layer="layout" svg:width="0.494cm" svg:height="0.581cm" svg:x="10.236cm" svg:y="9.256cm">
          <draw:text-box>
            <text:p text:style-name="P1"><text:span text:style-name="T13"><text:s/></text:span></text:p>
          </draw:text-box>
        </draw:frame>
        <draw:frame draw:style-name="gr1" draw:text-style-name="P2" draw:layer="layout" svg:width="0.422cm" svg:height="0.497cm" svg:x="10.236cm" svg:y="9.852cm">
          <draw:text-box>
            <text:p text:style-name="P1"><text:span text:style-name="T14"><text:s/></text:span></text:p>
          </draw:text-box>
        </draw:frame>
        <draw:frame draw:style-name="gr16" draw:text-style-name="P11" draw:layer="layout" svg:width="1.327cm" svg:height="0.492cm" svg:x="10.655cm" svg:y="10.346cm">
          <draw:text-box>
            <text:p text:style-name="P1"><text:span text:style-name="T15">Ide</text:span><text:span text:style-name="T15">al_ </text:span></text:p>
          </draw:text-box>
        </draw:frame>
        <draw:frame draw:style-name="gr12" draw:text-style-name="P9" draw:layer="layout" svg:width="0.528cm" svg:height="0.589cm" svg:x="11.875cm" svg:y="8.635cm">
          <draw:text-box>
            <text:p text:style-name="P1"><text:span text:style-name="T16"><text:s/></text:span></text:p>
          </draw:text-box>
        </draw:frame>
        <draw:frame draw:style-name="gr12" draw:text-style-name="P9" draw:layer="layout" svg:width="1.399cm" svg:height="0.615cm" svg:x="14.973cm" svg:y="9.652cm">
          <draw:text-box>
            <text:p text:style-name="P1"><text:span text:style-name="T10">V</text:span><text:span text:style-name="T10">ou</text:span><text:span text:style-name="T10">t </text:span></text:p>
          </draw:text-box>
        </draw:frame>
        <draw:frame draw:style-name="gr16" draw:text-style-name="P11" draw:layer="layout" svg:width="0.836cm" svg:height="0.492cm" svg:x="7.264cm" svg:y="11.489cm">
          <draw:text-box>
            <text:p text:style-name="P1"><text:span text:style-name="T12">10</text:span><text:span text:style-name="T12">k </text:span></text:p>
          </draw:text-box>
        </draw:frame>
        <draw:frame draw:style-name="gr16" draw:text-style-name="P11" draw:layer="layout" svg:width="0.662cm" svg:height="0.492cm" svg:x="6.697cm" svg:y="11.98cm">
          <draw:text-box>
            <text:p text:style-name="P1"><text:span text:style-name="T15">V1 </text:span></text:p>
          </draw:text-box>
        </draw:frame>
        <draw:frame draw:style-name="gr17" draw:text-style-name="P12" draw:layer="layout" svg:width="0.054cm" svg:height="0.065cm" svg:x="2.362cm" svg:y="12.472cm">
          <draw:text-box>
            <text:p text:style-name="P1"><text:span text:style-name="T17"><text:s/></text:span></text:p>
          </draw:text-box>
        </draw:frame>
        <draw:frame draw:style-name="gr18" draw:text-style-name="P13" draw:layer="layout" svg:width="0.033cm" svg:height="0.039cm" svg:x="6.384cm" svg:y="12.542cm">
          <draw:text-box>
            <text:p text:style-name="P1"><text:span text:style-name="T18"><text:s/></text:span></text:p>
          </draw:text-box>
        </draw:frame>
        <draw:frame draw:style-name="gr16" draw:text-style-name="P11" draw:layer="layout" svg:width="0.785cm" svg:height="0.492cm" svg:x="6.71cm" svg:y="12.484cm">
          <draw:text-box>
            <text:p text:style-name="P1"><text:span text:style-name="T15">1 V </text:span></text:p>
          </draw:text-box>
        </draw:frame>
        <draw:frame draw:style-name="gr19" draw:text-style-name="P14" draw:layer="layout" svg:width="0.405cm" svg:height="0.454cm" svg:x="8.052cm" svg:y="11.223cm">
          <draw:text-box>
            <text:p text:style-name="P1"><text:span text:style-name="T19"><text:s/></text:span></text:p>
          </draw:text-box>
        </draw:frame>
        <draw:frame draw:style-name="gr16" draw:text-style-name="P11" draw:layer="layout" svg:width="4.578cm" svg:height="0.492cm" svg:x="9.512cm" svg:y="11.696cm">
          <draw:text-box>
            <text:p text:style-name="P1"><text:span text:style-name="T15">OP</text:span><text:span text:style-name="T15">AM</text:span><text:span text:style-name="T15">P_</text:span><text:span text:style-name="T15">3T</text:span><text:span text:style-name="T15">_VI</text:span><text:span text:style-name="T15">RT</text:span><text:span text:style-name="T15">UA</text:span><text:span text:style-name="T15">L </text:span></text:p>
          </draw:text-box>
        </draw:frame>
        <draw:frame draw:style-name="gr15" draw:text-style-name="P10" draw:layer="layout" svg:width="0.723cm" svg:height="0.81cm" svg:x="8.052cm" svg:y="12.218cm">
          <draw:text-box>
            <text:p text:style-name="P1"><text:span text:style-name="T20"><text:s/></text:span></text:p>
          </draw:text-box>
        </draw:frame>
        <draw:frame draw:style-name="gr16" draw:text-style-name="P11" draw:layer="layout" svg:width="0.565cm" svg:height="0.492cm" svg:x="11.519cm" svg:y="13.042cm">
          <draw:text-box>
            <text:p text:style-name="P1"><text:span text:style-name="T12">Rf </text:span></text:p>
          </draw:text-box>
        </draw:frame>
        <draw:frame draw:style-name="gr16" draw:text-style-name="P11" draw:layer="layout" svg:width="1.082cm" svg:height="0.492cm" svg:x="11.184cm" svg:y="14.062cm">
          <draw:text-box>
            <text:p text:style-name="P1"><text:span text:style-name="T12">10</text:span><text:span text:style-name="T12">0k</text:span><text:span text:style-name="T15"> </text:span></text:p>
          </draw:text-box>
        </draw:frame>
        <draw:frame draw:style-name="gr20" draw:text-style-name="P2" draw:layer="layout" svg:width="0.401cm" svg:height="0.471cm" svg:x="4.428cm" svg:y="15.278cm">
          <draw:text-box>
            <text:p text:style-name="P1"><text:span text:style-name="T21">a.</text:span></text:p>
          </draw:text-box>
        </draw:frame>
        <draw:frame draw:style-name="gr21" draw:text-style-name="P2" draw:layer="layout" svg:width="0.408cm" svg:height="0.475cm" svg:x="4.707cm" svg:y="15.272cm">
          <draw:text-box>
            <text:p text:style-name="P1"><text:span text:style-name="T22"><text:s/></text:span></text:p>
          </draw:text-box>
        </draw:frame>
        <draw:frame draw:style-name="gr1" draw:text-style-name="P2" draw:layer="layout" svg:width="0.422cm" svg:height="0.471cm" svg:x="4.826cm" svg:y="15.278cm">
          <draw:text-box>
            <text:p text:style-name="P1"><text:span text:style-name="T1">V</text:span></text:p>
          </draw:text-box>
        </draw:frame>
        <draw:frame draw:style-name="gr22" draw:text-style-name="P15" draw:layer="layout" svg:width="0.336cm" svg:height="0.314cm" svg:x="5.131cm" svg:y="15.436cm">
          <draw:text-box>
            <text:p text:style-name="P1"><text:span text:style-name="T23">R1</text:span></text:p>
          </draw:text-box>
        </draw:frame>
        <draw:frame draw:style-name="gr1" draw:text-style-name="P2" draw:layer="layout" svg:width="0.422cm" svg:height="0.471cm" svg:x="5.465cm" svg:y="15.278cm">
          <draw:text-box>
            <text:p text:style-name="P1"><text:span text:style-name="T1">: <text:s/></text:span></text:p>
          </draw:text-box>
        </draw:frame>
        <draw:frame draw:style-name="gr1" draw:text-style-name="P2" draw:layer="layout" svg:width="0.422cm" svg:height="0.471cm" svg:x="9.589cm" svg:y="15.278cm">
          <draw:text-box>
            <text:p text:style-name="P1"><text:span text:style-name="T1"><text:s/></text:span></text:p>
          </draw:text-box>
        </draw:frame>
        <draw:frame draw:style-name="gr1" draw:text-style-name="P2" draw:layer="layout" svg:width="0.73cm" svg:height="0.471cm" svg:x="12.048cm" svg:y="15.278cm">
          <draw:text-box>
            <text:p text:style-name="P1"><text:span text:style-name="T1">b. </text:span><text:span text:style-name="T1">V</text:span></text:p>
          </draw:text-box>
        </draw:frame>
        <draw:frame draw:style-name="gr22" draw:text-style-name="P15" draw:layer="layout" svg:width="0.349cm" svg:height="0.314cm" svg:x="12.759cm" svg:y="15.436cm">
          <draw:text-box>
            <text:p text:style-name="P1"><text:span text:style-name="T23">RF</text:span></text:p>
          </draw:text-box>
        </draw:frame>
        <draw:frame draw:style-name="gr1" draw:text-style-name="P2" draw:layer="layout" svg:width="0.438cm" svg:height="0.471cm" svg:x="13.102cm" svg:y="15.278cm">
          <draw:text-box>
            <text:p text:style-name="P1"><text:span text:style-name="T1">: <text:s text:c="2"/></text:span></text:p>
          </draw:text-box>
        </draw:frame>
        <draw:polygon draw:style-name="gr23" draw:text-style-name="P16" draw:layer="layout" svg:width="4.005cm" svg:height="0.021cm" svg:x="5.583cm" svg:y="15.701cm" svg:viewBox="0 0 4006 22" draw:points="0,22 4006,22 4006,0 0,0">
          <text:p/>
        </draw:polygon>
        <draw:polygon draw:style-name="gr23" draw:text-style-name="P16" draw:layer="layout" svg:width="3.929cm" svg:height="0.021cm" svg:x="13.326cm" svg:y="15.701cm" svg:viewBox="0 0 3930 22" draw:points="0,22 3930,22 3930,0 0,0">
          <text:p/>
        </draw:polygon>
        <draw:frame draw:style-name="gr1" draw:text-style-name="P2" draw:layer="layout" svg:width="0.422cm" svg:height="0.471cm" svg:x="17.255cm" svg:y="15.278cm">
          <draw:text-box>
            <text:p text:style-name="P1"><text:span text:style-name="T1"><text:s/></text:span></text:p>
          </draw:text-box>
        </draw:frame>
        <draw:frame draw:style-name="gr2" draw:text-style-name="P3" draw:layer="layout" svg:width="0.35cm" svg:height="0.39cm" svg:x="2.362cm" svg:y="15.769cm">
          <draw:text-box>
            <text:p text:style-name="P1"><text:span text:style-name="T2"><text:s/></text:span></text:p>
          </draw:text-box>
        </draw:frame>
        <draw:frame draw:style-name="gr2" draw:text-style-name="P3" draw:layer="layout" svg:width="0.35cm" svg:height="0.39cm" svg:x="2.362cm" svg:y="16.176cm">
          <draw:text-box>
            <text:p text:style-name="P1"><text:span text:style-name="T2"><text:s/></text:span></text:p>
          </draw:text-box>
        </draw:frame>
        <draw:frame draw:style-name="gr1" draw:text-style-name="P2" draw:layer="layout" svg:width="0.705cm" svg:height="0.471cm" svg:x="4.534cm" svg:y="16.738cm">
          <draw:text-box>
            <text:p text:style-name="P1"><text:span text:style-name="T1">c. </text:span><text:span text:style-name="T1">V</text:span></text:p>
          </draw:text-box>
        </draw:frame>
        <draw:frame draw:style-name="gr22" draw:text-style-name="P15" draw:layer="layout" svg:width="0.283cm" svg:height="0.314cm" svg:x="5.232cm" svg:y="16.897cm">
          <draw:text-box>
            <text:p text:style-name="P1"><text:span text:style-name="T23">+</text:span></text:p>
          </draw:text-box>
        </draw:frame>
        <draw:frame draw:style-name="gr1" draw:text-style-name="P2" draw:layer="layout" svg:width="0.422cm" svg:height="0.471cm" svg:x="5.393cm" svg:y="16.738cm">
          <draw:text-box>
            <text:p text:style-name="P1"><text:span text:style-name="T1">: <text:s/></text:span></text:p>
          </draw:text-box>
        </draw:frame>
        <draw:frame draw:style-name="gr1" draw:text-style-name="P2" draw:layer="layout" svg:width="0.422cm" svg:height="0.471cm" svg:x="9.529cm" svg:y="16.738cm">
          <draw:text-box>
            <text:p text:style-name="P1"><text:span text:style-name="T1"><text:s/></text:span></text:p>
          </draw:text-box>
        </draw:frame>
        <draw:frame draw:style-name="gr1" draw:text-style-name="P2" draw:layer="layout" svg:width="1.306cm" svg:height="0.471cm" svg:x="12.154cm" svg:y="16.738cm">
          <draw:text-box>
            <text:p text:style-name="P1"><text:span text:style-name="T1">d. </text:span><text:span text:style-name="T1">V-: <text:s/></text:span><text:span text:style-name="T1"><text:s/></text:span></text:p>
          </draw:text-box>
        </draw:frame>
        <draw:polygon draw:style-name="gr23" draw:text-style-name="P16" draw:layer="layout" svg:width="4.018cm" svg:height="0.022cm" svg:x="5.511cm" svg:y="17.161cm" svg:viewBox="0 0 4019 23" draw:points="0,23 4019,23 4019,0 0,0">
          <text:p/>
        </draw:polygon>
        <draw:polygon draw:style-name="gr23" draw:text-style-name="P16" draw:layer="layout" svg:width="3.912cm" svg:height="0.022cm" svg:x="13.241cm" svg:y="17.161cm" svg:viewBox="0 0 3913 23" draw:points="0,23 3913,23 3913,0 0,0">
          <text:p/>
        </draw:polygon>
        <draw:frame draw:style-name="gr1" draw:text-style-name="P2" draw:layer="layout" svg:width="0.422cm" svg:height="0.471cm" svg:x="17.153cm" svg:y="16.738cm">
          <draw:text-box>
            <text:p text:style-name="P1"><text:span text:style-name="T1"><text:s/></text:span></text:p>
          </draw:text-box>
        </draw:frame>
        <draw:frame draw:style-name="gr2" draw:text-style-name="P3" draw:layer="layout" svg:width="0.35cm" svg:height="0.39cm" svg:x="2.362cm" svg:y="17.23cm">
          <draw:text-box>
            <text:p text:style-name="P1"><text:span text:style-name="T2"><text:s/></text:span></text:p>
          </draw:text-box>
        </draw:frame>
        <draw:frame draw:style-name="gr2" draw:text-style-name="P3" draw:layer="layout" svg:width="0.35cm" svg:height="0.39cm" svg:x="2.362cm" svg:y="17.632cm">
          <draw:text-box>
            <text:p text:style-name="P1"><text:span text:style-name="T2"><text:s/></text:span></text:p>
          </draw:text-box>
        </draw:frame>
        <draw:frame draw:style-name="gr1" draw:text-style-name="P2" draw:layer="layout" svg:width="1.115cm" svg:height="0.471cm" svg:x="4.458cm" svg:y="18.194cm">
          <draw:text-box>
            <text:p text:style-name="P1"><text:span text:style-name="T1">e. </text:span><text:span text:style-name="T1">I-: <text:s text:c="2"/></text:span></text:p>
          </draw:text-box>
        </draw:frame>
        <draw:polygon draw:style-name="gr23" draw:text-style-name="P16" draw:layer="layout" svg:width="3.911cm" svg:height="0.021cm" svg:x="5.355cm" svg:y="18.618cm" svg:viewBox="0 0 3912 22" draw:points="0,22 3912,22 3912,0 0,0">
          <text:p/>
        </draw:polygon>
        <draw:frame draw:style-name="gr1" draw:text-style-name="P2" draw:layer="layout" svg:width="0.422cm" svg:height="0.471cm" svg:x="9.267cm" svg:y="18.194cm">
          <draw:text-box>
            <text:p text:style-name="P1"><text:span text:style-name="T1"><text:s/></text:span></text:p>
          </draw:text-box>
        </draw:frame>
        <draw:frame draw:style-name="gr24" draw:text-style-name="P17" draw:layer="layout" svg:width="0.562cm" svg:height="0.628cm" svg:x="2.362cm" svg:y="18.705cm">
          <draw:text-box>
            <text:p text:style-name="P1"><text:span text:style-name="T24"><text:s/></text:span></text:p>
          </draw:text-box>
        </draw:frame>
        <draw:frame draw:style-name="gr1" draw:text-style-name="P2" draw:layer="layout" svg:width="0.565cm" svg:height="0.471cm" svg:x="4.449cm" svg:y="19.346cm">
          <draw:text-box>
            <text:p text:style-name="P1"><text:span text:style-name="T1">g. I</text:span></text:p>
          </draw:text-box>
        </draw:frame>
        <draw:frame draw:style-name="gr22" draw:text-style-name="P15" draw:layer="layout" svg:width="0.349cm" svg:height="0.314cm" svg:x="4.991cm" svg:y="19.504cm">
          <draw:text-box>
            <text:p text:style-name="P1"><text:span text:style-name="T23">RF</text:span></text:p>
          </draw:text-box>
        </draw:frame>
        <draw:frame draw:style-name="gr1" draw:text-style-name="P2" draw:layer="layout" svg:width="0.438cm" svg:height="0.471cm" svg:x="5.338cm" svg:y="19.346cm">
          <draw:text-box>
            <text:p text:style-name="P1"><text:span text:style-name="T1">: <text:s text:c="2"/></text:span></text:p>
          </draw:text-box>
        </draw:frame>
        <draw:polygon draw:style-name="gr23" draw:text-style-name="P16" draw:layer="layout" svg:width="3.924cm" svg:height="0.021cm" svg:x="5.562cm" svg:y="19.769cm" svg:viewBox="0 0 3925 22" draw:points="0,22 3925,22 3925,0 0,0">
          <text:p/>
        </draw:polygon>
        <draw:frame draw:style-name="gr1" draw:text-style-name="P2" draw:layer="layout" svg:width="0.422cm" svg:height="0.471cm" svg:x="9.487cm" svg:y="19.346cm">
          <draw:text-box>
            <text:p text:style-name="P1"><text:span text:style-name="T1"><text:s/></text:span></text:p>
          </draw:text-box>
        </draw:frame>
        <draw:frame draw:style-name="gr1" draw:text-style-name="P2" draw:layer="layout" svg:width="0.764cm" svg:height="0.471cm" svg:x="12.082cm" svg:y="18.144cm">
          <draw:text-box>
            <text:p text:style-name="P1"><text:span text:style-name="T1">f. V </text:span></text:p>
          </draw:text-box>
        </draw:frame>
        <draw:frame draw:style-name="gr1" draw:text-style-name="P2" draw:layer="layout" svg:width="0.438cm" svg:height="0.471cm" svg:x="13.098cm" svg:y="18.144cm">
          <draw:text-box>
            <text:p text:style-name="P1"><text:span text:style-name="T1">: <text:s text:c="2"/></text:span></text:p>
          </draw:text-box>
        </draw:frame>
        <draw:polygon draw:style-name="gr23" draw:text-style-name="P16" draw:layer="layout" svg:width="3.907cm" svg:height="0.021cm" svg:x="13.322cm" svg:y="18.567cm" svg:viewBox="0 0 3908 22" draw:points="0,22 3908,22 3908,0 0,0">
          <text:p/>
        </draw:polygon>
        <draw:frame draw:style-name="gr1" draw:text-style-name="P2" draw:layer="layout" svg:width="0.422cm" svg:height="0.471cm" svg:x="17.23cm" svg:y="18.144cm">
          <draw:text-box>
            <text:p text:style-name="P1"><text:span text:style-name="T1"><text:s/></text:span></text:p>
          </draw:text-box>
        </draw:frame>
        <draw:frame draw:style-name="gr22" draw:text-style-name="P15" draw:layer="layout" svg:width="0.442cm" svg:height="0.314cm" svg:x="12.738cm" svg:y="18.564cm">
          <draw:text-box>
            <text:p text:style-name="P1"><text:span text:style-name="T23">out </text:span></text:p>
          </draw:text-box>
        </draw:frame>
        <draw:frame draw:style-name="gr25" draw:text-style-name="P18" draw:layer="layout" svg:width="0.388cm" svg:height="0.433cm" svg:x="9.986cm" svg:y="18.898cm">
          <draw:text-box>
            <text:p text:style-name="P1"><text:span text:style-name="T25"><text:s/></text:span></text:p>
          </draw:text-box>
        </draw:frame>
        <draw:frame draw:style-name="gr1" draw:text-style-name="P2" draw:layer="layout" svg:width="1.683cm" svg:height="0.471cm" svg:x="12.073cm" svg:y="19.346cm">
          <draw:text-box>
            <text:p text:style-name="P1"><text:span text:style-name="T1">h. </text:span><text:span text:style-name="T1">Gai</text:span><text:span text:style-name="T1">n: <text:s text:c="2"/></text:span></text:p>
          </draw:text-box>
        </draw:frame>
        <draw:polygon draw:style-name="gr23" draw:text-style-name="P16" draw:layer="layout" svg:width="3.7cm" svg:height="0.021cm" svg:x="13.538cm" svg:y="19.769cm" svg:viewBox="0 0 3701 22" draw:points="0,22 3701,22 3701,0 0,0">
          <text:p/>
        </draw:polygon>
        <draw:frame draw:style-name="gr1" draw:text-style-name="P2" draw:layer="layout" svg:width="0.422cm" svg:height="0.471cm" svg:x="17.238cm" svg:y="19.346cm">
          <draw:text-box>
            <text:p text:style-name="P1"><text:span text:style-name="T1"><text:s/></text:span></text:p>
          </draw:text-box>
        </draw:frame>
        <draw:frame draw:style-name="gr2" draw:text-style-name="P3" draw:layer="layout" svg:width="0.35cm" svg:height="0.39cm" svg:x="2.362cm" svg:y="19.833cm">
          <draw:text-box>
            <text:p text:style-name="P1"><text:span text:style-name="T2"><text:s/></text:span></text:p>
          </draw:text-box>
        </draw:frame>
        <draw:frame draw:style-name="gr2" draw:text-style-name="P3" draw:layer="layout" svg:width="0.35cm" svg:height="0.39cm" svg:x="2.362cm" svg:y="20.244cm">
          <draw:text-box>
            <text:p text:style-name="P1"><text:span text:style-name="T2"><text:s/></text:span></text:p>
          </draw:text-box>
        </draw:frame>
        <draw:frame draw:style-name="gr13" draw:text-style-name="P2" draw:layer="layout" svg:width="0.455cm" svg:height="0.497cm" svg:x="2.54cm" svg:y="20.791cm">
          <draw:text-box>
            <text:p text:style-name="P1"><text:span text:style-name="T7">2.</text:span></text:p>
          </draw:text-box>
        </draw:frame>
        <draw:frame draw:style-name="gr14" draw:text-style-name="P2" draw:layer="layout" svg:width="0.418cm" svg:height="0.475cm" svg:x="2.841cm" svg:y="20.8cm">
          <draw:text-box>
            <text:p text:style-name="P1"><text:span text:style-name="T8"><text:s/></text:span></text:p>
          </draw:text-box>
        </draw:frame>
        <draw:frame draw:style-name="gr26" draw:text-style-name="P19" draw:layer="layout" svg:width="7.364cm" svg:height="0.497cm" svg:x="2.963cm" svg:y="20.791cm">
          <draw:text-box>
            <text:p text:style-name="P1"><text:span text:style-name="T9">No</text:span><text:span text:style-name="T9">n-</text:span><text:span text:style-name="T9">In</text:span><text:span text:style-name="T9">ve</text:span><text:span text:style-name="T9">rti</text:span><text:span text:style-name="T9">ng </text:span><text:span text:style-name="T9">Op </text:span><text:span text:style-name="T9">A</text:span><text:span text:style-name="T9">m</text:span><text:span text:style-name="T9">p </text:span><text:span text:style-name="T9">Cir</text:span><text:span text:style-name="T9">cui</text:span><text:span text:style-name="T9">t: </text:span></text:p>
          </draw:text-box>
        </draw:frame>
        <draw:frame draw:style-name="gr1" draw:text-style-name="P2" draw:layer="layout" svg:width="9.396cm" svg:height="0.471cm" svg:x="10.174cm" svg:y="20.749cm">
          <draw:text-box>
            <text:p text:style-name="P1"><text:span text:style-name="T1">For </text:span><text:span text:style-name="T1">the </text:span><text:span text:style-name="T1">circ</text:span><text:span text:style-name="T1">uit </text:span><text:span text:style-name="T1">sho</text:span><text:span text:style-name="T1">wn </text:span><text:span text:style-name="T1">bel</text:span><text:span text:style-name="T1">ow, </text:span><text:span text:style-name="T1">calc</text:span><text:span text:style-name="T1">ulat</text:span><text:span text:style-name="T1">e </text:span><text:span text:style-name="T1">the </text:span><text:span text:style-name="T1">liste</text:span><text:span text:style-name="T1">d </text:span><text:span text:style-name="T1">circ</text:span><text:span text:style-name="T1">uit </text:span></text:p>
          </draw:text-box>
        </draw:frame>
        <draw:line draw:style-name="gr4" draw:text-style-name="P4" draw:layer="layout" svg:x1="5.917cm" svg:y1="12.543cm" svg:x2="6.365cm" svg:y2="12.543cm">
          <text:p/>
        </draw:line>
        <draw:line draw:style-name="gr4" draw:text-style-name="P4" draw:layer="layout" svg:x1="5.658cm" svg:y1="12.807cm" svg:x2="6.596cm" svg:y2="12.807cm">
          <text:p/>
        </draw:line>
        <draw:frame draw:style-name="gr1" draw:text-style-name="P2" draw:layer="layout" svg:width="7.969cm" svg:height="0.471cm" svg:x="2.54cm" svg:y="21.293cm">
          <draw:text-box>
            <text:p text:style-name="P1"><text:span text:style-name="T1">par</text:span><text:span text:style-name="T1">am</text:span><text:span text:style-name="T1">eter</text:span><text:span text:style-name="T1">s </text:span><text:span text:style-name="T1">and </text:span><text:span text:style-name="T1">the </text:span><text:span text:style-name="T1">gai</text:span><text:span text:style-name="T1">n of </text:span><text:span text:style-name="T1">the </text:span><text:span text:style-name="T1">Op </text:span><text:span text:style-name="T1">Am</text:span><text:span text:style-name="T1">p </text:span><text:span text:style-name="T1">circ</text:span><text:span text:style-name="T1">uit </text:span></text:p>
          </draw:text-box>
        </draw:frame>
        <draw:frame draw:style-name="gr27" draw:text-style-name="P21" draw:layer="layout" svg:width="8.922cm" svg:height="0.704cm" svg:x="4.427cm" svg:y="3.117cm">
          <draw:text-box>
            <text:p text:style-name="P20"><text:span text:style-name="T26">Ja</text:span><text:span text:style-name="T26">m</text:span><text:span text:style-name="T26">es </text:span><text:span text:style-name="T26">K</text:span><text:span text:style-name="T26">es</text:span><text:span text:style-name="T26">le</text:span><text:span text:style-name="T26">y </text:span><text:span text:style-name="T26">Ri</text:span><text:span text:style-name="T26">ch</text:span><text:span text:style-name="T26">ar</text:span><text:span text:style-name="T26">ds</text:span><text:span text:style-name="T26">on </text:span><text:span text:style-name="T26">15</text:span><text:span text:style-name="T26">55</text:span><text:span text:style-name="T26">52</text:span><text:span text:style-name="T26">0</text:span></text:p>
          </draw:text-box>
        </draw:frame>
        <draw:frame draw:style-name="gr27" draw:text-style-name="P22" draw:layer="layout" svg:width="4.904cm" svg:height="0.628cm" svg:x="5.602cm" svg:y="15.124cm">
          <draw:text-box>
            <text:p><text:span text:style-name="T27">V</text:span><text:span text:style-name="T27">1 <text:s/></text:span><text:span text:style-name="T27">- </text:span><text:span text:style-name="T27">V- </text:span><text:span text:style-name="T27">= </text:span><text:span text:style-name="T27">1 </text:span><text:span text:style-name="T27">– </text:span><text:span text:style-name="T27">0 </text:span><text:span text:style-name="T27">= </text:span><text:span text:style-name="T27">1</text:span><text:span text:style-name="T27">V</text:span></text:p>
          </draw:text-box>
        </draw:frame>
        <draw:frame draw:style-name="gr27" draw:text-style-name="P22" draw:layer="layout" svg:width="0.692cm" svg:height="0.628cm" svg:x="5.524cm" svg:y="16.521cm">
          <draw:text-box>
            <text:p><text:span text:style-name="T27">0</text:span><text:span text:style-name="T27">V</text:span></text:p>
          </draw:text-box>
        </draw:frame>
        <draw:frame draw:style-name="gr27" draw:text-style-name="P22" draw:layer="layout" svg:width="3.317cm" svg:height="0.628cm" svg:x="5.348cm" svg:y="18.045cm">
          <draw:text-box>
            <text:p><text:span text:style-name="T27">(V</text:span><text:span text:style-name="T27">1 </text:span><text:span text:style-name="T27">– </text:span><text:span text:style-name="T27">V-</text:span><text:span text:style-name="T27">) / </text:span><text:span text:style-name="T27">R1</text:span></text:p>
          </draw:text-box>
        </draw:frame>
        <draw:frame draw:style-name="gr27" draw:text-style-name="P22" draw:layer="layout" svg:width="6.14cm" svg:height="0.628cm" svg:x="5.475cm" svg:y="19.188cm">
          <draw:text-box>
            <text:p><text:span text:style-name="T27">(V</text:span><text:span text:style-name="T27">- - </text:span><text:span text:style-name="T27">V</text:span><text:span text:style-name="T27">ou</text:span><text:span text:style-name="T27">t)/ </text:span><text:span text:style-name="T27">10</text:span><text:span text:style-name="T27">0k </text:span><text:span text:style-name="T27">= </text:span><text:span text:style-name="T27">0.</text:span><text:span text:style-name="T27">1</text:span><text:span text:style-name="T27">m</text:span><text:span text:style-name="T27">A</text:span></text:p>
          </draw:text-box>
        </draw:frame>
        <draw:frame draw:style-name="gr27" draw:text-style-name="P22" draw:layer="layout" svg:width="6.606cm" svg:height="0.628cm" svg:x="13.271cm" svg:y="15.124cm">
          <draw:text-box>
            <text:p><text:span text:style-name="T27">(V</text:span><text:span text:style-name="T27">- - </text:span><text:span text:style-name="T27">V</text:span><text:span text:style-name="T27">ou</text:span><text:span text:style-name="T27">t) </text:span><text:span text:style-name="T27">= </text:span><text:span text:style-name="T27">0 - </text:span><text:span text:style-name="T27">(-</text:span><text:span text:style-name="T27">10</text:span><text:span text:style-name="T27">) = </text:span><text:span text:style-name="T27">10</text:span><text:span text:style-name="T27">V</text:span></text:p>
          </draw:text-box>
        </draw:frame>
        <draw:frame draw:style-name="gr27" draw:text-style-name="P22" draw:layer="layout" svg:width="0.692cm" svg:height="0.628cm" svg:x="13.222cm" svg:y="16.528cm">
          <draw:text-box>
            <text:p><text:span text:style-name="T27">0</text:span><text:span text:style-name="T27">V</text:span></text:p>
          </draw:text-box>
        </draw:frame>
        <draw:frame draw:style-name="gr27" draw:text-style-name="P22" draw:layer="layout" svg:width="0.976cm" svg:height="0.628cm" svg:x="13.271cm" svg:y="17.918cm">
          <draw:text-box>
            <text:p><text:span text:style-name="T27">10</text:span><text:span text:style-name="T27">V</text:span></text:p>
          </draw:text-box>
        </draw:frame>
        <draw:frame draw:style-name="gr27" draw:text-style-name="P22" draw:layer="layout" svg:width="3.765cm" svg:height="0.628cm" svg:x="13.476cm" svg:y="19.195cm">
          <draw:text-box>
            <text:p><text:span text:style-name="T27">V</text:span><text:span text:style-name="T27">ou</text:span><text:span text:style-name="T27">t / </text:span><text:span text:style-name="T27">Vi</text:span><text:span text:style-name="T27">n </text:span><text:span text:style-name="T27">= -</text:span><text:span text:style-name="T27">10</text:span></text:p>
          </draw:text-box>
        </draw:frame>
      </draw:page>
      <draw:page draw:name="page2" draw:style-name="dp1" draw:master-page-name="master-page3">
        <draw:frame draw:style-name="gr1" draw:text-style-name="P2" draw:layer="layout" svg:width="6.399cm" svg:height="0.471cm" svg:x="2.54cm" svg:y="1.274cm">
          <draw:text-box>
            <text:p text:style-name="P1"><text:span text:style-name="T1">En</text:span><text:span text:style-name="T1">gin</text:span><text:span text:style-name="T1">eeri</text:span><text:span text:style-name="T1">ng </text:span><text:span text:style-name="T1">Tec</text:span><text:span text:style-name="T1">hno</text:span><text:span text:style-name="T1">log</text:span><text:span text:style-name="T1">y </text:span><text:span text:style-name="T1">De</text:span><text:span text:style-name="T1">part</text:span><text:span text:style-name="T1">me</text:span><text:span text:style-name="T1">nt </text:span></text:p>
          </draw:text-box>
        </draw:frame>
        <draw:frame draw:style-name="gr1" draw:text-style-name="P2" draw:layer="layout" svg:width="4.007cm" svg:height="0.471cm" svg:x="2.54cm" svg:y="1.761cm">
          <draw:text-box>
            <text:p text:style-name="P1"><text:span text:style-name="T1">Col</text:span><text:span text:style-name="T1">leg</text:span><text:span text:style-name="T1">e of </text:span><text:span text:style-name="T1">Tec</text:span><text:span text:style-name="T1">hno</text:span><text:span text:style-name="T1">log</text:span><text:span text:style-name="T1">y </text:span></text:p>
          </draw:text-box>
        </draw:frame>
        <draw:frame draw:style-name="gr1" draw:text-style-name="P2" draw:layer="layout" svg:width="1.987cm" svg:height="0.471cm" svg:x="10.16cm" svg:y="1.274cm">
          <draw:text-box>
            <text:p text:style-name="P1"><text:span text:style-name="T1">EL</text:span><text:span text:style-name="T1">ET</text:span><text:span text:style-name="T1">340</text:span><text:span text:style-name="T1">3 </text:span></text:p>
          </draw:text-box>
        </draw:frame>
        <draw:frame draw:style-name="gr1" draw:text-style-name="P2" draw:layer="layout" svg:width="3.816cm" svg:height="0.471cm" svg:x="15.24cm" svg:y="1.274cm">
          <draw:text-box>
            <text:p text:style-name="P1"><text:span text:style-name="T1">Prel</text:span><text:span text:style-name="T1">ab </text:span><text:span text:style-name="T1">Mat</text:span><text:span text:style-name="T1">eria</text:span><text:span text:style-name="T1">l:La</text:span><text:span text:style-name="T1">b 6 </text:span></text:p>
          </draw:text-box>
        </draw:frame>
        <draw:frame draw:style-name="gr1" draw:text-style-name="P2" draw:layer="layout" svg:width="3.892cm" svg:height="0.471cm" svg:x="15.24cm" svg:y="1.761cm">
          <draw:text-box>
            <text:p text:style-name="P1"><text:span text:style-name="T1">Uni</text:span><text:span text:style-name="T1">ver</text:span><text:span text:style-name="T1">sity </text:span><text:span text:style-name="T1">of </text:span><text:span text:style-name="T1">Ho</text:span><text:span text:style-name="T1">ust</text:span><text:span text:style-name="T1">on </text:span></text:p>
          </draw:text-box>
        </draw:frame>
        <draw:frame draw:style-name="gr1" draw:text-style-name="P2" draw:layer="layout" svg:width="0.422cm" svg:height="0.471cm" svg:x="10.693cm" svg:y="25.7cm">
          <draw:text-box>
            <text:p text:style-name="P1"><text:span text:style-name="T1">2 </text:span></text:p>
          </draw:text-box>
        </draw:frame>
        <draw:frame draw:style-name="gr2" draw:text-style-name="P3" draw:layer="layout" svg:width="0.35cm" svg:height="0.39cm" svg:x="2.362cm" svg:y="0.978cm">
          <draw:text-box>
            <text:p text:style-name="P1"><text:span text:style-name="T2"><text:s/></text:span></text:p>
          </draw:text-box>
        </draw:frame>
        <draw:polygon draw:style-name="gr3" draw:text-style-name="P4" draw:layer="layout" svg:width="2.185cm" svg:height="2.187cm" svg:x="12.333cm" svg:y="3.656cm" svg:viewBox="0 0 2186 2188" draw:points="0,0 0,2188 2186,1094">
          <text:p/>
        </draw:polygon>
        <draw:path draw:style-name="gr4" draw:text-style-name="P4" draw:layer="layout" svg:width="11.37cm" svg:height="1.457cm" svg:x="3.832cm" svg:y="4.021cm" svg:viewBox="0 0 11371 1458" svg:d="M8863 1336h-201M8622 122h201M8742 0v201M8500 0h-688M8500 1458h-688M10685 729h686M0 1458h932M487 1458v-324">
          <text:p/>
        </draw:path>
        <draw:polyline draw:style-name="gr6" draw:text-style-name="P4" draw:layer="layout" svg:width="7.283cm" svg:height="1.092cm" svg:x="4.319cm" svg:y="4.021cm" svg:viewBox="0 0 7284 1093" draw:points="7284,0 0,0 0,1093">
          <text:p/>
        </draw:polyline>
        <draw:path draw:style-name="gr4" draw:text-style-name="P4" draw:layer="layout" svg:width="0.69cm" svg:height="0.566cm" svg:x="6.138cm" svg:y="8.071cm" svg:viewBox="0 0 691 567" svg:d="M0 326h691M122 447h447M245 567h202M365 326v-326">
          <text:p/>
        </draw:path>
        <draw:frame draw:style-name="gr7" draw:text-style-name="P4" draw:layer="layout" svg:width="0.403cm" svg:height="0.608cm" svg:x="8.67cm" svg:y="7.484cm">
          <draw:image xlink:href="Pictures/100002010000003B00000059C924B2D740A8B056.png" xlink:type="simple" xlink:show="embed" xlink:actuate="onLoad" loext:mime-type="image/png">
            <text:p/>
          </draw:image>
        </draw:frame>
        <draw:polyline draw:style-name="gr8" draw:text-style-name="P4" draw:layer="layout" svg:width="1.092cm" svg:height="0.365cm" svg:x="7.962cm" svg:y="7.099cm" svg:viewBox="0 0 1093 366" draw:points="0,204 121,0 283,366 486,0 648,366 851,0 1013,366 1093,204">
          <text:p/>
        </draw:polyline>
        <draw:path draw:style-name="gr8" draw:text-style-name="P4" draw:layer="layout" svg:width="1.74cm" svg:height="0cm" svg:x="7.635cm" svg:y="26.766cm" svg:viewBox="0 0 1741 0" svg:d="M1417 0h324M325 0h-325">
          <text:p/>
        </draw:path>
        <draw:polyline draw:style-name="gr6" draw:text-style-name="P4" draw:layer="layout" svg:width="1.092cm" svg:height="0.728cm" svg:x="6.505cm" svg:y="7.302cm" svg:viewBox="0 0 1093 729" draw:points="1093,0 0,0 0,729">
          <text:p/>
        </draw:polyline>
        <draw:polygon draw:style-name="gr5" draw:text-style-name="P5" draw:layer="layout" svg:width="0.124cm" svg:height="0.12cm" svg:x="10.773cm" svg:y="7.201cm" svg:viewBox="0 0 125 121" draw:points="43,0 0,0 0,41 0,71 6,96 18,115 43,121 71,115 97,96 118,71 125,41 118,18 97,6 71,0">
          <text:p/>
        </draw:polygon>
        <draw:path draw:style-name="gr6" draw:text-style-name="P4" draw:layer="layout" svg:width="2.185cm" svg:height="1.842cm" svg:x="9.419cm" svg:y="5.478cm" svg:viewBox="0 0 2186 1843" svg:d="M1355 1763v30l6 25 12 19 25 6 28-6 26-19 20-25 7-30-7-23-20-12-26-5h-28-43zM0 1823h1458M1458 1823v-1823h728">
          <text:p/>
        </draw:path>
        <draw:frame draw:style-name="gr7" draw:text-style-name="P4" draw:layer="layout" svg:width="0.403cm" svg:height="0.608cm" svg:x="13.525cm" svg:y="7.484cm">
          <draw:image xlink:href="Pictures/100002010000003B00000059C924B2D740A8B056.png" xlink:type="simple" xlink:show="embed" xlink:actuate="onLoad" loext:mime-type="image/png">
            <text:p/>
          </draw:image>
        </draw:frame>
        <draw:polyline draw:style-name="gr8" draw:text-style-name="P4" draw:layer="layout" svg:width="1.092cm" svg:height="0.365cm" svg:x="12.696cm" svg:y="7.099cm" svg:viewBox="0 0 1093 366" draw:points="0,204 122,0 284,366 485,0 649,366 850,0 1013,366 1093,204">
          <text:p/>
        </draw:polyline>
        <draw:path draw:style-name="gr8" draw:text-style-name="P4" draw:layer="layout" svg:width="1.739cm" svg:height="0cm" svg:x="12.371cm" svg:y="26.766cm" svg:viewBox="0 0 1740 0" svg:d="M1415 0h325M323 0h-323">
          <text:p/>
        </draw:path>
        <draw:line draw:style-name="gr6" draw:text-style-name="P4" draw:layer="layout" svg:x1="12.333cm" svg:y1="7.302cm" svg:x2="10.876cm" svg:y2="7.302cm">
          <text:p/>
        </draw:line>
        <draw:polygon draw:style-name="gr5" draw:text-style-name="P5" draw:layer="layout" svg:width="0.124cm" svg:height="0.124cm" svg:x="16.236cm" svg:y="4.649cm" svg:viewBox="0 0 125 125" draw:points="41,0 0,0 0,41 2,71 5,98 18,118 41,125 72,118 98,98 118,71 125,41 118,18 98,5 72,2">
          <text:p/>
        </draw:polygon>
        <draw:path draw:style-name="gr6" draw:text-style-name="P4" draw:layer="layout" svg:width="2.207cm" svg:height="2.653cm" svg:x="14.153cm" svg:y="4.649cm" svg:viewBox="0 0 2208 2654" svg:d="M2084 41l2 30 3 26 13 20 23 7 30-7 26-20 20-26 7-30-7-23-20-13-26-3-30-2h-41zM0 2654h2186v-2552M2186 102h-1093">
          <text:p/>
        </draw:path>
        <draw:polygon draw:style-name="gr5" draw:text-style-name="P5" draw:layer="layout" svg:width="0.12cm" svg:height="0.124cm" svg:x="16.965cm" svg:y="4.649cm" svg:viewBox="0 0 121 125" draw:points="40,0 0,0 0,41 0,71 3,98 15,118 40,125 68,118 95,98 113,71 121,41 113,18 95,5 68,2">
          <text:p/>
        </draw:polygon>
        <draw:path draw:style-name="gr6" draw:text-style-name="P4" draw:layer="layout" svg:width="0.748cm" svg:height="0.124cm" svg:x="16.338cm" svg:y="4.649cm" svg:viewBox="0 0 749 125" svg:d="M629 41v30l4 27 12 20 25 7 28-7 27-20 17-27 7-30-7-23-17-13-27-3-28-2h-41zM730 103h-730">
          <text:p/>
        </draw:path>
        <draw:line draw:style-name="gr4" draw:text-style-name="P4" draw:layer="layout" svg:x1="7.657cm" svg:y1="15.576cm" svg:x2="8.322cm" svg:y2="15.576cm">
          <text:p/>
        </draw:line>
        <draw:line draw:style-name="gr4" draw:text-style-name="P4" draw:layer="layout" svg:x1="7.773cm" svg:y1="15.46cm" svg:x2="8.205cm" svg:y2="15.46cm">
          <text:p/>
        </draw:line>
        <draw:line draw:style-name="gr4" draw:text-style-name="P4" draw:layer="layout" svg:x1="7.891cm" svg:y1="15.342cm" svg:x2="8.087cm" svg:y2="15.342cm">
          <text:p/>
        </draw:line>
        <draw:line draw:style-name="gr4" draw:text-style-name="P4" draw:layer="layout" svg:x1="8.008cm" svg:y1="15.576cm" svg:x2="8.008cm" svg:y2="15.89cm">
          <text:p/>
        </draw:line>
        <draw:frame draw:style-name="gr7" draw:text-style-name="P4" draw:layer="layout" svg:width="0.394cm" svg:height="0.511cm" svg:x="10.578cm" svg:y="21.094cm">
          <draw:image xlink:href="Pictures/100002010000003B0000004D5E79A37242BF4B27.png" xlink:type="simple" xlink:show="embed" xlink:actuate="onLoad" loext:mime-type="image/png">
            <text:p/>
          </draw:image>
        </draw:frame>
        <draw:polyline draw:style-name="gr8" draw:text-style-name="P4" draw:layer="layout" svg:width="1.062cm" svg:height="0.353cm" svg:x="9.773cm" svg:y="20.681cm" svg:viewBox="0 0 1063 354" draw:points="0,196 120,0 277,354 472,0 631,354 827,0 984,354 1063,196">
          <text:p/>
        </draw:polyline>
        <draw:line draw:style-name="gr8" draw:text-style-name="P4" draw:layer="layout" svg:x1="10.835cm" svg:y1="20.879cm" svg:x2="11.147cm" svg:y2="20.879cm">
          <text:p/>
        </draw:line>
        <draw:line draw:style-name="gr8" draw:text-style-name="P4" draw:layer="layout" svg:x1="9.773cm" svg:y1="20.879cm" svg:x2="9.461cm" svg:y2="20.879cm">
          <text:p/>
        </draw:line>
        <draw:polygon draw:style-name="gr3" draw:text-style-name="P4" draw:layer="layout" svg:width="2.118cm" svg:height="2.121cm" svg:x="10.126cm" svg:y="16.637cm" svg:viewBox="0 0 2119 2122" draw:points="0,0 0,2122 2119,1060">
          <text:p/>
        </draw:polygon>
        <draw:line draw:style-name="gr4" draw:text-style-name="P4" draw:layer="layout" svg:x1="10.835cm" svg:y1="18.758cm" svg:x2="10.835cm" svg:y2="18.444cm">
          <text:p/>
        </draw:line>
        <draw:line draw:style-name="gr4" draw:text-style-name="P4" draw:layer="layout" svg:x1="10.835cm" svg:y1="16.637cm" svg:x2="10.835cm" svg:y2="16.95cm">
          <text:p/>
        </draw:line>
        <draw:line draw:style-name="gr4" draw:text-style-name="P4" draw:layer="layout" svg:x1="10.481cm" svg:y1="18.286cm" svg:x2="10.285cm" svg:y2="18.286cm">
          <text:p/>
        </draw:line>
        <draw:line draw:style-name="gr4" draw:text-style-name="P4" draw:layer="layout" svg:x1="10.244cm" svg:y1="17.109cm" svg:x2="10.442cm" svg:y2="17.109cm">
          <text:p/>
        </draw:line>
        <draw:line draw:style-name="gr4" draw:text-style-name="P4" draw:layer="layout" svg:x1="10.364cm" svg:y1="16.991cm" svg:x2="10.364cm" svg:y2="17.187cm">
          <text:p/>
        </draw:line>
        <draw:line draw:style-name="gr4" draw:text-style-name="P4" draw:layer="layout" svg:x1="10.128cm" svg:y1="16.991cm" svg:x2="9.461cm" svg:y2="16.991cm">
          <text:p/>
        </draw:line>
        <draw:line draw:style-name="gr4" draw:text-style-name="P4" draw:layer="layout" svg:x1="10.128cm" svg:y1="18.404cm" svg:x2="9.461cm" svg:y2="18.404cm">
          <text:p/>
        </draw:line>
        <draw:line draw:style-name="gr4" draw:text-style-name="P4" draw:layer="layout" svg:x1="10.835cm" svg:y1="18.758cm" svg:x2="10.835cm" svg:y2="19.425cm">
          <text:p/>
        </draw:line>
        <draw:line draw:style-name="gr4" draw:text-style-name="P4" draw:layer="layout" svg:x1="10.835cm" svg:y1="16.637cm" svg:x2="10.835cm" svg:y2="15.97cm">
          <text:p/>
        </draw:line>
        <draw:line draw:style-name="gr4" draw:text-style-name="P4" draw:layer="layout" svg:x1="12.246cm" svg:y1="17.697cm" svg:x2="12.915cm" svg:y2="17.697cm">
          <text:p/>
        </draw:line>
        <draw:polygon draw:style-name="gr5" draw:text-style-name="P5" draw:layer="layout" svg:width="0.116cm" svg:height="0.118cm" svg:x="13.208cm" svg:y="17.6cm" svg:viewBox="0 0 117 119" draw:points="38,0 0,0 0,38 0,69 3,94 15,112 38,119 67,112 92,94 110,69 117,38 110,15 92,5 67,0">
          <text:p/>
        </draw:polygon>
        <draw:polygon draw:style-name="gr28" draw:text-style-name="P4" draw:layer="layout" svg:width="0.116cm" svg:height="0.118cm" svg:x="13.208cm" svg:y="17.6cm" svg:viewBox="0 0 117 119" draw:points="0,38 0,69 3,94 15,112 38,119 67,112 92,94 110,69 117,38 110,15 92,5 67,0 38,0 0,0">
          <text:p/>
        </draw:polygon>
        <draw:polyline draw:style-name="gr6" draw:text-style-name="P4" draw:layer="layout" svg:width="2.12cm" svg:height="3.182cm" svg:x="11.186cm" svg:y="17.697cm" svg:viewBox="0 0 2121 3183" draw:points="0,3183 2121,3183 2121,0">
          <text:p/>
        </draw:polyline>
        <draw:line draw:style-name="gr6" draw:text-style-name="P4" draw:layer="layout" svg:x1="13.306cm" svg:y1="17.697cm" svg:x2="12.952cm" svg:y2="17.697cm">
          <text:p/>
        </draw:line>
        <draw:polyline draw:style-name="gr6" draw:text-style-name="P4" draw:layer="layout" svg:width="1.414cm" svg:height="1.062cm" svg:x="8.008cm" svg:y="15.929cm" svg:viewBox="0 0 1415 1063" draw:points="1415,1063 0,1063 0,0">
          <text:p/>
        </draw:polyline>
        <draw:frame draw:style-name="gr7" draw:text-style-name="P4" draw:layer="layout" svg:width="0.394cm" svg:height="0.511cm" svg:x="6.929cm" svg:y="18.62cm">
          <draw:image xlink:href="Pictures/100002010000003B0000004D5E79A37242BF4B27.png" xlink:type="simple" xlink:show="embed" xlink:actuate="onLoad" loext:mime-type="image/png">
            <text:p/>
          </draw:image>
        </draw:frame>
        <draw:polyline draw:style-name="gr8" draw:text-style-name="P4" draw:layer="layout" svg:width="1.058cm" svg:height="0.353cm" svg:x="6.242cm" svg:y="18.206cm" svg:viewBox="0 0 1059 354" draw:points="0,196 116,0 273,354 471,0 626,354 823,0 982,354 1059,196">
          <text:p/>
        </draw:polyline>
        <draw:line draw:style-name="gr8" draw:text-style-name="P4" draw:layer="layout" svg:x1="7.302cm" svg:y1="18.404cm" svg:x2="7.616cm" svg:y2="18.404cm">
          <text:p/>
        </draw:line>
        <draw:line draw:style-name="gr8" draw:text-style-name="P4" draw:layer="layout" svg:x1="6.244cm" svg:y1="18.404cm" svg:x2="5.928cm" svg:y2="18.404cm">
          <text:p/>
        </draw:line>
        <draw:polygon draw:style-name="gr5" draw:text-style-name="P5" draw:layer="layout" svg:width="0.119cm" svg:height="0.118cm" svg:x="8.263cm" svg:y="18.307cm" svg:viewBox="0 0 120 119" draw:points="39,0 0,0 0,39 0,70 6,94 18,112 39,119 70,112 95,94 112,70 120,39 112,16 95,5 70,0">
          <text:p/>
        </draw:polygon>
        <draw:polygon draw:style-name="gr28" draw:text-style-name="P4" draw:layer="layout" svg:width="0.119cm" svg:height="0.118cm" svg:x="8.263cm" svg:y="18.307cm" svg:viewBox="0 0 120 119" draw:points="0,39 0,70 6,94 18,112 39,119 70,112 95,94 112,70 120,39 112,16 95,5 70,0 39,0 0,0">
          <text:p/>
        </draw:polygon>
        <draw:line draw:style-name="gr6" draw:text-style-name="P4" draw:layer="layout" svg:x1="7.657cm" svg:y1="18.404cm" svg:x2="8.362cm" svg:y2="18.404cm">
          <text:p/>
        </draw:line>
        <draw:polyline draw:style-name="gr6" draw:text-style-name="P4" draw:layer="layout" svg:width="1.06cm" svg:height="2.475cm" svg:x="8.36cm" svg:y="18.404cm" svg:viewBox="0 0 1061 2476" draw:points="1061,2476 0,2476 0,0">
          <text:p/>
        </draw:polyline>
        <draw:line draw:style-name="gr4" draw:text-style-name="P4" draw:layer="layout" svg:x1="14.601cm" svg:y1="15.929cm" svg:x2="15.504cm" svg:y2="15.929cm">
          <text:p/>
        </draw:line>
        <draw:line draw:style-name="gr4" draw:text-style-name="P4" draw:layer="layout" svg:x1="15.072cm" svg:y1="15.929cm" svg:x2="15.072cm" svg:y2="15.617cm">
          <text:p/>
        </draw:line>
        <draw:polyline draw:style-name="gr6" draw:text-style-name="P4" draw:layer="layout" svg:width="4.237cm" svg:height="0.705cm" svg:x="10.833cm" svg:y="15.224cm" svg:viewBox="0 0 4238 706" draw:points="4238,352 4238,0 0,0 0,706">
          <text:p/>
        </draw:polyline>
        <draw:line draw:style-name="gr4" draw:text-style-name="P4" draw:layer="layout" svg:x1="14.836cm" svg:y1="19.466cm" svg:x2="15.268cm" svg:y2="19.466cm">
          <text:p/>
        </draw:line>
        <draw:line draw:style-name="gr4" draw:text-style-name="P4" draw:layer="layout" svg:x1="15.072cm" svg:y1="19.466cm" svg:x2="15.072cm" svg:y2="19.778cm">
          <text:p/>
        </draw:line>
        <draw:polyline draw:style-name="gr6" draw:text-style-name="P4" draw:layer="layout" svg:width="4.237cm" svg:height="0.706cm" svg:x="10.833cm" svg:y="19.464cm" svg:viewBox="0 0 4238 707" draw:points="4238,353 4238,707 0,707 0,0">
          <text:p/>
        </draw:polyline>
        <draw:line draw:style-name="gr4" draw:text-style-name="P4" draw:layer="layout" svg:x1="14.836cm" svg:y1="16.637cm" svg:x2="15.268cm" svg:y2="16.637cm">
          <text:p/>
        </draw:line>
        <draw:line draw:style-name="gr4" draw:text-style-name="P4" draw:layer="layout" svg:x1="15.072cm" svg:y1="16.637cm" svg:x2="15.072cm" svg:y2="16.95cm">
          <text:p/>
        </draw:line>
        <draw:polygon draw:style-name="gr5" draw:text-style-name="P5" draw:layer="layout" svg:width="0.118cm" svg:height="0.118cm" svg:x="14.973cm" svg:y="17.6cm" svg:viewBox="0 0 119 119" draw:points="41,0 0,0 0,38 0,69 5,94 18,112 41,119 69,112 95,94 114,69 119,38 114,15 95,5 69,0">
          <text:p/>
        </draw:polygon>
        <draw:polygon draw:style-name="gr28" draw:text-style-name="P4" draw:layer="layout" svg:width="0.118cm" svg:height="0.118cm" svg:x="14.973cm" svg:y="17.6cm" svg:viewBox="0 0 119 119" draw:points="0,38 0,69 5,94 18,112 41,119 69,112 95,94 114,69 119,38 114,15 95,5 69,0 41,0 0,0">
          <text:p/>
        </draw:polygon>
        <draw:line draw:style-name="gr6" draw:text-style-name="P4" draw:layer="layout" svg:x1="15.072cm" svg:y1="16.991cm" svg:x2="15.072cm" svg:y2="17.697cm">
          <text:p/>
        </draw:line>
        <draw:line draw:style-name="gr4" draw:text-style-name="P4" draw:layer="layout" svg:x1="14.601cm" svg:y1="18.758cm" svg:x2="15.504cm" svg:y2="18.758cm">
          <text:p/>
        </draw:line>
        <draw:line draw:style-name="gr4" draw:text-style-name="P4" draw:layer="layout" svg:x1="15.072cm" svg:y1="18.758cm" svg:x2="15.072cm" svg:y2="18.444cm">
          <text:p/>
        </draw:line>
        <draw:line draw:style-name="gr6" draw:text-style-name="P4" draw:layer="layout" svg:x1="15.072cm" svg:y1="17.697cm" svg:x2="15.072cm" svg:y2="18.404cm">
          <text:p/>
        </draw:line>
        <draw:line draw:style-name="gr4" draw:text-style-name="P4" draw:layer="layout" svg:x1="16.838cm" svg:y1="18.051cm" svg:x2="16.838cm" svg:y2="17.384cm">
          <text:p/>
        </draw:line>
        <draw:line draw:style-name="gr4" draw:text-style-name="P4" draw:layer="layout" svg:x1="16.956cm" svg:y1="17.933cm" svg:x2="16.956cm" svg:y2="17.501cm">
          <text:p/>
        </draw:line>
        <draw:line draw:style-name="gr4" draw:text-style-name="P4" draw:layer="layout" svg:x1="17.072cm" svg:y1="17.817cm" svg:x2="17.072cm" svg:y2="17.619cm">
          <text:p/>
        </draw:line>
        <draw:line draw:style-name="gr4" draw:text-style-name="P4" draw:layer="layout" svg:x1="16.838cm" svg:y1="17.697cm" svg:x2="16.524cm" svg:y2="17.697cm">
          <text:p/>
        </draw:line>
        <draw:line draw:style-name="gr6" draw:text-style-name="P4" draw:layer="layout" svg:x1="16.485cm" svg:y1="17.697cm" svg:x2="15.072cm" svg:y2="17.697cm">
          <text:p/>
        </draw:line>
        <draw:line draw:style-name="gr4" draw:text-style-name="P4" draw:layer="layout" svg:x1="4.476cm" svg:y1="21.586cm" svg:x2="5.143cm" svg:y2="21.586cm">
          <text:p/>
        </draw:line>
        <draw:line draw:style-name="gr4" draw:text-style-name="P4" draw:layer="layout" svg:x1="4.594cm" svg:y1="21.704cm" svg:x2="5.027cm" svg:y2="21.704cm">
          <text:p/>
        </draw:line>
        <draw:line draw:style-name="gr4" draw:text-style-name="P4" draw:layer="layout" svg:x1="4.713cm" svg:y1="21.821cm" svg:x2="4.908cm" svg:y2="21.821cm">
          <text:p/>
        </draw:line>
        <draw:line draw:style-name="gr4" draw:text-style-name="P4" draw:layer="layout" svg:x1="4.831cm" svg:y1="21.586cm" svg:x2="4.831cm" svg:y2="21.272cm">
          <text:p/>
        </draw:line>
        <draw:line draw:style-name="gr4" draw:text-style-name="P4" draw:layer="layout" svg:x1="4.831cm" svg:y1="19.582cm" svg:x2="4.831cm" svg:y2="19.778cm">
          <text:p/>
        </draw:line>
        <draw:line draw:style-name="gr4" draw:text-style-name="P4" draw:layer="layout" svg:x1="4.713cm" svg:y1="19.7cm" svg:x2="4.908cm" svg:y2="19.7cm">
          <text:p/>
        </draw:line>
        <draw:polygon draw:style-name="gr3" draw:text-style-name="P4" draw:layer="layout" svg:width="1.374cm" svg:height="1.374cm" svg:x="4.102cm" svg:y="19.445cm" svg:viewBox="0 0 1375 1375" draw:points="0,669 14,812 55,946 118,1066 201,1170 302,1255 415,1320 538,1361 669,1375 797,1364 917,1332 1026,1279 1125,1211 1210,1126 1278,1027 1331,916 1363,798 1375,669 1361,539 1319,414 1255,301 1169,202 1065,118 945,54 811,14 669,0 538,14 415,54 302,118 201,202 118,301 55,414 14,539">
          <text:p/>
        </draw:polygon>
        <draw:frame draw:style-name="gr7" draw:text-style-name="P4" draw:layer="layout" svg:width="0.449cm" svg:height="0.237cm" svg:x="4.558cm" svg:y="20.032cm">
          <draw:image xlink:href="Pictures/10000201000000220000001270B888DBF3656605.png" xlink:type="simple" xlink:show="embed" xlink:actuate="onLoad" loext:mime-type="image/png">
            <text:p/>
          </draw:image>
        </draw:frame>
        <draw:line draw:style-name="gr4" draw:text-style-name="P4" draw:layer="layout" svg:x1="4.831cm" svg:y1="19.466cm" svg:x2="4.831cm" svg:y2="19.152cm">
          <text:p/>
        </draw:line>
        <draw:line draw:style-name="gr4" draw:text-style-name="P4" draw:layer="layout" svg:x1="4.831cm" svg:y1="20.879cm" svg:x2="4.831cm" svg:y2="21.193cm">
          <text:p/>
        </draw:line>
        <draw:polyline draw:style-name="gr6" draw:text-style-name="P4" draw:layer="layout" svg:width="0cm" svg:height="0cm" svg:x="4.831cm" svg:y="21.233cm" svg:viewBox="0 0 0 0" draw:points="0,0">
          <text:p/>
        </draw:polyline>
        <draw:polyline draw:style-name="gr6" draw:text-style-name="P4" draw:layer="layout" svg:width="1.058cm" svg:height="0.707cm" svg:x="4.829cm" svg:y="18.404cm" svg:viewBox="0 0 1059 708" draw:points="0,708 0,0 1059,0">
          <text:p/>
        </draw:polyline>
        <draw:line draw:style-name="gr6" draw:text-style-name="P4" draw:layer="layout" svg:x1="8.362cm" svg:y1="18.404cm" svg:x2="9.422cm" svg:y2="18.404cm">
          <text:p/>
        </draw:line>
        <draw:polygon draw:style-name="gr5" draw:text-style-name="P5" draw:layer="layout" svg:width="0.118cm" svg:height="0.118cm" svg:x="13.56cm" svg:y="17.6cm" svg:viewBox="0 0 119 119" draw:points="41,0 0,0 0,38 0,69 6,94 18,112 41,119 70,112 97,94 114,69 119,38 114,15 97,5 70,0">
          <text:p/>
        </draw:polygon>
        <draw:polygon draw:style-name="gr28" draw:text-style-name="P4" draw:layer="layout" svg:width="0.118cm" svg:height="0.118cm" svg:x="13.56cm" svg:y="17.6cm" svg:viewBox="0 0 119 119" draw:points="0,38 0,69 6,94 18,112 41,119 70,112 97,94 114,69 119,38 114,15 97,5 70,0 41,0 0,0">
          <text:p/>
        </draw:polygon>
        <draw:line draw:style-name="gr6" draw:text-style-name="P4" draw:layer="layout" svg:x1="13.659cm" svg:y1="17.697cm" svg:x2="13.306cm" svg:y2="17.697cm">
          <text:p/>
        </draw:line>
        <draw:frame draw:style-name="gr2" draw:text-style-name="P3" draw:layer="layout" svg:width="0.35cm" svg:height="0.39cm" svg:x="2.362cm" svg:y="25.739cm">
          <draw:text-box>
            <text:p text:style-name="P1"><text:span text:style-name="T2"><text:s/></text:span></text:p>
          </draw:text-box>
        </draw:frame>
        <draw:frame draw:style-name="gr29" draw:text-style-name="P23" draw:layer="layout" svg:width="0.511cm" svg:height="0.598cm" svg:x="9.36cm" svg:y="16.306cm">
          <draw:text-box>
            <text:p text:style-name="P1"><text:span text:style-name="T28">V</text:span></text:p>
          </draw:text-box>
        </draw:frame>
        <draw:frame draw:style-name="gr29" draw:text-style-name="P23" draw:layer="layout" svg:width="0.511cm" svg:height="0.598cm" svg:x="9.779cm" svg:y="16.814cm">
          <draw:text-box>
            <text:p text:style-name="P1"><text:span text:style-name="T28"><text:s/></text:span></text:p>
          </draw:text-box>
        </draw:frame>
        <draw:frame draw:style-name="gr29" draw:text-style-name="P23" draw:layer="layout" svg:width="0.59cm" svg:height="0.598cm" svg:x="11.011cm" svg:y="16.306cm">
          <draw:text-box>
            <text:p text:style-name="P1"><text:span text:style-name="T28">+ </text:span></text:p>
          </draw:text-box>
        </draw:frame>
        <draw:frame draw:style-name="gr1" draw:text-style-name="P2" draw:layer="layout" svg:width="0.641cm" svg:height="0.475cm" svg:x="15.6cm" svg:y="15.606cm">
          <draw:text-box>
            <text:p text:style-name="P1"><text:span text:style-name="T29">V2 </text:span></text:p>
          </draw:text-box>
        </draw:frame>
        <draw:frame draw:style-name="gr1" draw:text-style-name="P2" draw:layer="layout" svg:width="0.997cm" svg:height="0.475cm" svg:x="15.6cm" svg:y="16.08cm">
          <draw:text-box>
            <text:p text:style-name="P1"><text:span text:style-name="T29">15 </text:span><text:span text:style-name="T29">V </text:span></text:p>
          </draw:text-box>
        </draw:frame>
        <draw:frame draw:style-name="gr29" draw:text-style-name="P23" draw:layer="layout" svg:width="1.352cm" svg:height="0.598cm" svg:x="12.581cm" svg:y="16.894cm">
          <draw:text-box>
            <text:p text:style-name="P1"><text:span text:style-name="T28">Vo</text:span><text:span text:style-name="T28">ut </text:span></text:p>
          </draw:text-box>
        </draw:frame>
        <draw:frame draw:style-name="gr1" draw:text-style-name="P2" draw:layer="layout" svg:width="0.663cm" svg:height="0.475cm" svg:x="6.498cm" svg:y="17.681cm">
          <draw:text-box>
            <text:p text:style-name="P1"><text:span text:style-name="T30">R1</text:span><text:span text:style-name="T29"> </text:span></text:p>
          </draw:text-box>
        </draw:frame>
        <draw:frame draw:style-name="gr1" draw:text-style-name="P2" draw:layer="layout" svg:width="0.641cm" svg:height="0.475cm" svg:x="5.596cm" svg:y="18.387cm">
          <draw:text-box>
            <text:p text:style-name="P1"><text:span text:style-name="T29">V1 </text:span></text:p>
          </draw:text-box>
        </draw:frame>
        <draw:frame draw:style-name="gr1" draw:text-style-name="P2" draw:layer="layout" svg:width="0.806cm" svg:height="0.475cm" svg:x="6.236cm" svg:y="18.671cm">
          <draw:text-box>
            <text:p text:style-name="P1"><text:span text:style-name="T30">10</text:span><text:span text:style-name="T30">k </text:span></text:p>
          </draw:text-box>
        </draw:frame>
        <draw:frame draw:style-name="gr1" draw:text-style-name="P2" draw:layer="layout" svg:width="0.76cm" svg:height="0.475cm" svg:x="5.596cm" svg:y="19.412cm">
          <draw:text-box>
            <text:p text:style-name="P1"><text:span text:style-name="T29">1 V </text:span></text:p>
          </draw:text-box>
        </draw:frame>
        <draw:frame draw:style-name="gr1" draw:text-style-name="P2" draw:layer="layout" svg:width="1.467cm" svg:height="0.475cm" svg:x="5.596cm" svg:y="19.962cm">
          <draw:text-box>
            <text:p text:style-name="P1"><text:span text:style-name="T29">10</text:span><text:span text:style-name="T29">0 </text:span><text:span text:style-name="T29">Hz </text:span></text:p>
          </draw:text-box>
        </draw:frame>
        <draw:frame draw:style-name="gr1" draw:text-style-name="P2" draw:layer="layout" svg:width="1.137cm" svg:height="0.475cm" svg:x="5.596cm" svg:y="20.513cm">
          <draw:text-box>
            <text:p text:style-name="P1"><text:span text:style-name="T29">0D</text:span><text:span text:style-name="T29">eg </text:span></text:p>
          </draw:text-box>
        </draw:frame>
        <draw:frame draw:style-name="gr1" draw:text-style-name="P2" draw:layer="layout" svg:width="0.832cm" svg:height="0.475cm" svg:x="10.537cm" svg:y="17.524cm">
          <draw:text-box>
            <text:p text:style-name="P1"><text:span text:style-name="T29">74</text:span><text:span text:style-name="T29">1 </text:span></text:p>
          </draw:text-box>
        </draw:frame>
        <draw:frame draw:style-name="gr29" draw:text-style-name="P23" draw:layer="layout" svg:width="0.511cm" svg:height="0.598cm" svg:x="11.045cm" svg:y="18.266cm">
          <draw:text-box>
            <text:p text:style-name="P1"><text:span text:style-name="T28">- </text:span></text:p>
          </draw:text-box>
        </draw:frame>
        <draw:frame draw:style-name="gr1" draw:text-style-name="P2" draw:layer="layout" svg:width="4.413cm" svg:height="0.475cm" svg:x="8.835cm" svg:y="18.891cm">
          <draw:text-box>
            <text:p text:style-name="P1"><text:span text:style-name="T29">OP</text:span><text:span text:style-name="T29">AM</text:span><text:span text:style-name="T29">P_</text:span><text:span text:style-name="T29">5T</text:span><text:span text:style-name="T29">_VI</text:span><text:span text:style-name="T29">RT</text:span><text:span text:style-name="T29">UA</text:span><text:span text:style-name="T29">L </text:span></text:p>
          </draw:text-box>
        </draw:frame>
        <draw:frame draw:style-name="gr30" draw:text-style-name="P23" draw:layer="layout" svg:width="0.501cm" svg:height="0.568cm" svg:x="14.842cm" svg:y="18.221cm">
          <draw:text-box>
            <text:p text:style-name="P1"><text:span text:style-name="T31"><text:s/></text:span></text:p>
          </draw:text-box>
        </draw:frame>
        <draw:frame draw:style-name="gr29" draw:text-style-name="P23" draw:layer="layout" svg:width="0.511cm" svg:height="0.568cm" svg:x="14.969cm" svg:y="18.221cm">
          <draw:text-box>
            <text:p text:style-name="P1"><text:span text:style-name="T32"><text:s/></text:span></text:p>
          </draw:text-box>
        </draw:frame>
        <draw:frame draw:style-name="gr29" draw:text-style-name="P23" draw:layer="layout" svg:width="0.511cm" svg:height="0.568cm" svg:x="15.388cm" svg:y="18.221cm">
          <draw:text-box>
            <text:p text:style-name="P1"><text:span text:style-name="T32"><text:s text:c="2"/></text:span></text:p>
          </draw:text-box>
        </draw:frame>
        <draw:polygon draw:style-name="gr23" draw:text-style-name="P16" draw:layer="layout" svg:width="0.546cm" svg:height="0.046cm" svg:x="14.842cm" svg:y="18.707cm" svg:viewBox="0 0 547 47" draw:points="0,47 547,47 547,0 0,0">
          <text:p/>
        </draw:polygon>
        <draw:frame draw:style-name="gr1" draw:text-style-name="P2" draw:layer="layout" svg:width="0.641cm" svg:height="0.475cm" svg:x="15.604cm" svg:y="18.417cm">
          <draw:text-box>
            <text:p text:style-name="P1"><text:span text:style-name="T29">V3 </text:span></text:p>
          </draw:text-box>
        </draw:frame>
        <draw:frame draw:style-name="gr1" draw:text-style-name="P2" draw:layer="layout" svg:width="0.422cm" svg:height="0.475cm" svg:x="14.605cm" svg:y="18.862cm">
          <draw:text-box>
            <text:p text:style-name="P1"><text:span text:style-name="T29"><text:s text:c="2"/></text:span></text:p>
          </draw:text-box>
        </draw:frame>
        <draw:polygon draw:style-name="gr23" draw:text-style-name="P16" draw:layer="layout" svg:width="0.999cm" svg:height="0.05cm" svg:x="14.605cm" svg:y="19.27cm" svg:viewBox="0 0 1000 51" draw:points="0,51 1000,51 1000,0 0,0">
          <text:p/>
        </draw:polygon>
        <draw:frame draw:style-name="gr1" draw:text-style-name="P2" draw:layer="layout" svg:width="0.997cm" svg:height="0.475cm" svg:x="15.604cm" svg:y="18.895cm">
          <draw:text-box>
            <text:p text:style-name="P1"><text:span text:style-name="T29">15 </text:span><text:span text:style-name="T29">V </text:span></text:p>
          </draw:text-box>
        </draw:frame>
        <draw:polygon draw:style-name="gr23" draw:text-style-name="P16" draw:layer="layout" svg:width="0.182cm" svg:height="0.051cm" svg:x="4.711cm" svg:y="20.366cm" svg:viewBox="0 0 183 52" draw:points="0,52 183,52 183,0 0,0">
          <text:p/>
        </draw:polygon>
        <draw:frame draw:style-name="gr1" draw:text-style-name="P2" draw:layer="layout" svg:width="0.422cm" svg:height="0.475cm" svg:x="4.712cm" svg:y="19.958cm">
          <draw:text-box>
            <text:p text:style-name="P1"><text:span text:style-name="T29"><text:s text:c="3"/></text:span></text:p>
          </draw:text-box>
        </draw:frame>
        <draw:frame draw:style-name="gr1" draw:text-style-name="P2" draw:layer="layout" svg:width="0.544cm" svg:height="0.475cm" svg:x="10.029cm" svg:y="20.153cm">
          <draw:text-box>
            <text:p text:style-name="P1"><text:span text:style-name="T30">Rf</text:span><text:span text:style-name="T29"> </text:span></text:p>
          </draw:text-box>
        </draw:frame>
        <draw:frame draw:style-name="gr1" draw:text-style-name="P2" draw:layer="layout" svg:width="1.044cm" svg:height="0.475cm" svg:x="9.673cm" svg:y="21.135cm">
          <draw:text-box>
            <text:p text:style-name="P1"><text:span text:style-name="T30">10</text:span><text:span text:style-name="T30">0k</text:span><text:span text:style-name="T29"> </text:span></text:p>
          </draw:text-box>
        </draw:frame>
        <draw:frame draw:style-name="gr22" draw:text-style-name="P15" draw:layer="layout" svg:width="0.283cm" svg:height="0.314cm" svg:x="2.362cm" svg:y="2.774cm">
          <draw:text-box>
            <text:p text:style-name="P1"><text:span text:style-name="T23"><text:s/></text:span></text:p>
          </draw:text-box>
        </draw:frame>
        <draw:frame draw:style-name="gr29" draw:text-style-name="P23" draw:layer="layout" svg:width="0.942cm" svg:height="0.598cm" svg:x="11.057cm" svg:y="3.242cm">
          <draw:text-box>
            <text:p text:style-name="P1"><text:span text:style-name="T28">V</text:span><text:span text:style-name="T28">+ </text:span></text:p>
          </draw:text-box>
        </draw:frame>
        <draw:frame draw:style-name="gr12" draw:text-style-name="P9" draw:layer="layout" svg:width="0.528cm" svg:height="0.615cm" svg:x="2.362cm" svg:y="3.865cm">
          <draw:text-box>
            <text:p text:style-name="P1"><text:span text:style-name="T10"><text:s/></text:span></text:p>
          </draw:text-box>
        </draw:frame>
        <draw:frame draw:style-name="gr16" draw:text-style-name="P11" draw:layer="layout" svg:width="0.662cm" svg:height="0.492cm" svg:x="4.932cm" svg:y="5.211cm">
          <draw:text-box>
            <text:p text:style-name="P1"><text:span text:style-name="T15">V1 </text:span></text:p>
          </draw:text-box>
        </draw:frame>
        <draw:frame draw:style-name="gr29" draw:text-style-name="P23" draw:layer="layout" svg:width="0.701cm" svg:height="0.598cm" svg:x="11.324cm" svg:y="4.867cm">
          <draw:text-box>
            <text:p text:style-name="P1"><text:span text:style-name="T28">V- </text:span></text:p>
          </draw:text-box>
        </draw:frame>
        <draw:frame draw:style-name="gr10" draw:text-style-name="P7" draw:layer="layout" svg:width="0.494cm" svg:height="0.581cm" svg:x="11.976cm" svg:y="3.126cm">
          <draw:text-box>
            <text:p text:style-name="P1"><text:span text:style-name="T13"><text:s/></text:span></text:p>
          </draw:text-box>
        </draw:frame>
        <draw:frame draw:style-name="gr10" draw:text-style-name="P7" draw:layer="layout" svg:width="0.494cm" svg:height="0.581cm" svg:x="11.976cm" svg:y="3.727cm">
          <draw:text-box>
            <text:p text:style-name="P1"><text:span text:style-name="T13"><text:s/></text:span></text:p>
          </draw:text-box>
        </draw:frame>
        <draw:frame draw:style-name="gr16" draw:text-style-name="P11" draw:layer="layout" svg:width="1.082cm" svg:height="0.492cm" svg:x="12.433cm" svg:y="4.627cm">
          <draw:text-box>
            <text:p text:style-name="P1"><text:span text:style-name="T15">Ide</text:span><text:span text:style-name="T15">al </text:span></text:p>
          </draw:text-box>
        </draw:frame>
        <draw:frame draw:style-name="gr29" draw:text-style-name="P23" draw:layer="layout" svg:width="0.511cm" svg:height="0.577cm" svg:x="14.262cm" svg:y="3.114cm">
          <draw:text-box>
            <text:p text:style-name="P1"><text:span text:style-name="T33"><text:s/></text:span></text:p>
          </draw:text-box>
        </draw:frame>
        <draw:frame draw:style-name="gr31" draw:text-style-name="P23" draw:layer="layout" svg:width="1.251cm" svg:height="0.598cm" svg:x="16.764cm" svg:y="3.728cm">
          <draw:text-box>
            <text:p text:style-name="P1"><text:span text:style-name="T34">V</text:span><text:span text:style-name="T34">ou</text:span><text:span text:style-name="T34">t</text:span></text:p>
          </draw:text-box>
        </draw:frame>
        <draw:frame draw:style-name="gr29" draw:text-style-name="P23" draw:layer="layout" svg:width="0.511cm" svg:height="0.598cm" svg:x="18.009cm" svg:y="3.728cm">
          <draw:text-box>
            <text:p text:style-name="P1"><text:span text:style-name="T28"><text:s/></text:span></text:p>
          </draw:text-box>
        </draw:frame>
        <draw:frame draw:style-name="gr16" draw:text-style-name="P11" draw:layer="layout" svg:width="0.785cm" svg:height="0.492cm" svg:x="4.868cm" svg:y="5.693cm">
          <draw:text-box>
            <text:p text:style-name="P1"><text:span text:style-name="T15">1 V </text:span></text:p>
          </draw:text-box>
        </draw:frame>
        <draw:frame draw:style-name="gr16" draw:text-style-name="P11" draw:layer="layout" svg:width="0.688cm" svg:height="0.492cm" svg:x="8.234cm" svg:y="6.624cm">
          <draw:text-box>
            <text:p text:style-name="P1"><text:span text:style-name="T12">R1</text:span><text:span text:style-name="T15"> </text:span></text:p>
          </draw:text-box>
        </draw:frame>
        <draw:frame draw:style-name="gr1" draw:text-style-name="P2" draw:layer="layout" svg:width="0.422cm" svg:height="0.475cm" svg:x="2.362cm" svg:y="7.148cm">
          <draw:text-box>
            <text:p text:style-name="P1"><text:span text:style-name="T29"><text:s/></text:span></text:p>
          </draw:text-box>
        </draw:frame>
        <draw:frame draw:style-name="gr16" draw:text-style-name="P11" draw:layer="layout" svg:width="0.836cm" svg:height="0.492cm" svg:x="8.005cm" svg:y="7.636cm">
          <draw:text-box>
            <text:p text:style-name="P1"><text:span text:style-name="T12">10</text:span><text:span text:style-name="T12">k</text:span><text:span text:style-name="T15"> </text:span></text:p>
          </draw:text-box>
        </draw:frame>
        <draw:frame draw:style-name="gr16" draw:text-style-name="P11" draw:layer="layout" svg:width="4.578cm" svg:height="0.492cm" svg:x="11.299cm" svg:y="6.019cm">
          <draw:text-box>
            <text:p text:style-name="P1"><text:span text:style-name="T15">OP</text:span><text:span text:style-name="T15">AM</text:span><text:span text:style-name="T15">P_</text:span><text:span text:style-name="T15">3T</text:span><text:span text:style-name="T15">_VI</text:span><text:span text:style-name="T15">RT</text:span><text:span text:style-name="T15">UA</text:span><text:span text:style-name="T15">L </text:span></text:p>
          </draw:text-box>
        </draw:frame>
        <draw:frame draw:style-name="gr16" draw:text-style-name="P11" draw:layer="layout" svg:width="0.565cm" svg:height="0.492cm" svg:x="12.967cm" svg:y="6.629cm">
          <draw:text-box>
            <text:p text:style-name="P1"><text:span text:style-name="T12">Rf </text:span></text:p>
          </draw:text-box>
        </draw:frame>
        <draw:frame draw:style-name="gr16" draw:text-style-name="P11" draw:layer="layout" svg:width="1.082cm" svg:height="0.492cm" svg:x="12.603cm" svg:y="7.641cm">
          <draw:text-box>
            <text:p text:style-name="P1"><text:span text:style-name="T12">10</text:span><text:span text:style-name="T12">0k</text:span><text:span text:style-name="T15"> </text:span></text:p>
          </draw:text-box>
        </draw:frame>
        <draw:frame draw:style-name="gr32" draw:text-style-name="P24" draw:layer="layout" svg:width="0.333cm" svg:height="0.378cm" svg:x="2.362cm" svg:y="8.664cm">
          <draw:text-box>
            <text:p text:style-name="P1"><text:span text:style-name="T35"><text:s/></text:span></text:p>
          </draw:text-box>
        </draw:frame>
        <draw:frame draw:style-name="gr20" draw:text-style-name="P2" draw:layer="layout" svg:width="0.401cm" svg:height="0.471cm" svg:x="4.428cm" svg:y="9.211cm">
          <draw:text-box>
            <text:p text:style-name="P1"><text:span text:style-name="T21">a.</text:span></text:p>
          </draw:text-box>
        </draw:frame>
        <draw:frame draw:style-name="gr21" draw:text-style-name="P2" draw:layer="layout" svg:width="0.408cm" svg:height="0.475cm" svg:x="4.707cm" svg:y="9.205cm">
          <draw:text-box>
            <text:p text:style-name="P1"><text:span text:style-name="T22"><text:s/></text:span></text:p>
          </draw:text-box>
        </draw:frame>
        <draw:frame draw:style-name="gr1" draw:text-style-name="P2" draw:layer="layout" svg:width="0.422cm" svg:height="0.471cm" svg:x="4.826cm" svg:y="9.211cm">
          <draw:text-box>
            <text:p text:style-name="P1"><text:span text:style-name="T1">V</text:span></text:p>
          </draw:text-box>
        </draw:frame>
        <draw:frame draw:style-name="gr22" draw:text-style-name="P15" draw:layer="layout" svg:width="0.336cm" svg:height="0.314cm" svg:x="5.131cm" svg:y="9.37cm">
          <draw:text-box>
            <text:p text:style-name="P1"><text:span text:style-name="T23">R1</text:span></text:p>
          </draw:text-box>
        </draw:frame>
        <draw:frame draw:style-name="gr1" draw:text-style-name="P2" draw:layer="layout" svg:width="0.438cm" svg:height="0.471cm" svg:x="5.465cm" svg:y="9.211cm">
          <draw:text-box>
            <text:p text:style-name="P1"><text:span text:style-name="T1">: <text:s text:c="2"/></text:span></text:p>
          </draw:text-box>
        </draw:frame>
        <draw:polygon draw:style-name="gr23" draw:text-style-name="P16" draw:layer="layout" svg:width="3.899cm" svg:height="0.021cm" svg:x="5.689cm" svg:y="9.635cm" svg:viewBox="0 0 3900 22" draw:points="0,22 3900,22 3900,0 0,0">
          <text:p/>
        </draw:polygon>
        <draw:frame draw:style-name="gr1" draw:text-style-name="P2" draw:layer="layout" svg:width="0.422cm" svg:height="0.471cm" svg:x="9.589cm" svg:y="9.211cm">
          <draw:text-box>
            <text:p text:style-name="P1"><text:span text:style-name="T1"><text:s/></text:span></text:p>
          </draw:text-box>
        </draw:frame>
        <draw:frame draw:style-name="gr1" draw:text-style-name="P2" draw:layer="layout" svg:width="0.422cm" svg:height="0.471cm" svg:x="2.362cm" svg:y="9.702cm">
          <draw:text-box>
            <text:p text:style-name="P1"><text:span text:style-name="T1"><text:s/></text:span></text:p>
          </draw:text-box>
        </draw:frame>
        <draw:frame draw:style-name="gr1" draw:text-style-name="P2" draw:layer="layout" svg:width="0.705cm" svg:height="0.471cm" svg:x="4.534cm" svg:y="10.189cm">
          <draw:text-box>
            <text:p text:style-name="P1"><text:span text:style-name="T1">c. </text:span><text:span text:style-name="T1">V</text:span></text:p>
          </draw:text-box>
        </draw:frame>
        <draw:frame draw:style-name="gr22" draw:text-style-name="P15" draw:layer="layout" svg:width="0.283cm" svg:height="0.314cm" svg:x="5.228cm" svg:y="10.348cm">
          <draw:text-box>
            <text:p text:style-name="P1"><text:span text:style-name="T23">+</text:span></text:p>
          </draw:text-box>
        </draw:frame>
        <draw:frame draw:style-name="gr1" draw:text-style-name="P2" draw:layer="layout" svg:width="0.438cm" svg:height="0.471cm" svg:x="5.389cm" svg:y="10.189cm">
          <draw:text-box>
            <text:p text:style-name="P1"><text:span text:style-name="T1">: <text:s text:c="2"/></text:span></text:p>
          </draw:text-box>
        </draw:frame>
        <draw:polygon draw:style-name="gr23" draw:text-style-name="P16" draw:layer="layout" svg:width="3.916cm" svg:height="0.021cm" svg:x="5.613cm" svg:y="10.613cm" svg:viewBox="0 0 3917 22" draw:points="0,22 3917,22 3917,0 0,0">
          <text:p/>
        </draw:polygon>
        <draw:frame draw:style-name="gr1" draw:text-style-name="P2" draw:layer="layout" svg:width="0.422cm" svg:height="0.471cm" svg:x="9.529cm" svg:y="10.189cm">
          <draw:text-box>
            <text:p text:style-name="P1"><text:span text:style-name="T1"><text:s/></text:span></text:p>
          </draw:text-box>
        </draw:frame>
        <draw:frame draw:style-name="gr1" draw:text-style-name="P2" draw:layer="layout" svg:width="0.422cm" svg:height="0.471cm" svg:x="2.362cm" svg:y="10.676cm">
          <draw:text-box>
            <text:p text:style-name="P1"><text:span text:style-name="T1"><text:s/></text:span></text:p>
          </draw:text-box>
        </draw:frame>
        <draw:frame draw:style-name="gr1" draw:text-style-name="P2" draw:layer="layout" svg:width="1.213cm" svg:height="0.471cm" svg:x="4.458cm" svg:y="11.163cm">
          <draw:text-box>
            <text:p text:style-name="P1"><text:span text:style-name="T1">e. </text:span><text:span text:style-name="T1">I+: <text:s/></text:span><text:span text:style-name="T1"><text:s/></text:span></text:p>
          </draw:text-box>
        </draw:frame>
        <draw:polygon draw:style-name="gr23" draw:text-style-name="P16" draw:layer="layout" svg:width="3.916cm" svg:height="0.021cm" svg:x="5.448cm" svg:y="11.586cm" svg:viewBox="0 0 3917 22" draw:points="0,22 3917,22 3917,0 0,0">
          <text:p/>
        </draw:polygon>
        <draw:frame draw:style-name="gr1" draw:text-style-name="P2" draw:layer="layout" svg:width="0.422cm" svg:height="0.471cm" svg:x="9.364cm" svg:y="11.163cm">
          <draw:text-box>
            <text:p text:style-name="P1"><text:span text:style-name="T1"><text:s/></text:span></text:p>
          </draw:text-box>
        </draw:frame>
        <draw:frame draw:style-name="gr24" draw:text-style-name="P17" draw:layer="layout" svg:width="0.562cm" svg:height="0.628cm" svg:x="2.362cm" svg:y="11.673cm">
          <draw:text-box>
            <text:p text:style-name="P1"><text:span text:style-name="T24"><text:s/></text:span></text:p>
          </draw:text-box>
        </draw:frame>
        <draw:frame draw:style-name="gr1" draw:text-style-name="P2" draw:layer="layout" svg:width="0.565cm" svg:height="0.471cm" svg:x="4.449cm" svg:y="12.314cm">
          <draw:text-box>
            <text:p text:style-name="P1"><text:span text:style-name="T1">g. I</text:span></text:p>
          </draw:text-box>
        </draw:frame>
        <draw:frame draw:style-name="gr22" draw:text-style-name="P15" draw:layer="layout" svg:width="0.349cm" svg:height="0.314cm" svg:x="4.991cm" svg:y="12.473cm">
          <draw:text-box>
            <text:p text:style-name="P1"><text:span text:style-name="T23">RF</text:span></text:p>
          </draw:text-box>
        </draw:frame>
        <draw:frame draw:style-name="gr1" draw:text-style-name="P2" draw:layer="layout" svg:width="0.438cm" svg:height="0.471cm" svg:x="5.338cm" svg:y="12.314cm">
          <draw:text-box>
            <text:p text:style-name="P1"><text:span text:style-name="T1">: <text:s text:c="2"/></text:span></text:p>
          </draw:text-box>
        </draw:frame>
        <draw:polygon draw:style-name="gr23" draw:text-style-name="P16" draw:layer="layout" svg:width="3.924cm" svg:height="0.021cm" svg:x="5.562cm" svg:y="12.738cm" svg:viewBox="0 0 3925 22" draw:points="0,22 3925,22 3925,0 0,0">
          <text:p/>
        </draw:polygon>
        <draw:frame draw:style-name="gr1" draw:text-style-name="P2" draw:layer="layout" svg:width="0.422cm" svg:height="0.471cm" svg:x="9.487cm" svg:y="12.314cm">
          <draw:text-box>
            <text:p text:style-name="P1"><text:span text:style-name="T1"><text:s/></text:span></text:p>
          </draw:text-box>
        </draw:frame>
        <draw:frame draw:style-name="gr1" draw:text-style-name="P2" draw:layer="layout" svg:width="0.73cm" svg:height="0.471cm" svg:x="12.052cm" svg:y="9.211cm">
          <draw:text-box>
            <text:p text:style-name="P1"><text:span text:style-name="T1">b. </text:span><text:span text:style-name="T1">V</text:span></text:p>
          </draw:text-box>
        </draw:frame>
        <draw:frame draw:style-name="gr22" draw:text-style-name="P15" draw:layer="layout" svg:width="0.349cm" svg:height="0.314cm" svg:x="12.764cm" svg:y="9.37cm">
          <draw:text-box>
            <text:p text:style-name="P1"><text:span text:style-name="T23">RF</text:span></text:p>
          </draw:text-box>
        </draw:frame>
        <draw:frame draw:style-name="gr1" draw:text-style-name="P2" draw:layer="layout" svg:width="0.438cm" svg:height="0.471cm" svg:x="13.106cm" svg:y="9.211cm">
          <draw:text-box>
            <text:p text:style-name="P1"><text:span text:style-name="T1">: <text:s text:c="2"/></text:span></text:p>
          </draw:text-box>
        </draw:frame>
        <draw:polygon draw:style-name="gr23" draw:text-style-name="P16" draw:layer="layout" svg:width="3.929cm" svg:height="0.021cm" svg:x="13.33cm" svg:y="9.635cm" svg:viewBox="0 0 3930 22" draw:points="0,22 3930,22 3930,0 0,0">
          <text:p/>
        </draw:polygon>
        <draw:frame draw:style-name="gr1" draw:text-style-name="P2" draw:layer="layout" svg:width="0.422cm" svg:height="0.471cm" svg:x="17.259cm" svg:y="9.211cm">
          <draw:text-box>
            <text:p text:style-name="P1"><text:span text:style-name="T1"><text:s/></text:span></text:p>
          </draw:text-box>
        </draw:frame>
        <draw:frame draw:style-name="gr1" draw:text-style-name="P2" draw:layer="layout" svg:width="0.422cm" svg:height="0.471cm" svg:x="9.986cm" svg:y="9.702cm">
          <draw:text-box>
            <text:p text:style-name="P1"><text:span text:style-name="T1"><text:s/></text:span></text:p>
          </draw:text-box>
        </draw:frame>
        <draw:frame draw:style-name="gr1" draw:text-style-name="P2" draw:layer="layout" svg:width="1.306cm" svg:height="0.471cm" svg:x="12.158cm" svg:y="10.189cm">
          <draw:text-box>
            <text:p text:style-name="P1"><text:span text:style-name="T1">d. </text:span><text:span text:style-name="T1">V-: <text:s/></text:span><text:span text:style-name="T1"><text:s/></text:span></text:p>
          </draw:text-box>
        </draw:frame>
        <draw:polygon draw:style-name="gr23" draw:text-style-name="P16" draw:layer="layout" svg:width="3.907cm" svg:height="0.021cm" svg:x="13.246cm" svg:y="10.613cm" svg:viewBox="0 0 3908 22" draw:points="0,22 3908,22 3908,0 0,0">
          <text:p/>
        </draw:polygon>
        <draw:frame draw:style-name="gr1" draw:text-style-name="P2" draw:layer="layout" svg:width="0.422cm" svg:height="0.471cm" svg:x="17.153cm" svg:y="10.189cm">
          <draw:text-box>
            <text:p text:style-name="P1"><text:span text:style-name="T1"><text:s/></text:span></text:p>
          </draw:text-box>
        </draw:frame>
        <draw:frame draw:style-name="gr1" draw:text-style-name="P2" draw:layer="layout" svg:width="0.422cm" svg:height="0.471cm" svg:x="9.986cm" svg:y="10.676cm">
          <draw:text-box>
            <text:p text:style-name="P1"><text:span text:style-name="T1"><text:s/></text:span></text:p>
          </draw:text-box>
        </draw:frame>
        <draw:frame draw:style-name="gr1" draw:text-style-name="P2" draw:layer="layout" svg:width="0.764cm" svg:height="0.471cm" svg:x="12.082cm" svg:y="11.108cm">
          <draw:text-box>
            <text:p text:style-name="P1"><text:span text:style-name="T1">f. V </text:span></text:p>
          </draw:text-box>
        </draw:frame>
        <draw:frame draw:style-name="gr1" draw:text-style-name="P2" draw:layer="layout" svg:width="0.438cm" svg:height="0.471cm" svg:x="13.098cm" svg:y="11.108cm">
          <draw:text-box>
            <text:p text:style-name="P1"><text:span text:style-name="T1">: <text:s text:c="2"/></text:span></text:p>
          </draw:text-box>
        </draw:frame>
        <draw:polygon draw:style-name="gr23" draw:text-style-name="P16" draw:layer="layout" svg:width="3.907cm" svg:height="0.021cm" svg:x="13.322cm" svg:y="11.531cm" svg:viewBox="0 0 3908 22" draw:points="0,22 3908,22 3908,0 0,0">
          <text:p/>
        </draw:polygon>
        <draw:frame draw:style-name="gr1" draw:text-style-name="P2" draw:layer="layout" svg:width="0.422cm" svg:height="0.471cm" svg:x="17.23cm" svg:y="11.108cm">
          <draw:text-box>
            <text:p text:style-name="P1"><text:span text:style-name="T1"><text:s/></text:span></text:p>
          </draw:text-box>
        </draw:frame>
        <draw:frame draw:style-name="gr22" draw:text-style-name="P15" draw:layer="layout" svg:width="0.442cm" svg:height="0.314cm" svg:x="12.738cm" svg:y="11.524cm">
          <draw:text-box>
            <text:p text:style-name="P1"><text:span text:style-name="T23">out </text:span></text:p>
          </draw:text-box>
        </draw:frame>
        <draw:frame draw:style-name="gr19" draw:text-style-name="P14" draw:layer="layout" svg:width="0.405cm" svg:height="0.454cm" svg:x="9.986cm" svg:y="11.843cm">
          <draw:text-box>
            <text:p text:style-name="P1"><text:span text:style-name="T36"><text:s/></text:span></text:p>
          </draw:text-box>
        </draw:frame>
        <draw:frame draw:style-name="gr1" draw:text-style-name="P2" draw:layer="layout" svg:width="1.683cm" svg:height="0.471cm" svg:x="12.073cm" svg:y="12.314cm">
          <draw:text-box>
            <text:p text:style-name="P1"><text:span text:style-name="T1">h. </text:span><text:span text:style-name="T1">Gai</text:span><text:span text:style-name="T1">n: <text:s text:c="2"/></text:span></text:p>
          </draw:text-box>
        </draw:frame>
        <draw:polygon draw:style-name="gr23" draw:text-style-name="P16" draw:layer="layout" svg:width="3.7cm" svg:height="0.021cm" svg:x="13.538cm" svg:y="12.738cm" svg:viewBox="0 0 3701 22" draw:points="0,22 3701,22 3701,0 0,0">
          <text:p/>
        </draw:polygon>
        <draw:frame draw:style-name="gr1" draw:text-style-name="P2" draw:layer="layout" svg:width="0.422cm" svg:height="0.471cm" svg:x="17.238cm" svg:y="12.314cm">
          <draw:text-box>
            <text:p text:style-name="P1"><text:span text:style-name="T1"><text:s/></text:span></text:p>
          </draw:text-box>
        </draw:frame>
        <draw:frame draw:style-name="gr22" draw:text-style-name="P15" draw:layer="layout" svg:width="0.283cm" svg:height="0.314cm" svg:x="2.362cm" svg:y="12.807cm">
          <draw:text-box>
            <text:p text:style-name="P1"><text:span text:style-name="T23"><text:s/></text:span></text:p>
          </draw:text-box>
        </draw:frame>
        <draw:frame draw:style-name="gr13" draw:text-style-name="P2" draw:layer="layout" svg:width="0.455cm" svg:height="0.497cm" svg:x="2.54cm" svg:y="13.272cm">
          <draw:text-box>
            <text:p text:style-name="P1"><text:span text:style-name="T7">3.</text:span></text:p>
          </draw:text-box>
        </draw:frame>
        <draw:frame draw:style-name="gr14" draw:text-style-name="P2" draw:layer="layout" svg:width="0.418cm" svg:height="0.475cm" svg:x="2.841cm" svg:y="13.282cm">
          <draw:text-box>
            <text:p text:style-name="P1"><text:span text:style-name="T8"><text:s/></text:span></text:p>
          </draw:text-box>
        </draw:frame>
        <draw:frame draw:style-name="gr1" draw:text-style-name="P2" draw:layer="layout" svg:width="17.134cm" svg:height="0.497cm" svg:x="2.963cm" svg:y="13.272cm">
          <draw:text-box>
            <text:p text:style-name="P1"><text:span text:style-name="T9">Vo</text:span><text:span text:style-name="T9">lta</text:span><text:span text:style-name="T9">ge </text:span><text:span text:style-name="T9">Co</text:span><text:span text:style-name="T9">nt</text:span><text:span text:style-name="T9">rol</text:span><text:span text:style-name="T9">le</text:span><text:span text:style-name="T9">d </text:span><text:span text:style-name="T9">Vo</text:span><text:span text:style-name="T9">lta</text:span><text:span text:style-name="T9">ge </text:span><text:span text:style-name="T9">So</text:span><text:span text:style-name="T9">ur</text:span><text:span text:style-name="T9">ce </text:span><text:span text:style-name="T9">(V</text:span><text:span text:style-name="T9">CV</text:span><text:span text:style-name="T9">S) </text:span><text:span text:style-name="T9">us</text:span><text:span text:style-name="T9">in</text:span><text:span text:style-name="T9">g </text:span><text:span text:style-name="T9">No</text:span><text:span text:style-name="T9">n-</text:span><text:span text:style-name="T9">in</text:span><text:span text:style-name="T9">ve</text:span><text:span text:style-name="T9">rti</text:span><text:span text:style-name="T9">ng </text:span><text:span text:style-name="T9">Op </text:span><text:span text:style-name="T9">A</text:span><text:span text:style-name="T9">m</text:span><text:span text:style-name="T9">p </text:span></text:p>
          </draw:text-box>
        </draw:frame>
        <draw:frame draw:style-name="gr1" draw:text-style-name="P2" draw:layer="layout" svg:width="10.272cm" svg:height="0.471cm" svg:x="2.54cm" svg:y="13.804cm">
          <draw:text-box>
            <text:p text:style-name="P1"><text:span text:style-name="T1">For </text:span><text:span text:style-name="T1">a </text:span><text:span text:style-name="T1">non</text:span><text:span text:style-name="T1">-</text:span><text:span text:style-name="T1">inv</text:span><text:span text:style-name="T1">erti</text:span><text:span text:style-name="T1">ng </text:span><text:span text:style-name="T1">Op </text:span><text:span text:style-name="T1">Am</text:span><text:span text:style-name="T1">p </text:span><text:span text:style-name="T1">circ</text:span><text:span text:style-name="T1">uits </text:span><text:span text:style-name="T1">sho</text:span><text:span text:style-name="T1">wn </text:span><text:span text:style-name="T1">bel</text:span><text:span text:style-name="T1">ow </text:span><text:span text:style-name="T1">(R1</text:span><text:span text:style-name="T1">=10</text:span><text:span text:style-name="T1">K</text:span></text:p>
          </draw:text-box>
        </draw:frame>
        <draw:frame draw:style-name="gr1" draw:text-style-name="P2" draw:layer="layout" svg:width="0.422cm" svg:height="0.422cm" svg:x="12.819cm" svg:y="13.888cm">
          <draw:text-box>
            <text:p text:style-name="P1"><text:span text:style-name="T37">Ω</text:span></text:p>
          </draw:text-box>
        </draw:frame>
        <draw:frame draw:style-name="gr1" draw:text-style-name="P2" draw:layer="layout" svg:width="0.497cm" svg:height="0.471cm" svg:x="13.149cm" svg:y="13.804cm">
          <draw:text-box>
            <text:p text:style-name="P1"><text:span text:style-name="T1">, R</text:span></text:p>
          </draw:text-box>
        </draw:frame>
        <draw:frame draw:style-name="gr22" draw:text-style-name="P15" draw:layer="layout" svg:width="0.283cm" svg:height="0.314cm" svg:x="13.644cm" svg:y="13.963cm">
          <draw:text-box>
            <text:p text:style-name="P1"><text:span text:style-name="T23">f</text:span></text:p>
          </draw:text-box>
        </draw:frame>
        <draw:frame draw:style-name="gr1" draw:text-style-name="P2" draw:layer="layout" svg:width="1.391cm" svg:height="0.471cm" svg:x="13.737cm" svg:y="13.804cm">
          <draw:text-box>
            <text:p text:style-name="P1"><text:span text:style-name="T1"><text:s/></text:span><text:span text:style-name="T1">= </text:span><text:span text:style-name="T1">100</text:span><text:span text:style-name="T1">K</text:span></text:p>
          </draw:text-box>
        </draw:frame>
        <draw:frame draw:style-name="gr1" draw:text-style-name="P2" draw:layer="layout" svg:width="0.422cm" svg:height="0.422cm" svg:x="15.126cm" svg:y="13.888cm">
          <draw:text-box>
            <text:p text:style-name="P1"><text:span text:style-name="T37">Ω</text:span></text:p>
          </draw:text-box>
        </draw:frame>
        <draw:frame draw:style-name="gr1" draw:text-style-name="P2" draw:layer="layout" svg:width="2.58cm" svg:height="0.471cm" svg:x="15.456cm" svg:y="13.804cm">
          <draw:text-box>
            <text:p text:style-name="P1"><text:span text:style-name="T1">), </text:span><text:span text:style-name="T1">calc</text:span><text:span text:style-name="T1">ulat</text:span><text:span text:style-name="T1">e </text:span><text:span text:style-name="T1">the </text:span></text:p>
          </draw:text-box>
        </draw:frame>
        <draw:frame draw:style-name="gr1" draw:text-style-name="P2" draw:layer="layout" svg:width="10.226cm" svg:height="0.471cm" svg:x="2.54cm" svg:y="14.291cm">
          <draw:text-box>
            <text:p text:style-name="P1"><text:span text:style-name="T1">exp</text:span><text:span text:style-name="T1">ecte</text:span><text:span text:style-name="T1">d </text:span><text:span text:style-name="T1">clos</text:span><text:span text:style-name="T1">ed-</text:span><text:span text:style-name="T1">loo</text:span><text:span text:style-name="T1">p </text:span><text:span text:style-name="T1">volt</text:span><text:span text:style-name="T1">age </text:span><text:span text:style-name="T1">gai</text:span><text:span text:style-name="T1">n </text:span><text:span text:style-name="T1">and </text:span><text:span text:style-name="T1">the </text:span><text:span text:style-name="T1">inp</text:span><text:span text:style-name="T1">ut </text:span><text:span text:style-name="T1">imp</text:span><text:span text:style-name="T1">eda</text:span><text:span text:style-name="T1">nce</text:span><text:span text:style-name="T1">. </text:span></text:p>
          </draw:text-box>
        </draw:frame>
        <draw:frame draw:style-name="gr33" draw:text-style-name="P25" draw:layer="layout" svg:width="0.317cm" svg:height="0.353cm" svg:x="2.362cm" svg:y="14.784cm">
          <draw:text-box>
            <text:p text:style-name="P1"><text:span text:style-name="T38"><text:s/></text:span></text:p>
          </draw:text-box>
        </draw:frame>
        <draw:frame draw:style-name="gr2" draw:text-style-name="P3" draw:layer="layout" svg:width="0.35cm" svg:height="0.39cm" svg:x="2.362cm" svg:y="21.87cm">
          <draw:text-box>
            <text:p text:style-name="P1"><text:span text:style-name="T2"><text:s/></text:span></text:p>
          </draw:text-box>
        </draw:frame>
        <draw:frame draw:style-name="gr22" draw:text-style-name="P15" draw:layer="layout" svg:width="0.283cm" svg:height="0.314cm" svg:x="2.362cm" svg:y="22.277cm">
          <draw:text-box>
            <text:p text:style-name="P1"><text:span text:style-name="T23"><text:s/></text:span></text:p>
          </draw:text-box>
        </draw:frame>
        <draw:frame draw:style-name="gr20" draw:text-style-name="P2" draw:layer="layout" svg:width="0.401cm" svg:height="0.471cm" svg:x="2.54cm" svg:y="22.766cm">
          <draw:text-box>
            <text:p text:style-name="P1"><text:span text:style-name="T21">a.</text:span></text:p>
          </draw:text-box>
        </draw:frame>
        <draw:frame draw:style-name="gr21" draw:text-style-name="P2" draw:layer="layout" svg:width="0.408cm" svg:height="0.475cm" svg:x="2.819cm" svg:y="22.761cm">
          <draw:text-box>
            <text:p text:style-name="P1"><text:span text:style-name="T22"><text:s/></text:span></text:p>
          </draw:text-box>
        </draw:frame>
        <draw:frame draw:style-name="gr1" draw:text-style-name="P2" draw:layer="layout" svg:width="3.329cm" svg:height="0.471cm" svg:x="2.938cm" svg:y="22.766cm">
          <draw:text-box>
            <text:p text:style-name="P1"><text:span text:style-name="T1">Clo</text:span><text:span text:style-name="T1">se </text:span><text:span text:style-name="T1">Lo</text:span><text:span text:style-name="T1">op </text:span><text:span text:style-name="T1">Gai</text:span><text:span text:style-name="T1">n: <text:s text:c="2"/></text:span></text:p>
          </draw:text-box>
        </draw:frame>
        <draw:polygon draw:style-name="gr23" draw:text-style-name="P16" draw:layer="layout" svg:width="3.916cm" svg:height="0.021cm" svg:x="6.04cm" svg:y="23.19cm" svg:viewBox="0 0 3917 22" draw:points="0,22 3917,22 3917,0 0,0">
          <text:p/>
        </draw:polygon>
        <draw:frame draw:style-name="gr1" draw:text-style-name="P2" draw:layer="layout" svg:width="0.422cm" svg:height="0.471cm" svg:x="9.957cm" svg:y="22.766cm">
          <draw:text-box>
            <text:p text:style-name="P1"><text:span text:style-name="T1"><text:s/></text:span></text:p>
          </draw:text-box>
        </draw:frame>
        <draw:frame draw:style-name="gr20" draw:text-style-name="P2" draw:layer="layout" svg:width="0.401cm" svg:height="0.471cm" svg:x="12.704cm" svg:y="22.711cm">
          <draw:text-box>
            <text:p text:style-name="P1"><text:span text:style-name="T21">b.</text:span></text:p>
          </draw:text-box>
        </draw:frame>
        <draw:frame draw:style-name="gr21" draw:text-style-name="P2" draw:layer="layout" svg:width="0.408cm" svg:height="0.475cm" svg:x="13.009cm" svg:y="22.705cm">
          <draw:text-box>
            <text:p text:style-name="P1"><text:span text:style-name="T22"><text:s/></text:span></text:p>
          </draw:text-box>
        </draw:frame>
        <draw:frame draw:style-name="gr1" draw:text-style-name="P2" draw:layer="layout" svg:width="0.802cm" svg:height="0.471cm" svg:x="13.128cm" svg:y="22.711cm">
          <draw:text-box>
            <text:p text:style-name="P1"><text:span text:style-name="T1">Z : <text:s/></text:span><text:span text:style-name="T1"><text:s/></text:span></text:p>
          </draw:text-box>
        </draw:frame>
        <draw:polygon draw:style-name="gr23" draw:text-style-name="P16" draw:layer="layout" svg:width="4.013cm" svg:height="0.021cm" svg:x="13.72cm" svg:y="23.135cm" svg:viewBox="0 0 4014 22" draw:points="0,22 4014,22 4014,0 0,0">
          <text:p/>
        </draw:polygon>
        <draw:frame draw:style-name="gr1" draw:text-style-name="P2" draw:layer="layout" svg:width="0.422cm" svg:height="0.471cm" svg:x="17.733cm" svg:y="22.711cm">
          <draw:text-box>
            <text:p text:style-name="P1"><text:span text:style-name="T1"><text:s/></text:span></text:p>
          </draw:text-box>
        </draw:frame>
        <draw:frame draw:style-name="gr22" draw:text-style-name="P15" draw:layer="layout" svg:width="0.298cm" svg:height="0.314cm" svg:x="13.382cm" svg:y="23.132cm">
          <draw:text-box>
            <text:p text:style-name="P1"><text:span text:style-name="T23">in </text:span></text:p>
          </draw:text-box>
        </draw:frame>
        <draw:frame draw:style-name="gr34" draw:text-style-name="P26" draw:layer="layout" svg:width="0.266cm" svg:height="0.297cm" svg:x="2.362cm" svg:y="23.444cm">
          <draw:text-box>
            <text:p text:style-name="P1"><text:span text:style-name="T39"><text:s/></text:span></text:p>
          </draw:text-box>
        </draw:frame>
        <draw:frame draw:style-name="gr20" draw:text-style-name="P2" draw:layer="layout" svg:width="0.401cm" svg:height="0.471cm" svg:x="2.54cm" svg:y="23.914cm">
          <draw:text-box>
            <text:p text:style-name="P1"><text:span text:style-name="T21">c.</text:span></text:p>
          </draw:text-box>
        </draw:frame>
        <draw:frame draw:style-name="gr21" draw:text-style-name="P2" draw:layer="layout" svg:width="0.408cm" svg:height="0.475cm" svg:x="2.819cm" svg:y="23.908cm">
          <draw:text-box>
            <text:p text:style-name="P1"><text:span text:style-name="T22"><text:s/></text:span></text:p>
          </draw:text-box>
        </draw:frame>
        <draw:frame draw:style-name="gr1" draw:text-style-name="P2" draw:layer="layout" svg:width="1.179cm" svg:height="0.471cm" svg:x="2.938cm" svg:y="23.914cm">
          <draw:text-box>
            <text:p text:style-name="P1"><text:span text:style-name="T1">Vo</text:span><text:span text:style-name="T1">ut: <text:s/></text:span></text:p>
          </draw:text-box>
        </draw:frame>
        <draw:frame draw:style-name="gr1" draw:text-style-name="P2" draw:layer="layout" svg:width="0.422cm" svg:height="0.471cm" svg:x="7.912cm" svg:y="23.914cm">
          <draw:text-box>
            <text:p text:style-name="P1"><text:span text:style-name="T1"><text:s/></text:span></text:p>
          </draw:text-box>
        </draw:frame>
        <draw:frame draw:style-name="gr1" draw:text-style-name="P2" draw:layer="layout" svg:width="1.306cm" svg:height="0.471cm" svg:x="12.7cm" svg:y="23.914cm">
          <draw:text-box>
            <text:p text:style-name="P1"><text:span text:style-name="T1">d. </text:span><text:span text:style-name="T1">V-: <text:s/></text:span><text:span text:style-name="T1"><text:s/></text:span></text:p>
          </draw:text-box>
        </draw:frame>
        <draw:polygon draw:style-name="gr23" draw:text-style-name="P16" draw:layer="layout" svg:width="4.009cm" svg:height="0.021cm" svg:x="3.903cm" svg:y="24.337cm" svg:viewBox="0 0 4010 22" draw:points="0,22 4010,22 4010,0 0,0">
          <text:p/>
        </draw:polygon>
        <draw:polygon draw:style-name="gr23" draw:text-style-name="P16" draw:layer="layout" svg:width="3.912cm" svg:height="0.021cm" svg:x="13.787cm" svg:y="24.337cm" svg:viewBox="0 0 3913 22" draw:points="0,22 3913,22 3913,0 0,0">
          <text:p/>
        </draw:polygon>
        <draw:line draw:style-name="gr4" draw:text-style-name="P4" draw:layer="layout" svg:x1="4.078cm" svg:y1="5.789cm" svg:x2="4.522cm" svg:y2="5.789cm">
          <text:p/>
        </draw:line>
        <draw:line draw:style-name="gr4" draw:text-style-name="P4" draw:layer="layout" svg:x1="3.834cm" svg:y1="6.032cm" svg:x2="4.766cm" svg:y2="6.032cm">
          <text:p/>
        </draw:line>
        <draw:path draw:style-name="gr4" draw:text-style-name="P4" draw:layer="layout" svg:width="0.688cm" svg:height="2.429cm" svg:x="3.956cm" svg:y="6.275cm" svg:viewBox="0 0 689 2430" svg:d="M122 0h445M365 0v323M0 2186h689M122 2310h445M242 2430h202M365 2186v-323">
          <text:p/>
        </draw:path>
        <draw:line draw:style-name="gr6" draw:text-style-name="P4" draw:layer="layout" svg:x1="4.321cm" svg:y1="6.639cm" svg:x2="4.321cm" svg:y2="8.098cm">
          <text:p/>
        </draw:line>
        <draw:line draw:style-name="gr4" draw:text-style-name="P4" draw:layer="layout" svg:x1="14.836cm" svg:y1="16.169cm" svg:x2="15.268cm" svg:y2="16.169cm">
          <text:p/>
        </draw:line>
        <draw:line draw:style-name="gr4" draw:text-style-name="P4" draw:layer="layout" svg:x1="14.601cm" svg:y1="16.405cm" svg:x2="15.504cm" svg:y2="16.405cm">
          <text:p/>
        </draw:line>
        <draw:frame draw:style-name="gr1" draw:text-style-name="P2" draw:layer="layout" svg:width="0.422cm" svg:height="0.471cm" svg:x="17.7cm" svg:y="23.914cm">
          <draw:text-box>
            <text:p text:style-name="P1"><text:span text:style-name="T1"><text:s/></text:span></text:p>
          </draw:text-box>
        </draw:frame>
        <draw:frame draw:style-name="gr27" draw:text-style-name="P22" draw:layer="layout" svg:width="4.629cm" svg:height="0.628cm" svg:x="5.651cm" svg:y="9.028cm">
          <draw:text-box>
            <text:p><text:span text:style-name="T27">V- </text:span><text:span text:style-name="T27">= </text:span><text:span text:style-name="T27">V</text:span><text:span text:style-name="T27">+ </text:span><text:span text:style-name="T27">= </text:span><text:span text:style-name="T27">V</text:span><text:span text:style-name="T27">1 </text:span><text:span text:style-name="T27">= </text:span><text:span text:style-name="T27">1 </text:span><text:span text:style-name="T27">V</text:span></text:p>
          </draw:text-box>
        </draw:frame>
        <draw:frame draw:style-name="gr27" draw:text-style-name="P22" draw:layer="layout" svg:width="0.692cm" svg:height="0.628cm" svg:x="5.602cm" svg:y="10.044cm">
          <draw:text-box>
            <text:p><text:span text:style-name="T27">1</text:span><text:span text:style-name="T27">V</text:span></text:p>
          </draw:text-box>
        </draw:frame>
        <draw:frame draw:style-name="gr27" draw:text-style-name="P28" draw:layer="layout" svg:width="5.933cm" svg:height="0.547cm" svg:x="5.475cm" svg:y="10.94cm">
          <draw:text-box>
            <text:p text:style-name="P27"><text:span text:style-name="T40">0A </text:span><text:span text:style-name="T40">(in</text:span><text:span text:style-name="T40">fin</text:span><text:span text:style-name="T40">ite </text:span><text:span text:style-name="T40">inp</text:span><text:span text:style-name="T40">ut </text:span><text:span text:style-name="T40">im</text:span><text:span text:style-name="T40">pe</text:span><text:span text:style-name="T40">da</text:span><text:span text:style-name="T40">nc</text:span><text:span text:style-name="T40">e)</text:span></text:p>
          </draw:text-box>
        </draw:frame>
        <draw:frame draw:style-name="gr27" draw:text-style-name="P22" draw:layer="layout" svg:width="3.926cm" svg:height="0.628cm" svg:x="5.524cm" svg:y="12.203cm">
          <draw:text-box>
            <text:p><text:span text:style-name="T27">Vr</text:span><text:span text:style-name="T27">f / </text:span><text:span text:style-name="T27">Rf </text:span><text:span text:style-name="T27">= </text:span><text:span text:style-name="T27">0.</text:span><text:span text:style-name="T27">1</text:span><text:span text:style-name="T27">m</text:span><text:span text:style-name="T27">A</text:span></text:p>
          </draw:text-box>
        </draw:frame>
        <draw:frame draw:style-name="gr27" draw:text-style-name="P22" draw:layer="layout" svg:width="0.976cm" svg:height="0.628cm" svg:x="13.398cm" svg:y="9.035cm">
          <draw:text-box>
            <text:p><text:span text:style-name="T27">10</text:span><text:span text:style-name="T27">V</text:span></text:p>
          </draw:text-box>
        </draw:frame>
        <draw:frame draw:style-name="gr27" draw:text-style-name="P22" draw:layer="layout" svg:width="0.692cm" svg:height="0.628cm" svg:x="13.271cm" svg:y="10.044cm">
          <draw:text-box>
            <text:p><text:span text:style-name="T27">1</text:span><text:span text:style-name="T27">V</text:span></text:p>
          </draw:text-box>
        </draw:frame>
        <draw:frame draw:style-name="gr27" draw:text-style-name="P22" draw:layer="layout" svg:width="5.814cm" svg:height="0.628cm" svg:x="13.349cm" svg:y="10.94cm">
          <draw:text-box>
            <text:p><text:span text:style-name="T27">1 </text:span><text:span text:style-name="T27">* </text:span><text:span text:style-name="T27">(1 </text:span><text:span text:style-name="T27">+ </text:span><text:span text:style-name="T27">10</text:span><text:span text:style-name="T27">0k</text:span><text:span text:style-name="T27">/1</text:span><text:span text:style-name="T27">0k</text:span><text:span text:style-name="T27">) = </text:span><text:span text:style-name="T27">11</text:span><text:span text:style-name="T27">V</text:span></text:p>
          </draw:text-box>
        </draw:frame>
        <draw:frame draw:style-name="gr27" draw:text-style-name="P22" draw:layer="layout" svg:width="3.423cm" svg:height="0.628cm" svg:x="13.525cm" svg:y="12.203cm">
          <draw:text-box>
            <text:p><text:span text:style-name="T27">V</text:span><text:span text:style-name="T27">ou</text:span><text:span text:style-name="T27">t / </text:span><text:span text:style-name="T27">V</text:span><text:span text:style-name="T27">1 </text:span><text:span text:style-name="T27">= </text:span><text:span text:style-name="T27">11</text:span></text:p>
          </draw:text-box>
        </draw:frame>
        <draw:frame draw:style-name="gr27" draw:text-style-name="P22" draw:layer="layout" svg:width="0.756cm" svg:height="0.628cm" svg:x="6.618cm" svg:y="22.617cm">
          <draw:text-box>
            <text:p><text:span text:style-name="T27">-</text:span><text:span text:style-name="T27">10</text:span></text:p>
          </draw:text-box>
        </draw:frame>
        <draw:frame draw:style-name="gr27" draw:text-style-name="P22" draw:layer="layout" svg:width="1.412cm" svg:height="0.628cm" svg:x="13.969cm" svg:y="22.624cm">
          <draw:text-box>
            <text:p><text:span text:style-name="T27">10 </text:span><text:span text:style-name="T27">k</text:span><text:span text:style-name="T41">Ω</text:span></text:p>
          </draw:text-box>
        </draw:frame>
        <draw:frame draw:style-name="gr27" draw:text-style-name="P22" draw:layer="layout" svg:width="1.162cm" svg:height="0.628cm" svg:x="4.058cm" svg:y="23.806cm">
          <draw:text-box>
            <text:p><text:span text:style-name="T27">-</text:span><text:span text:style-name="T27">10</text:span><text:span text:style-name="T27">V</text:span></text:p>
          </draw:text-box>
        </draw:frame>
        <draw:frame draw:style-name="gr27" draw:text-style-name="P22" draw:layer="layout" svg:width="0.692cm" svg:height="0.628cm" svg:x="14.054cm" svg:y="23.767cm">
          <draw:text-box>
            <text:p><text:span text:style-name="T27">0</text:span><text:span text:style-name="T27">V</text:span></text:p>
          </draw:text-box>
        </draw:frame>
      </draw:page>
      <draw:page draw:name="page3" draw:style-name="dp1" draw:master-page-name="master-page3">
        <draw:frame draw:style-name="gr1" draw:text-style-name="P2" draw:layer="layout" svg:width="6.399cm" svg:height="0.471cm" svg:x="2.54cm" svg:y="1.274cm">
          <draw:text-box>
            <text:p text:style-name="P1"><text:span text:style-name="T1">En</text:span><text:span text:style-name="T1">gin</text:span><text:span text:style-name="T1">eeri</text:span><text:span text:style-name="T1">ng </text:span><text:span text:style-name="T1">Tec</text:span><text:span text:style-name="T1">hno</text:span><text:span text:style-name="T1">log</text:span><text:span text:style-name="T1">y </text:span><text:span text:style-name="T1">De</text:span><text:span text:style-name="T1">part</text:span><text:span text:style-name="T1">me</text:span><text:span text:style-name="T1">nt </text:span></text:p>
          </draw:text-box>
        </draw:frame>
        <draw:frame draw:style-name="gr1" draw:text-style-name="P2" draw:layer="layout" svg:width="4.007cm" svg:height="0.471cm" svg:x="2.54cm" svg:y="1.761cm">
          <draw:text-box>
            <text:p text:style-name="P1"><text:span text:style-name="T1">Col</text:span><text:span text:style-name="T1">leg</text:span><text:span text:style-name="T1">e of </text:span><text:span text:style-name="T1">Tec</text:span><text:span text:style-name="T1">hno</text:span><text:span text:style-name="T1">log</text:span><text:span text:style-name="T1">y </text:span></text:p>
          </draw:text-box>
        </draw:frame>
        <draw:frame draw:style-name="gr1" draw:text-style-name="P2" draw:layer="layout" svg:width="1.987cm" svg:height="0.471cm" svg:x="10.16cm" svg:y="1.274cm">
          <draw:text-box>
            <text:p text:style-name="P1"><text:span text:style-name="T1">EL</text:span><text:span text:style-name="T1">ET</text:span><text:span text:style-name="T1">340</text:span><text:span text:style-name="T1">3 </text:span></text:p>
          </draw:text-box>
        </draw:frame>
        <draw:frame draw:style-name="gr1" draw:text-style-name="P2" draw:layer="layout" svg:width="3.816cm" svg:height="0.471cm" svg:x="15.24cm" svg:y="1.274cm">
          <draw:text-box>
            <text:p text:style-name="P1"><text:span text:style-name="T1">Prel</text:span><text:span text:style-name="T1">ab </text:span><text:span text:style-name="T1">Mat</text:span><text:span text:style-name="T1">eria</text:span><text:span text:style-name="T1">l:La</text:span><text:span text:style-name="T1">b 6 </text:span></text:p>
          </draw:text-box>
        </draw:frame>
        <draw:frame draw:style-name="gr1" draw:text-style-name="P2" draw:layer="layout" svg:width="3.892cm" svg:height="0.471cm" svg:x="15.24cm" svg:y="1.761cm">
          <draw:text-box>
            <text:p text:style-name="P1"><text:span text:style-name="T1">Uni</text:span><text:span text:style-name="T1">ver</text:span><text:span text:style-name="T1">sity </text:span><text:span text:style-name="T1">of </text:span><text:span text:style-name="T1">Ho</text:span><text:span text:style-name="T1">ust</text:span><text:span text:style-name="T1">on </text:span></text:p>
          </draw:text-box>
        </draw:frame>
        <draw:frame draw:style-name="gr1" draw:text-style-name="P2" draw:layer="layout" svg:width="0.422cm" svg:height="0.471cm" svg:x="10.693cm" svg:y="25.7cm">
          <draw:text-box>
            <text:p text:style-name="P1"><text:span text:style-name="T1">3 </text:span></text:p>
          </draw:text-box>
        </draw:frame>
        <draw:frame draw:style-name="gr2" draw:text-style-name="P3" draw:layer="layout" svg:width="0.35cm" svg:height="0.39cm" svg:x="2.362cm" svg:y="0.978cm">
          <draw:text-box>
            <text:p text:style-name="P1"><text:span text:style-name="T2"><text:s/></text:span></text:p>
          </draw:text-box>
        </draw:frame>
        <draw:path draw:style-name="gr35" draw:text-style-name="P4" draw:layer="layout" svg:width="0.899cm" svg:height="2.108cm" svg:x="14.693cm" svg:y="16.88cm" svg:viewBox="0 0 900 2109" svg:d="M0 2109h900M470 2109v-312M237 0h429M470 0v312">
          <text:p/>
        </draw:path>
        <draw:polygon draw:style-name="gr5" draw:text-style-name="P5" draw:layer="layout" svg:width="0.117cm" svg:height="0.118cm" svg:x="15.063cm" svg:y="17.836cm" svg:viewBox="0 0 118 119" draw:points="39,0 0,0 0,42 0,70 5,94 16,112 39,119 67,112 93,94 110,70 118,42 110,18 93,5 67,2">
          <text:p/>
        </draw:polygon>
        <draw:path draw:style-name="gr36" draw:text-style-name="P4" draw:layer="layout" svg:width="0.116cm" svg:height="1.406cm" svg:x="15.065cm" svg:y="17.231cm" svg:viewBox="0 0 117 1407" svg:d="M0 647v28l5 24 11 18 23 7 28-7 26-18 17-24 7-28-7-23-17-13-26-3-28-2h-39zM98 0v705M98 705v702">
          <text:p/>
        </draw:path>
        <draw:path draw:style-name="gr35" draw:text-style-name="P4" draw:layer="layout" svg:width="0.547cm" svg:height="0.665cm" svg:x="16.608cm" svg:y="17.621cm" svg:viewBox="0 0 548 666" svg:d="M313 666v-666M432 547v-431M548 430v-196M313 314h-313">
          <text:p/>
        </draw:path>
        <draw:line draw:style-name="gr36" draw:text-style-name="P4" draw:layer="layout" svg:x1="16.568cm" svg:y1="17.935cm" svg:x2="15.162cm" svg:y2="17.935cm">
          <text:p/>
        </draw:line>
        <draw:line draw:style-name="gr35" draw:text-style-name="P4" draw:layer="layout" svg:x1="14.929cm" svg:y1="19.261cm" svg:x2="15.358cm" svg:y2="19.261cm">
          <text:p/>
        </draw:line>
        <draw:path draw:style-name="gr35" draw:text-style-name="P4" draw:layer="layout" svg:width="0.899cm" svg:height="4.14cm" svg:x="14.693cm" svg:y="15.866cm" svg:viewBox="0 0 900 4141" svg:d="M237 3828h429M470 3828v313M0 312h900M470 312v-312">
          <text:p/>
        </draw:path>
        <draw:frame draw:style-name="gr7" draw:text-style-name="P4" draw:layer="layout" svg:width="0.391cm" svg:height="0.507cm" svg:x="10.922cm" svg:y="14.284cm">
          <draw:image xlink:href="Pictures/100002010000003B0000004CD464E4063647BEB9.png" xlink:type="simple" xlink:show="embed" xlink:actuate="onLoad" loext:mime-type="image/png">
            <text:p/>
          </draw:image>
        </draw:frame>
        <draw:polyline draw:style-name="gr37" draw:text-style-name="P4" draw:layer="layout" svg:width="1.055cm" svg:height="0.351cm" svg:x="10.237cm" svg:y="13.874cm" svg:viewBox="0 0 1056 352" draw:points="0,196 117,0 274,352 469,0 625,352 820,0 978,352 1056,196">
          <text:p/>
        </draw:polyline>
        <draw:path draw:style-name="gr37" draw:text-style-name="P4" draw:layer="layout" svg:width="1.678cm" svg:height="0cm" svg:x="9.925cm" svg:y="20.686cm" svg:viewBox="0 0 1679 0" svg:d="M1367 0h312M312 0h-312">
          <text:p/>
        </draw:path>
        <draw:polygon draw:style-name="gr5" draw:text-style-name="P5" draw:layer="layout" svg:width="0.116cm" svg:height="0.116cm" svg:x="13.305cm" svg:y="17.838cm" svg:viewBox="0 0 117 117" draw:points="38,0 0,0 0,39 0,67 3,92 15,110 38,117 67,110 91,92 110,67 117,39 110,16 91,3 67,0">
          <text:p/>
        </draw:polygon>
        <draw:polygon draw:style-name="gr38" draw:text-style-name="P4" draw:layer="layout" svg:width="0.116cm" svg:height="0.116cm" svg:x="13.305cm" svg:y="17.838cm" svg:viewBox="0 0 117 117" draw:points="0,39 0,67 3,92 15,110 38,117 67,110 91,92 110,67 117,39 110,16 91,3 67,0 38,0 0,0">
          <text:p/>
        </draw:polygon>
        <draw:polygon draw:style-name="gr39" draw:text-style-name="P4" draw:layer="layout" svg:width="2.11cm" svg:height="2.108cm" svg:x="9.533cm" svg:y="16.88cm" svg:viewBox="0 0 2111 2109" draw:points="0,0 0,2109 2111,1056">
          <text:p/>
        </draw:polygon>
        <draw:path draw:style-name="gr35" draw:text-style-name="P4" draw:layer="layout" svg:width="2.656cm" svg:height="3.436cm" svg:x="9.652cm" svg:y="16.215cm" svg:viewBox="0 0 2657 3437" svg:d="M587 2774v-313M587 665v312M0 1134h195M118 1016v196M587 2774v663M587 665v-665M1993 1720h664">
          <text:p/>
        </draw:path>
        <draw:polyline draw:style-name="gr36" draw:text-style-name="P4" draw:layer="layout" svg:width="1.759cm" svg:height="3.867cm" svg:x="11.643cm" svg:y="14.068cm" svg:viewBox="0 0 1760 3868" draw:points="1760,3868 1760,0 0,0">
          <text:p/>
        </draw:polyline>
        <draw:frame draw:style-name="gr7" draw:text-style-name="P4" draw:layer="layout" svg:width="0.391cm" svg:height="0.507cm" svg:x="10.922cm" svg:y="21.315cm">
          <draw:image xlink:href="Pictures/100002010000003B0000004CD464E4063647BEB9.png" xlink:type="simple" xlink:show="embed" xlink:actuate="onLoad" loext:mime-type="image/png">
            <text:p/>
          </draw:image>
        </draw:frame>
        <draw:polyline draw:style-name="gr37" draw:text-style-name="P4" draw:layer="layout" svg:width="1.055cm" svg:height="0.353cm" svg:x="10.237cm" svg:y="20.903cm" svg:viewBox="0 0 1056 354" draw:points="0,197 117,0 274,354 469,0 625,354 820,0 978,354 1056,197">
          <text:p/>
        </draw:polyline>
        <draw:path draw:style-name="gr37" draw:text-style-name="P4" draw:layer="layout" svg:width="1.678cm" svg:height="0cm" svg:x="9.925cm" svg:y="25.196cm" svg:viewBox="0 0 1679 0" svg:d="M1367 0h312M312 0h-312">
          <text:p/>
        </draw:path>
        <draw:polyline draw:style-name="gr36" draw:text-style-name="P4" draw:layer="layout" svg:width="1.759cm" svg:height="3.162cm" svg:x="11.643cm" svg:y="17.935cm" svg:viewBox="0 0 1760 3163" draw:points="0,3163 1760,3163 1760,0">
          <text:p/>
        </draw:polyline>
        <draw:frame draw:style-name="gr7" draw:text-style-name="P4" draw:layer="layout" svg:width="0.391cm" svg:height="0.507cm" svg:x="7.054cm" svg:y="21.315cm">
          <draw:image xlink:href="Pictures/100002010000003B0000004CD464E4063647BEB9.png" xlink:type="simple" xlink:show="embed" xlink:actuate="onLoad" loext:mime-type="image/png">
            <text:p/>
          </draw:image>
        </draw:frame>
        <draw:polyline draw:style-name="gr37" draw:text-style-name="P4" draw:layer="layout" svg:width="1.055cm" svg:height="0.353cm" svg:x="6.369cm" svg:y="20.903cm" svg:viewBox="0 0 1056 354" draw:points="0,197 116,0 272,354 469,0 625,354 821,0 978,354 1056,197">
          <text:p/>
        </draw:polyline>
        <draw:path draw:style-name="gr37" draw:text-style-name="P4" draw:layer="layout" svg:width="1.68cm" svg:height="0cm" svg:x="6.057cm" svg:y="25.196cm" svg:viewBox="0 0 1681 0" svg:d="M1368 0h313M314 0h-314">
          <text:p/>
        </draw:path>
        <draw:path draw:style-name="gr35" draw:text-style-name="P4" draw:layer="layout" svg:width="0.898cm" svg:height="0.314cm" svg:x="4.143cm" svg:y="21.489cm" svg:viewBox="0 0 899 315" svg:d="M0 315h899M469 315v-315">
          <text:p/>
        </draw:path>
        <draw:polyline draw:style-name="gr36" draw:text-style-name="P4" draw:layer="layout" svg:width="1.406cm" svg:height="0.351cm" svg:x="4.61cm" svg:y="21.099cm" svg:viewBox="0 0 1407 352" draw:points="1407,0 0,0 0,352">
          <text:p/>
        </draw:polyline>
        <draw:polygon draw:style-name="gr5" draw:text-style-name="P5" draw:layer="layout" svg:width="0.118cm" svg:height="0.119cm" svg:x="8.382cm" svg:y="21cm" svg:viewBox="0 0 119 120" draw:points="38,0 0,0 0,39 1,70 5,95 17,114 38,120 69,114 94,95 112,70 119,39 112,18 94,6 69,2">
          <text:p/>
        </draw:polygon>
        <draw:path draw:style-name="gr36" draw:text-style-name="P4" draw:layer="layout" svg:width="2.112cm" svg:height="0.119cm" svg:x="7.776cm" svg:y="21cm" svg:viewBox="0 0 2113 120" svg:d="M606 39l1 31 4 25 12 19 21 6 30-6 25-19 18-25 7-31-7-21-18-12-25-4-30-2h-38zM0 100h704M704 100h1409">
          <text:p/>
        </draw:path>
        <draw:polyline draw:style-name="gr37" draw:text-style-name="P4" draw:layer="layout" svg:width="0.353cm" svg:height="1.055cm" svg:x="8.323cm" svg:y="22.152cm" svg:viewBox="0 0 354 1056" draw:points="157,1056 354,938 0,781 354,587 0,429 354,233 0,78 157,0">
          <text:p/>
        </draw:polyline>
        <draw:path draw:style-name="gr37" draw:text-style-name="P4" draw:layer="layout" svg:width="0cm" svg:height="1.678cm" svg:x="2.905cm" svg:y="21.842cm" svg:viewBox="0 0 0 1679" svg:d="M0 312v-312M0 1367v312">
          <text:p/>
        </draw:path>
        <draw:path draw:style-name="gr36" draw:text-style-name="P4" draw:layer="layout" svg:width="6.681cm" svg:height="6.327cm" svg:x="8.479cm" svg:y="15.476cm" svg:viewBox="0 0 6682 6328" svg:d="M0 5624v704M3870 2461h1054M6682 352v-352h-4923v703M6682 4569v351h-4923v-702M351 1758h-351v3866">
          <text:p/>
        </draw:path>
        <draw:polygon draw:style-name="gr5" draw:text-style-name="P5" draw:layer="layout" svg:width="0.119cm" svg:height="0.118cm" svg:x="8.03cm" svg:y="13.971cm" svg:viewBox="0 0 120 119" draw:points="39,0 0,0 0,40 2,70 6,95 18,112 39,119 70,112 95,95 113,70 120,40 113,19 95,6 70,2">
          <text:p/>
        </draw:polygon>
        <draw:path draw:style-name="gr36" draw:text-style-name="P4" draw:layer="layout" svg:width="1.857cm" svg:height="0.118cm" svg:x="8.029cm" svg:y="13.971cm" svg:viewBox="0 0 1858 119" svg:d="M0 40l1 30 4 25 12 17 22 7 30-7 24-17 18-25 7-30-7-21-18-13-24-4-30-2h-39zM1858 100h-1759">
          <text:p/>
        </draw:path>
        <draw:path draw:style-name="gr35" draw:text-style-name="P4" draw:layer="layout" svg:width="0.663cm" svg:height="0.545cm" svg:x="4.261cm" svg:y="15.162cm" svg:viewBox="0 0 664 546" svg:d="M0 312h664M117 430h429M234 546h196M352 312v-312">
          <text:p/>
        </draw:path>
        <draw:frame draw:style-name="gr7" draw:text-style-name="P4" draw:layer="layout" svg:width="0.391cm" svg:height="0.507cm" svg:x="7.054cm" svg:y="14.284cm">
          <draw:image xlink:href="Pictures/100002010000003B0000004CD464E4063647BEB9.png" xlink:type="simple" xlink:show="embed" xlink:actuate="onLoad" loext:mime-type="image/png">
            <text:p/>
          </draw:image>
        </draw:frame>
        <draw:polyline draw:style-name="gr37" draw:text-style-name="P4" draw:layer="layout" svg:width="1.055cm" svg:height="0.351cm" svg:x="6.369cm" svg:y="13.874cm" svg:viewBox="0 0 1056 352" draw:points="0,196 116,0 272,352 469,0 625,352 821,0 978,352 1056,196">
          <text:p/>
        </draw:polyline>
        <draw:path draw:style-name="gr37" draw:text-style-name="P4" draw:layer="layout" svg:width="1.68cm" svg:height="0cm" svg:x="6.057cm" svg:y="20.686cm" svg:viewBox="0 0 1681 0" svg:d="M1368 0h313M314 0h-314">
          <text:p/>
        </draw:path>
        <draw:path draw:style-name="gr36" draw:text-style-name="P4" draw:layer="layout" svg:width="4.22cm" svg:height="4.569cm" svg:x="4.61cm" svg:y="14.068cm" svg:viewBox="0 0 4221 4570" svg:d="M1406 0h-1406v1055M3519 0h-353M4221 4570h-702v-4570">
          <text:p/>
        </draw:path>
        <draw:path draw:style-name="gr35" draw:text-style-name="P4" draw:layer="layout" svg:width="0.663cm" svg:height="0.547cm" svg:x="8.129cm" svg:y="24.299cm" svg:viewBox="0 0 664 548" svg:d="M0 314h664M117 430h431M234 548h196M352 314v-314">
          <text:p/>
        </draw:path>
        <draw:line draw:style-name="gr36" draw:text-style-name="P4" draw:layer="layout" svg:x1="8.48cm" svg:y1="23.56cm" svg:x2="8.48cm" svg:y2="24.262cm">
          <text:p/>
        </draw:line>
        <draw:frame draw:style-name="gr2" draw:text-style-name="P3" draw:layer="layout" svg:width="0.35cm" svg:height="0.39cm" svg:x="2.362cm" svg:y="25.739cm">
          <draw:text-box>
            <text:p text:style-name="P1"><text:span text:style-name="T2"><text:s/></text:span></text:p>
          </draw:text-box>
        </draw:frame>
        <draw:frame draw:style-name="gr9" draw:text-style-name="P6" draw:layer="layout" svg:width="0.228cm" svg:height="0.255cm" svg:x="2.362cm" svg:y="2.768cm">
          <draw:text-box>
            <text:p text:style-name="P1"><text:span text:style-name="T3"><text:s/></text:span></text:p>
          </draw:text-box>
        </draw:frame>
        <draw:frame draw:style-name="gr13" draw:text-style-name="P2" draw:layer="layout" svg:width="0.493cm" svg:height="0.471cm" svg:x="2.54cm" svg:y="3.2cm">
          <draw:text-box>
            <text:p text:style-name="P1"><text:span text:style-name="T42">(1)</text:span></text:p>
          </draw:text-box>
        </draw:frame>
        <draw:frame draw:style-name="gr14" draw:text-style-name="P2" draw:layer="layout" svg:width="0.418cm" svg:height="0.475cm" svg:x="3.027cm" svg:y="3.194cm">
          <draw:text-box>
            <text:p text:style-name="P1"><text:span text:style-name="T43"><text:s/></text:span></text:p>
          </draw:text-box>
        </draw:frame>
        <draw:frame draw:style-name="gr1" draw:text-style-name="P2" draw:layer="layout" svg:width="15.407cm" svg:height="0.471cm" svg:x="3.175cm" svg:y="3.2cm">
          <draw:text-box>
            <text:p text:style-name="P1"><text:span text:style-name="T1">Ap</text:span><text:span text:style-name="T1">ply </text:span><text:span text:style-name="T1">an </text:span><text:span text:style-name="T1">inp</text:span><text:span text:style-name="T1">ut </text:span><text:span text:style-name="T1">volt</text:span><text:span text:style-name="T1">age </text:span><text:span text:style-name="T1">of 1 </text:span><text:span text:style-name="T1">VD</text:span><text:span text:style-name="T1">C </text:span><text:span text:style-name="T1">to </text:span><text:span text:style-name="T1">the </text:span><text:span text:style-name="T1">circ</text:span><text:span text:style-name="T1">uit </text:span><text:span text:style-name="T1">(as </text:span><text:span text:style-name="T1">sho</text:span><text:span text:style-name="T1">wn)</text:span><text:span text:style-name="T1">, </text:span><text:span text:style-name="T1">calc</text:span><text:span text:style-name="T1">ulat</text:span><text:span text:style-name="T1">e </text:span><text:span text:style-name="T1">the </text:span><text:span text:style-name="T1">volt</text:span><text:span text:style-name="T1">age </text:span><text:span text:style-name="T1">gai</text:span><text:span text:style-name="T1">n </text:span><text:span text:style-name="T1">fro</text:span><text:span text:style-name="T1">m </text:span></text:p>
          </draw:text-box>
        </draw:frame>
        <draw:frame draw:style-name="gr1" draw:text-style-name="P2" draw:layer="layout" svg:width="4.337cm" svg:height="0.471cm" svg:x="3.175cm" svg:y="4.169cm">
          <draw:text-box>
            <text:p text:style-name="P1"><text:span text:style-name="T1">the </text:span><text:span text:style-name="T1">circ</text:span><text:span text:style-name="T1">uit </text:span><text:span text:style-name="T1">(Vo</text:span><text:span text:style-name="T1">ut/</text:span><text:span text:style-name="T1">Vin</text:span><text:span text:style-name="T1">): _ <text:s/></text:span></text:p>
          </draw:text-box>
        </draw:frame>
        <draw:polygon draw:style-name="gr23" draw:text-style-name="P16" draw:layer="layout" svg:width="3.492cm" svg:height="0.021cm" svg:x="7.294cm" svg:y="4.593cm" svg:viewBox="0 0 3493 22" draw:points="0,22 3493,22 3493,0 0,0">
          <text:p/>
        </draw:polygon>
        <draw:frame draw:style-name="gr1" draw:text-style-name="P2" draw:layer="layout" svg:width="0.422cm" svg:height="0.471cm" svg:x="10.787cm" svg:y="4.169cm">
          <draw:text-box>
            <text:p text:style-name="P1"><text:span text:style-name="T1"><text:s/></text:span></text:p>
          </draw:text-box>
        </draw:frame>
        <draw:frame draw:style-name="gr13" draw:text-style-name="P2" draw:layer="layout" svg:width="0.493cm" svg:height="0.471cm" svg:x="2.54cm" svg:y="5.143cm">
          <draw:text-box>
            <text:p text:style-name="P1"><text:span text:style-name="T42">(2)</text:span></text:p>
          </draw:text-box>
        </draw:frame>
        <draw:frame draw:style-name="gr14" draw:text-style-name="P2" draw:layer="layout" svg:width="0.418cm" svg:height="0.475cm" svg:x="3.027cm" svg:y="5.137cm">
          <draw:text-box>
            <text:p text:style-name="P1"><text:span text:style-name="T43"><text:s/></text:span></text:p>
          </draw:text-box>
        </draw:frame>
        <draw:frame draw:style-name="gr1" draw:text-style-name="P2" draw:layer="layout" svg:width="16.588cm" svg:height="0.471cm" svg:x="3.175cm" svg:y="5.143cm">
          <draw:text-box>
            <text:p text:style-name="P1"><text:span text:style-name="T1">Ap</text:span><text:span text:style-name="T1">ply <text:s/></text:span><text:span text:style-name="T1">a <text:s/></text:span><text:span text:style-name="T1">sin</text:span><text:span text:style-name="T1">uso</text:span><text:span text:style-name="T1">idal </text:span><text:span text:style-name="T1"><text:s/></text:span><text:span text:style-name="T1">inp</text:span><text:span text:style-name="T1">ut <text:s/></text:span><text:span text:style-name="T1">volt</text:span><text:span text:style-name="T1">age </text:span><text:span text:style-name="T1"><text:s/></text:span><text:span text:style-name="T1">wit</text:span><text:span text:style-name="T1">h <text:s/></text:span><text:span text:style-name="T1">1V <text:s/></text:span><text:span text:style-name="T1">pea</text:span><text:span text:style-name="T1">k <text:s/></text:span><text:span text:style-name="T1">(f <text:s/></text:span><text:span text:style-name="T1">=10</text:span><text:span text:style-name="T1">0H</text:span><text:span text:style-name="T1">z) <text:s/></text:span><text:span text:style-name="T1">as <text:s/></text:span><text:span text:style-name="T1">inp</text:span><text:span text:style-name="T1">ut <text:s/></text:span><text:span text:style-name="T1">volt</text:span><text:span text:style-name="T1">age</text:span><text:span text:style-name="T1">, <text:s/></text:span><text:span text:style-name="T1">calc</text:span><text:span text:style-name="T1">ulat</text:span><text:span text:style-name="T1">e <text:s/></text:span><text:span text:style-name="T1">the </text:span></text:p>
          </draw:text-box>
        </draw:frame>
        <draw:frame draw:style-name="gr1" draw:text-style-name="P2" draw:layer="layout" svg:width="9.205cm" svg:height="0.471cm" svg:x="3.175cm" svg:y="6.117cm">
          <draw:text-box>
            <text:p text:style-name="P1"><text:span text:style-name="T1">volt</text:span><text:span text:style-name="T1">age </text:span><text:span text:style-name="T1"><text:s/></text:span><text:span text:style-name="T1">gai</text:span><text:span text:style-name="T1">n <text:s/></text:span><text:span text:style-name="T1">of <text:s/></text:span><text:span text:style-name="T1">the <text:s/></text:span><text:span text:style-name="T1">circ</text:span><text:span text:style-name="T1">uit <text:s/></text:span><text:span text:style-name="T1">(Vo</text:span><text:span text:style-name="T1">ut_</text:span><text:span text:style-name="T1">pea</text:span><text:span text:style-name="T1">k/V</text:span><text:span text:style-name="T1">in_</text:span><text:span text:style-name="T1">pea</text:span><text:span text:style-name="T1">k): <text:s/></text:span></text:p>
          </draw:text-box>
        </draw:frame>
        <draw:frame draw:style-name="gr1" draw:text-style-name="P2" draw:layer="layout" svg:width="0.422cm" svg:height="0.471cm" svg:x="13.767cm" svg:y="6.117cm">
          <draw:text-box>
            <text:p text:style-name="P1"><text:span text:style-name="T1"><text:s/></text:span></text:p>
          </draw:text-box>
        </draw:frame>
        <draw:polygon draw:style-name="gr23" draw:text-style-name="P16" draw:layer="layout" svg:width="4.055cm" svg:height="0.021cm" svg:x="12.217cm" svg:y="6.54cm" svg:viewBox="0 0 4056 22" draw:points="0,22 4056,22 4056,0 0,0">
          <text:p/>
        </draw:polygon>
        <draw:frame draw:style-name="gr1" draw:text-style-name="P2" draw:layer="layout" svg:width="2.855cm" svg:height="0.471cm" svg:x="16.273cm" svg:y="6.117cm">
          <draw:text-box>
            <text:p text:style-name="P1"><text:span text:style-name="T1">; <text:s/></text:span><text:span text:style-name="T1">det</text:span><text:span text:style-name="T1">erm</text:span><text:span text:style-name="T1">ine <text:s/></text:span><text:span text:style-name="T1">the </text:span></text:p>
          </draw:text-box>
        </draw:frame>
        <draw:frame draw:style-name="gr1" draw:text-style-name="P2" draw:layer="layout" svg:width="6.885cm" svg:height="0.471cm" svg:x="3.175cm" svg:y="7.09cm">
          <draw:text-box>
            <text:p text:style-name="P1"><text:span text:style-name="T1">pha</text:span><text:span text:style-name="T1">se </text:span><text:span text:style-name="T1">rela</text:span><text:span text:style-name="T1">tion</text:span><text:span text:style-name="T1">shi</text:span><text:span text:style-name="T1">p of </text:span><text:span text:style-name="T1">the </text:span><text:span text:style-name="T1">Vin </text:span><text:span text:style-name="T1">and </text:span><text:span text:style-name="T1">Vo</text:span><text:span text:style-name="T1">ut: <text:s/></text:span></text:p>
          </draw:text-box>
        </draw:frame>
        <draw:polygon draw:style-name="gr23" draw:text-style-name="P16" draw:layer="layout" svg:width="3.924cm" svg:height="0.021cm" svg:x="9.842cm" svg:y="7.514cm" svg:viewBox="0 0 3925 22" draw:points="0,22 3925,22 3925,0 0,0">
          <text:p/>
        </draw:polygon>
        <draw:frame draw:style-name="gr1" draw:text-style-name="P2" draw:layer="layout" svg:width="0.422cm" svg:height="0.471cm" svg:x="13.767cm" svg:y="7.09cm">
          <draw:text-box>
            <text:p text:style-name="P1"><text:span text:style-name="T1">. </text:span></text:p>
          </draw:text-box>
        </draw:frame>
        <draw:frame draw:style-name="gr1" draw:text-style-name="P2" draw:layer="layout" svg:width="0.422cm" svg:height="0.471cm" svg:x="2.362cm" svg:y="8.073cm">
          <draw:text-box>
            <text:p text:style-name="P1"><text:span text:style-name="T1"><text:s/></text:span></text:p>
          </draw:text-box>
        </draw:frame>
        <draw:frame draw:style-name="gr13" draw:text-style-name="P2" draw:layer="layout" svg:width="0.455cm" svg:height="0.497cm" svg:x="2.54cm" svg:y="8.544cm">
          <draw:text-box>
            <text:p text:style-name="P1"><text:span text:style-name="T7">4.</text:span></text:p>
          </draw:text-box>
        </draw:frame>
        <draw:frame draw:style-name="gr14" draw:text-style-name="P2" draw:layer="layout" svg:width="0.418cm" svg:height="0.475cm" svg:x="2.841cm" svg:y="8.553cm">
          <draw:text-box>
            <text:p text:style-name="P1"><text:span text:style-name="T8"><text:s/></text:span></text:p>
          </draw:text-box>
        </draw:frame>
        <draw:frame draw:style-name="gr1" draw:text-style-name="P2" draw:layer="layout" svg:width="10.014cm" svg:height="0.497cm" svg:x="2.963cm" svg:y="8.544cm">
          <draw:text-box>
            <text:p text:style-name="P1"><text:span text:style-name="T9">Vo</text:span><text:span text:style-name="T9">lta</text:span><text:span text:style-name="T9">ge </text:span><text:span text:style-name="T9">Co</text:span><text:span text:style-name="T9">nt</text:span><text:span text:style-name="T9">rol</text:span><text:span text:style-name="T9">le</text:span><text:span text:style-name="T9">d </text:span><text:span text:style-name="T9">Cu</text:span><text:span text:style-name="T9">rr</text:span><text:span text:style-name="T9">en</text:span><text:span text:style-name="T9">t </text:span><text:span text:style-name="T9">So</text:span><text:span text:style-name="T9">ur</text:span><text:span text:style-name="T9">ce </text:span><text:span text:style-name="T9">(V</text:span><text:span text:style-name="T9">CI</text:span><text:span text:style-name="T9">S) </text:span></text:p>
          </draw:text-box>
        </draw:frame>
        <draw:frame draw:style-name="gr1" draw:text-style-name="P2" draw:layer="layout" svg:width="16.139cm" svg:height="0.471cm" svg:x="2.54cm" svg:y="9.249cm">
          <draw:text-box>
            <text:p text:style-name="P1"><text:span text:style-name="T1">For </text:span><text:span text:style-name="T1">the </text:span><text:span text:style-name="T1">Op </text:span><text:span text:style-name="T1">Am</text:span><text:span text:style-name="T1">p </text:span><text:span text:style-name="T1">circ</text:span><text:span text:style-name="T1">uit </text:span><text:span text:style-name="T1">sho</text:span><text:span text:style-name="T1">wn </text:span><text:span text:style-name="T1">bel</text:span><text:span text:style-name="T1">ow, </text:span><text:span text:style-name="T1">calc</text:span><text:span text:style-name="T1">ulat</text:span><text:span text:style-name="T1">e </text:span><text:span text:style-name="T1">the </text:span><text:span text:style-name="T1">tran</text:span><text:span text:style-name="T1">s-</text:span><text:span text:style-name="T1">con</text:span><text:span text:style-name="T1">duc</text:span><text:span text:style-name="T1">tan</text:span><text:span text:style-name="T1">ce, </text:span><text:span text:style-name="T1">the </text:span><text:span text:style-name="T1">curr</text:span><text:span text:style-name="T1">ent </text:span><text:span text:style-name="T1">thro</text:span><text:span text:style-name="T1">ugh </text:span><text:span text:style-name="T1">RL, </text:span></text:p>
          </draw:text-box>
        </draw:frame>
        <draw:frame draw:style-name="gr1" draw:text-style-name="P2" draw:layer="layout" svg:width="14.704cm" svg:height="0.471cm" svg:x="2.54cm" svg:y="9.736cm">
          <draw:text-box>
            <text:p text:style-name="P1"><text:span text:style-name="T1">the </text:span><text:span text:style-name="T1">min</text:span><text:span text:style-name="T1">imu</text:span><text:span text:style-name="T1">m </text:span><text:span text:style-name="T1">and </text:span><text:span text:style-name="T1">ma</text:span><text:span text:style-name="T1">xim</text:span><text:span text:style-name="T1">um </text:span><text:span text:style-name="T1">resi</text:span><text:span text:style-name="T1">stan</text:span><text:span text:style-name="T1">ce </text:span><text:span text:style-name="T1">val</text:span><text:span text:style-name="T1">ue </text:span><text:span text:style-name="T1">of </text:span><text:span text:style-name="T1">RL </text:span><text:span text:style-name="T1">for </text:span><text:span text:style-name="T1">pro</text:span><text:span text:style-name="T1">per </text:span><text:span text:style-name="T1">ope</text:span><text:span text:style-name="T1">rati</text:span><text:span text:style-name="T1">on </text:span><text:span text:style-name="T1">of </text:span><text:span text:style-name="T1">the </text:span><text:span text:style-name="T1">circ</text:span><text:span text:style-name="T1">uit: </text:span></text:p>
          </draw:text-box>
        </draw:frame>
        <draw:frame draw:style-name="gr22" draw:text-style-name="P15" draw:layer="layout" svg:width="0.283cm" svg:height="0.314cm" svg:x="2.362cm" svg:y="10.221cm">
          <draw:text-box>
            <text:p text:style-name="P1"><text:span text:style-name="T23"><text:s/></text:span></text:p>
          </draw:text-box>
        </draw:frame>
        <draw:frame draw:style-name="gr20" draw:text-style-name="P2" draw:layer="layout" svg:width="0.401cm" svg:height="0.471cm" svg:x="2.54cm" svg:y="10.706cm">
          <draw:text-box>
            <text:p text:style-name="P1"><text:span text:style-name="T21">a.</text:span></text:p>
          </draw:text-box>
        </draw:frame>
        <draw:frame draw:style-name="gr21" draw:text-style-name="P2" draw:layer="layout" svg:width="0.408cm" svg:height="0.475cm" svg:x="2.819cm" svg:y="10.7cm">
          <draw:text-box>
            <text:p text:style-name="P1"><text:span text:style-name="T22"><text:s/></text:span></text:p>
          </draw:text-box>
        </draw:frame>
        <draw:frame draw:style-name="gr1" draw:text-style-name="P2" draw:layer="layout" svg:width="0.422cm" svg:height="0.471cm" svg:x="2.938cm" svg:y="10.706cm">
          <draw:text-box>
            <text:p text:style-name="P1"><text:span text:style-name="T1">g</text:span></text:p>
          </draw:text-box>
        </draw:frame>
        <draw:frame draw:style-name="gr22" draw:text-style-name="P15" draw:layer="layout" svg:width="0.283cm" svg:height="0.314cm" svg:x="3.145cm" svg:y="10.864cm">
          <draw:text-box>
            <text:p text:style-name="P1"><text:span text:style-name="T23">m</text:span></text:p>
          </draw:text-box>
        </draw:frame>
        <draw:frame draw:style-name="gr1" draw:text-style-name="P2" draw:layer="layout" svg:width="0.438cm" svg:height="0.471cm" svg:x="3.366cm" svg:y="10.706cm">
          <draw:text-box>
            <text:p text:style-name="P1"><text:span text:style-name="T1">: <text:s text:c="2"/></text:span></text:p>
          </draw:text-box>
        </draw:frame>
        <draw:polygon draw:style-name="gr23" draw:text-style-name="P16" draw:layer="layout" svg:width="3.908cm" svg:height="0.021cm" svg:x="3.589cm" svg:y="11.129cm" svg:viewBox="0 0 3909 22" draw:points="0,22 3909,22 3909,0 0,0">
          <text:p/>
        </draw:polygon>
        <draw:frame draw:style-name="gr1" draw:text-style-name="P2" draw:layer="layout" svg:width="0.422cm" svg:height="0.471cm" svg:x="7.497cm" svg:y="10.706cm">
          <draw:text-box>
            <text:p text:style-name="P1"><text:span text:style-name="T1"><text:s/></text:span></text:p>
          </draw:text-box>
        </draw:frame>
        <draw:frame draw:style-name="gr1" draw:text-style-name="P2" draw:layer="layout" svg:width="0.422cm" svg:height="0.471cm" svg:x="2.362cm" svg:y="11.197cm">
          <draw:text-box>
            <text:p text:style-name="P1"><text:span text:style-name="T1"><text:s/></text:span></text:p>
          </draw:text-box>
        </draw:frame>
        <draw:frame draw:style-name="gr1" draw:text-style-name="P2" draw:layer="layout" svg:width="0.942cm" svg:height="0.471cm" svg:x="2.54cm" svg:y="11.684cm">
          <draw:text-box>
            <text:p text:style-name="P1"><text:span text:style-name="T1">c. </text:span><text:span text:style-name="T1">RL</text:span></text:p>
          </draw:text-box>
        </draw:frame>
        <draw:frame draw:style-name="gr22" draw:text-style-name="P15" draw:layer="layout" svg:width="0.447cm" svg:height="0.314cm" svg:x="3.459cm" svg:y="11.842cm">
          <draw:text-box>
            <text:p text:style-name="P1"><text:span text:style-name="T23">min</text:span></text:p>
          </draw:text-box>
        </draw:frame>
        <draw:frame draw:style-name="gr1" draw:text-style-name="P2" draw:layer="layout" svg:width="0.438cm" svg:height="0.471cm" svg:x="3.903cm" svg:y="11.684cm">
          <draw:text-box>
            <text:p text:style-name="P1"><text:span text:style-name="T1">: <text:s text:c="2"/></text:span></text:p>
          </draw:text-box>
        </draw:frame>
        <draw:polygon draw:style-name="gr23" draw:text-style-name="P16" draw:layer="layout" svg:width="3.92cm" svg:height="0.021cm" svg:x="4.127cm" svg:y="12.107cm" svg:viewBox="0 0 3921 22" draw:points="0,22 3921,22 3921,0 0,0">
          <text:p/>
        </draw:polygon>
        <draw:frame draw:style-name="gr1" draw:text-style-name="P2" draw:layer="layout" svg:width="0.422cm" svg:height="0.471cm" svg:x="8.048cm" svg:y="11.684cm">
          <draw:text-box>
            <text:p text:style-name="P1"><text:span text:style-name="T1"><text:s/></text:span></text:p>
          </draw:text-box>
        </draw:frame>
        <draw:frame draw:style-name="gr1" draw:text-style-name="P2" draw:layer="layout" svg:width="0.565cm" svg:height="0.471cm" svg:x="11.43cm" svg:y="10.706cm">
          <draw:text-box>
            <text:p text:style-name="P1"><text:span text:style-name="T1">b. I</text:span></text:p>
          </draw:text-box>
        </draw:frame>
        <draw:frame draw:style-name="gr22" draw:text-style-name="P15" draw:layer="layout" svg:width="0.366cm" svg:height="0.314cm" svg:x="11.968cm" svg:y="10.864cm">
          <draw:text-box>
            <text:p text:style-name="P1"><text:span text:style-name="T23">RL</text:span></text:p>
          </draw:text-box>
        </draw:frame>
        <draw:frame draw:style-name="gr1" draw:text-style-name="P2" draw:layer="layout" svg:width="0.438cm" svg:height="0.471cm" svg:x="12.327cm" svg:y="10.706cm">
          <draw:text-box>
            <text:p text:style-name="P1"><text:span text:style-name="T1">: <text:s text:c="2"/></text:span></text:p>
          </draw:text-box>
        </draw:frame>
        <draw:polygon draw:style-name="gr23" draw:text-style-name="P16" draw:layer="layout" svg:width="3.929cm" svg:height="0.021cm" svg:x="12.551cm" svg:y="11.129cm" svg:viewBox="0 0 3930 22" draw:points="0,22 3930,22 3930,0 0,0">
          <text:p/>
        </draw:polygon>
        <draw:frame draw:style-name="gr1" draw:text-style-name="P2" draw:layer="layout" svg:width="0.422cm" svg:height="0.471cm" svg:x="16.48cm" svg:y="10.706cm">
          <draw:text-box>
            <text:p text:style-name="P1"><text:span text:style-name="T1"><text:s/></text:span></text:p>
          </draw:text-box>
        </draw:frame>
        <draw:frame draw:style-name="gr1" draw:text-style-name="P2" draw:layer="layout" svg:width="0.422cm" svg:height="0.471cm" svg:x="11.252cm" svg:y="11.197cm">
          <draw:text-box>
            <text:p text:style-name="P1"><text:span text:style-name="T1"><text:s/></text:span></text:p>
          </draw:text-box>
        </draw:frame>
        <draw:frame draw:style-name="gr1" draw:text-style-name="P2" draw:layer="layout" svg:width="0.967cm" svg:height="0.471cm" svg:x="11.43cm" svg:y="11.684cm">
          <draw:text-box>
            <text:p text:style-name="P1"><text:span text:style-name="T1">d. </text:span><text:span text:style-name="T1">RL</text:span></text:p>
          </draw:text-box>
        </draw:frame>
        <draw:frame draw:style-name="gr22" draw:text-style-name="P15" draw:layer="layout" svg:width="0.493cm" svg:height="0.314cm" svg:x="12.374cm" svg:y="11.842cm">
          <draw:text-box>
            <text:p text:style-name="P1"><text:span text:style-name="T23">max</text:span></text:p>
          </draw:text-box>
        </draw:frame>
        <draw:frame draw:style-name="gr1" draw:text-style-name="P2" draw:layer="layout" svg:width="0.438cm" svg:height="0.471cm" svg:x="12.861cm" svg:y="11.684cm">
          <draw:text-box>
            <text:p text:style-name="P1"><text:span text:style-name="T1">: <text:s text:c="2"/></text:span></text:p>
          </draw:text-box>
        </draw:frame>
        <draw:polygon draw:style-name="gr23" draw:text-style-name="P16" draw:layer="layout" svg:width="3.924cm" svg:height="0.021cm" svg:x="13.085cm" svg:y="12.107cm" svg:viewBox="0 0 3925 22" draw:points="0,22 3925,22 3925,0 0,0">
          <text:p/>
        </draw:polygon>
        <draw:frame draw:style-name="gr1" draw:text-style-name="P2" draw:layer="layout" svg:width="0.422cm" svg:height="0.471cm" svg:x="17.01cm" svg:y="11.684cm">
          <draw:text-box>
            <text:p text:style-name="P1"><text:span text:style-name="T1"><text:s/></text:span></text:p>
          </draw:text-box>
        </draw:frame>
        <draw:frame draw:style-name="gr2" draw:text-style-name="P3" draw:layer="layout" svg:width="0.35cm" svg:height="0.39cm" svg:x="2.362cm" svg:y="12.171cm">
          <draw:text-box>
            <text:p text:style-name="P1"><text:span text:style-name="T2"><text:s/></text:span></text:p>
          </draw:text-box>
        </draw:frame>
        <draw:frame draw:style-name="gr2" draw:text-style-name="P3" draw:layer="layout" svg:width="0.35cm" svg:height="0.39cm" svg:x="2.362cm" svg:y="12.578cm">
          <draw:text-box>
            <text:p text:style-name="P1"><text:span text:style-name="T2"><text:s/></text:span></text:p>
          </draw:text-box>
        </draw:frame>
        <draw:frame draw:style-name="gr1" draw:text-style-name="P2" draw:layer="layout" svg:width="0.663cm" svg:height="0.475cm" svg:x="6.519cm" svg:y="13.354cm">
          <draw:text-box>
            <text:p text:style-name="P1"><text:span text:style-name="T30">R1</text:span><text:span text:style-name="T29"> </text:span></text:p>
          </draw:text-box>
        </draw:frame>
        <draw:frame draw:style-name="gr1" draw:text-style-name="P2" draw:layer="layout" svg:width="0.422cm" svg:height="0.475cm" svg:x="2.362cm" svg:y="13.845cm">
          <draw:text-box>
            <text:p text:style-name="P1"><text:span text:style-name="T29"><text:s/></text:span></text:p>
          </draw:text-box>
        </draw:frame>
        <draw:frame draw:style-name="gr1" draw:text-style-name="P2" draw:layer="layout" svg:width="0.807cm" svg:height="0.475cm" svg:x="6.401cm" svg:y="14.332cm">
          <draw:text-box>
            <text:p text:style-name="P1"><text:span text:style-name="T30">10</text:span><text:span text:style-name="T30">k</text:span><text:span text:style-name="T29"> </text:span></text:p>
          </draw:text-box>
        </draw:frame>
        <draw:frame draw:style-name="gr1" draw:text-style-name="P2" draw:layer="layout" svg:width="0.663cm" svg:height="0.475cm" svg:x="10.376cm" svg:y="13.354cm">
          <draw:text-box>
            <text:p text:style-name="P1"><text:span text:style-name="T30">R2</text:span><text:span text:style-name="T29"> </text:span></text:p>
          </draw:text-box>
        </draw:frame>
        <draw:frame draw:style-name="gr1" draw:text-style-name="P2" draw:layer="layout" svg:width="0.422cm" svg:height="0.475cm" svg:x="7.137cm" svg:y="13.845cm">
          <draw:text-box>
            <text:p text:style-name="P1"><text:span text:style-name="T29"><text:s/></text:span></text:p>
          </draw:text-box>
        </draw:frame>
        <draw:frame draw:style-name="gr1" draw:text-style-name="P2" draw:layer="layout" svg:width="0.807cm" svg:height="0.475cm" svg:x="10.257cm" svg:y="14.332cm">
          <draw:text-box>
            <text:p text:style-name="P1"><text:span text:style-name="T30">10</text:span><text:span text:style-name="T30">k</text:span><text:span text:style-name="T29"> </text:span></text:p>
          </draw:text-box>
        </draw:frame>
        <draw:frame draw:style-name="gr2" draw:text-style-name="P3" draw:layer="layout" svg:width="0.35cm" svg:height="0.395cm" svg:x="2.362cm" svg:y="14.816cm">
          <draw:text-box>
            <text:p text:style-name="P1"><text:span text:style-name="T44"><text:s/></text:span></text:p>
          </draw:text-box>
        </draw:frame>
        <draw:frame draw:style-name="gr25" draw:text-style-name="P18" draw:layer="layout" svg:width="0.388cm" svg:height="0.433cm" svg:x="2.362cm" svg:y="15.239cm">
          <draw:text-box>
            <text:p text:style-name="P1"><text:span text:style-name="T45"><text:s/></text:span></text:p>
          </draw:text-box>
        </draw:frame>
        <draw:frame draw:style-name="gr40" draw:text-style-name="P29" draw:layer="layout" svg:width="0.583cm" svg:height="0.653cm" svg:x="2.362cm" svg:y="15.698cm">
          <draw:text-box>
            <text:p text:style-name="P1"><text:span text:style-name="T46"><text:s/></text:span></text:p>
          </draw:text-box>
        </draw:frame>
        <draw:frame draw:style-name="gr1" draw:text-style-name="P2" draw:layer="layout" svg:width="0.662cm" svg:height="0.475cm" svg:x="11.637cm" svg:y="16.279cm">
          <draw:text-box>
            <text:p text:style-name="P1"><text:span text:style-name="T29">U1 </text:span></text:p>
          </draw:text-box>
        </draw:frame>
        <draw:frame draw:style-name="gr41" draw:text-style-name="P7" draw:layer="layout" svg:width="0.938cm" svg:height="0.581cm" svg:x="8.759cm" svg:y="16.685cm">
          <draw:text-box>
            <text:p text:style-name="P1"><text:span text:style-name="T47">V</text:span><text:span text:style-name="T47">+ </text:span></text:p>
          </draw:text-box>
        </draw:frame>
        <draw:frame draw:style-name="gr10" draw:text-style-name="P7" draw:layer="layout" svg:width="0.494cm" svg:height="0.581cm" svg:x="10.439cm" svg:y="16.702cm">
          <draw:text-box>
            <text:p text:style-name="P1"><text:span text:style-name="T13">+</text:span></text:p>
          </draw:text-box>
        </draw:frame>
        <draw:polygon draw:style-name="gr23" draw:text-style-name="P16" draw:layer="layout" svg:width="0.779cm" svg:height="0.05cm" svg:x="8.758cm" svg:y="17.166cm" svg:viewBox="0 0 780 51" draw:points="0,51 780,51 780,0 0,0">
          <text:p/>
        </draw:polygon>
        <draw:frame draw:style-name="gr10" draw:text-style-name="P7" draw:layer="layout" svg:width="0.494cm" svg:height="0.581cm" svg:x="10.842cm" svg:y="16.685cm">
          <draw:text-box>
            <text:p text:style-name="P1"><text:span text:style-name="T13"><text:s/></text:span></text:p>
          </draw:text-box>
        </draw:frame>
        <draw:frame draw:style-name="gr42" draw:text-style-name="P30" draw:layer="layout" svg:width="0.706cm" svg:height="0.822cm" svg:x="2.362cm" svg:y="17.31cm">
          <draw:text-box>
            <text:p text:style-name="P1"><text:span text:style-name="T48"><text:s/></text:span></text:p>
          </draw:text-box>
        </draw:frame>
        <draw:frame draw:style-name="gr41" draw:text-style-name="P7" draw:layer="layout" svg:width="0.531cm" svg:height="0.581cm" svg:x="8.848cm" svg:y="18.091cm">
          <draw:text-box>
            <text:p text:style-name="P1"><text:span text:style-name="T47">V-</text:span></text:p>
          </draw:text-box>
        </draw:frame>
        <draw:frame draw:style-name="gr10" draw:text-style-name="P7" draw:layer="layout" svg:width="0.494cm" svg:height="0.581cm" svg:x="9.432cm" svg:y="18.091cm">
          <draw:text-box>
            <text:p text:style-name="P1"><text:span text:style-name="T13"><text:s/></text:span></text:p>
          </draw:text-box>
        </draw:frame>
        <draw:polygon draw:style-name="gr23" draw:text-style-name="P16" draw:layer="layout" svg:width="0.584cm" svg:height="0.051cm" svg:x="8.847cm" svg:y="18.571cm" svg:viewBox="0 0 585 52" draw:points="0,52 585,52 585,0 0,0">
          <text:p/>
        </draw:polygon>
        <draw:polygon draw:style-name="gr23" draw:text-style-name="P16" draw:layer="layout" svg:width="0.25cm" svg:height="0.046cm" svg:x="9.609cm" svg:y="18.58cm" svg:viewBox="0 0 251 47" draw:points="0,47 251,47 251,0 0,0">
          <text:p/>
        </draw:polygon>
        <draw:frame draw:style-name="gr10" draw:text-style-name="P7" draw:layer="layout" svg:width="0.494cm" svg:height="0.547cm" svg:x="9.61cm" svg:y="18.109cm">
          <draw:text-box>
            <text:p text:style-name="P1"><text:span text:style-name="T49"><text:s text:c="3"/></text:span></text:p>
          </draw:text-box>
        </draw:frame>
        <draw:frame draw:style-name="gr43" draw:text-style-name="P7" draw:layer="layout" svg:width="0.503cm" svg:height="0.581cm" svg:x="10.613cm" svg:y="18.573cm">
          <draw:text-box>
            <text:p text:style-name="P1"><text:span text:style-name="T50">-</text:span></text:p>
          </draw:text-box>
        </draw:frame>
        <draw:frame draw:style-name="gr10" draw:text-style-name="P7" draw:layer="layout" svg:width="0.494cm" svg:height="0.581cm" svg:x="10.842cm" svg:y="18.573cm">
          <draw:text-box>
            <text:p text:style-name="P1"><text:span text:style-name="T13"><text:s/></text:span></text:p>
          </draw:text-box>
        </draw:frame>
        <draw:frame draw:style-name="gr1" draw:text-style-name="P2" draw:layer="layout" svg:width="0.641cm" svg:height="0.475cm" svg:x="15.693cm" svg:y="15.856cm">
          <draw:text-box>
            <text:p text:style-name="P1"><text:span text:style-name="T29">V2 </text:span></text:p>
          </draw:text-box>
        </draw:frame>
        <draw:frame draw:style-name="gr1" draw:text-style-name="P2" draw:layer="layout" svg:width="0.997cm" svg:height="0.475cm" svg:x="15.693cm" svg:y="16.322cm">
          <draw:text-box>
            <text:p text:style-name="P1"><text:span text:style-name="T29">15 </text:span><text:span text:style-name="T29">V </text:span></text:p>
          </draw:text-box>
        </draw:frame>
        <draw:frame draw:style-name="gr44" draw:text-style-name="P31" draw:layer="layout" svg:width="0.456cm" svg:height="0.513cm" svg:x="12.251cm" svg:y="16.803cm">
          <draw:text-box>
            <text:p text:style-name="P1"><text:span text:style-name="T51"><text:s/></text:span></text:p>
          </draw:text-box>
        </draw:frame>
        <draw:frame draw:style-name="gr44" draw:text-style-name="P31" draw:layer="layout" svg:width="0.456cm" svg:height="0.513cm" svg:x="12.251cm" svg:y="17.332cm">
          <draw:text-box>
            <text:p text:style-name="P1"><text:span text:style-name="T51"><text:s/></text:span></text:p>
          </draw:text-box>
        </draw:frame>
        <draw:frame draw:style-name="gr44" draw:text-style-name="P31" draw:layer="layout" svg:width="0.456cm" svg:height="0.513cm" svg:x="12.251cm" svg:y="17.861cm">
          <draw:text-box>
            <text:p text:style-name="P1"><text:span text:style-name="T51"><text:s/></text:span></text:p>
          </draw:text-box>
        </draw:frame>
        <draw:frame draw:style-name="gr1" draw:text-style-name="P2" draw:layer="layout" svg:width="0.641cm" svg:height="0.475cm" svg:x="15.718cm" svg:y="18.616cm">
          <draw:text-box>
            <text:p text:style-name="P1"><text:span text:style-name="T29">V3 </text:span></text:p>
          </draw:text-box>
        </draw:frame>
        <draw:frame draw:style-name="gr1" draw:text-style-name="P2" draw:layer="layout" svg:width="4.413cm" svg:height="0.475cm" svg:x="8.534cm" svg:y="19.154cm">
          <draw:text-box>
            <text:p text:style-name="P1"><text:span text:style-name="T29">OP</text:span><text:span text:style-name="T29">AM</text:span><text:span text:style-name="T29">P_</text:span><text:span text:style-name="T29">5T</text:span><text:span text:style-name="T29">_VI</text:span><text:span text:style-name="T29">RT</text:span><text:span text:style-name="T29">UA</text:span><text:span text:style-name="T29">L </text:span></text:p>
          </draw:text-box>
        </draw:frame>
        <draw:frame draw:style-name="gr1" draw:text-style-name="P2" draw:layer="layout" svg:width="0.422cm" svg:height="0.475cm" svg:x="14.694cm" svg:y="19.154cm">
          <draw:text-box>
            <text:p text:style-name="P1"><text:span text:style-name="T29"><text:s text:c="2"/></text:span></text:p>
          </draw:text-box>
        </draw:frame>
        <draw:frame draw:style-name="gr1" draw:text-style-name="P2" draw:layer="layout" svg:width="0.878cm" svg:height="0.475cm" svg:x="15.689cm" svg:y="19.171cm">
          <draw:text-box>
            <text:p text:style-name="P1"><text:span text:style-name="T29">15 </text:span><text:span text:style-name="T29">V</text:span></text:p>
          </draw:text-box>
        </draw:frame>
        <draw:polygon draw:style-name="gr23" draw:text-style-name="P16" draw:layer="layout" svg:width="0.995cm" svg:height="0.051cm" svg:x="14.693cm" svg:y="19.562cm" svg:viewBox="0 0 996 52" draw:points="0,52 996,52 996,0 0,0">
          <text:p/>
        </draw:polygon>
        <draw:frame draw:style-name="gr1" draw:text-style-name="P2" draw:layer="layout" svg:width="0.422cm" svg:height="0.475cm" svg:x="16.552cm" svg:y="19.154cm">
          <draw:text-box>
            <text:p text:style-name="P1"><text:span text:style-name="T29"><text:s/></text:span></text:p>
          </draw:text-box>
        </draw:frame>
        <draw:frame draw:style-name="gr29" draw:text-style-name="P23" draw:layer="layout" svg:width="0.511cm" svg:height="0.577cm" svg:x="2.362cm" svg:y="19.662cm">
          <draw:text-box>
            <text:p text:style-name="P1"><text:span text:style-name="T33"><text:s/></text:span></text:p>
          </draw:text-box>
        </draw:frame>
        <draw:frame draw:style-name="gr1" draw:text-style-name="P2" draw:layer="layout" svg:width="0.663cm" svg:height="0.475cm" svg:x="6.519cm" svg:y="20.419cm">
          <draw:text-box>
            <text:p text:style-name="P1"><text:span text:style-name="T30">R3</text:span><text:span text:style-name="T29"> </text:span></text:p>
          </draw:text-box>
        </draw:frame>
        <draw:frame draw:style-name="gr16" draw:text-style-name="P11" draw:layer="layout" svg:width="0.439cm" svg:height="0.492cm" svg:x="2.362cm" svg:y="20.912cm">
          <draw:text-box>
            <text:p text:style-name="P1"><text:span text:style-name="T15"><text:s/></text:span></text:p>
          </draw:text-box>
        </draw:frame>
        <draw:frame draw:style-name="gr1" draw:text-style-name="P2" draw:layer="layout" svg:width="0.641cm" svg:height="0.475cm" svg:x="5.156cm" svg:y="21.499cm">
          <draw:text-box>
            <text:p text:style-name="P1"><text:span text:style-name="T29">V1 </text:span></text:p>
          </draw:text-box>
        </draw:frame>
        <draw:frame draw:style-name="gr1" draw:text-style-name="P2" draw:layer="layout" svg:width="0.807cm" svg:height="0.475cm" svg:x="6.405cm" svg:y="21.393cm">
          <draw:text-box>
            <text:p text:style-name="P1"><text:span text:style-name="T30">10</text:span><text:span text:style-name="T30">k</text:span><text:span text:style-name="T29"> </text:span></text:p>
          </draw:text-box>
        </draw:frame>
        <draw:frame draw:style-name="gr1" draw:text-style-name="P2" draw:layer="layout" svg:width="0.663cm" svg:height="0.475cm" svg:x="10.376cm" svg:y="20.419cm">
          <draw:text-box>
            <text:p text:style-name="P1"><text:span text:style-name="T30">R4</text:span><text:span text:style-name="T29"> </text:span></text:p>
          </draw:text-box>
        </draw:frame>
        <draw:frame draw:style-name="gr1" draw:text-style-name="P2" draw:layer="layout" svg:width="0.422cm" svg:height="0.475cm" svg:x="7.485cm" svg:y="20.911cm">
          <draw:text-box>
            <text:p text:style-name="P1"><text:span text:style-name="T29"><text:s/></text:span></text:p>
          </draw:text-box>
        </draw:frame>
        <draw:frame draw:style-name="gr1" draw:text-style-name="P2" draw:layer="layout" svg:width="0.807cm" svg:height="0.475cm" svg:x="10.257cm" svg:y="21.397cm">
          <draw:text-box>
            <text:p text:style-name="P1"><text:span text:style-name="T30">10</text:span><text:span text:style-name="T30">k</text:span><text:span text:style-name="T29"> </text:span></text:p>
          </draw:text-box>
        </draw:frame>
        <draw:frame draw:style-name="gr1" draw:text-style-name="P2" draw:layer="layout" svg:width="0.76cm" svg:height="0.475cm" svg:x="5.135cm" svg:y="21.977cm">
          <draw:text-box>
            <text:p text:style-name="P1"><text:span text:style-name="T29">1 V </text:span></text:p>
          </draw:text-box>
        </draw:frame>
        <draw:frame draw:style-name="gr1" draw:text-style-name="P2" draw:layer="layout" svg:width="0.544cm" svg:height="0.475cm" svg:x="8.733cm" svg:y="21.994cm">
          <draw:text-box>
            <text:p text:style-name="P1"><text:span text:style-name="T30">R5</text:span></text:p>
          </draw:text-box>
        </draw:frame>
        <draw:frame draw:style-name="gr1" draw:text-style-name="P2" draw:layer="layout" svg:width="0.422cm" svg:height="0.475cm" svg:x="9.199cm" svg:y="21.977cm">
          <draw:text-box>
            <text:p text:style-name="P1"><text:span text:style-name="T29"><text:s/></text:span></text:p>
          </draw:text-box>
        </draw:frame>
        <draw:line draw:style-name="gr35" draw:text-style-name="P4" draw:layer="layout" svg:x1="14.929cm" svg:y1="16.411cm" svg:x2="15.358cm" svg:y2="16.411cm">
          <text:p/>
        </draw:line>
        <draw:line draw:style-name="gr35" draw:text-style-name="P4" draw:layer="layout" svg:x1="14.693cm" svg:y1="16.645cm" svg:x2="15.592cm" svg:y2="16.645cm">
          <text:p/>
        </draw:line>
        <draw:path draw:style-name="gr35" draw:text-style-name="P4" draw:layer="layout" svg:width="0.663cm" svg:height="1.64cm" svg:x="4.261cm" svg:y="22.519cm" svg:viewBox="0 0 664 1641" svg:d="M0 1407h664M117 1525h429M234 1641h196M352 1407v-313M117 0h429M352 0v312">
          <text:p/>
        </draw:path>
        <draw:line draw:style-name="gr36" draw:text-style-name="P4" draw:layer="layout" svg:x1="4.612cm" svg:y1="22.872cm" svg:x2="4.612cm" svg:y2="23.576cm">
          <text:p/>
        </draw:line>
        <draw:line draw:style-name="gr35" draw:text-style-name="P4" draw:layer="layout" svg:x1="4.377cm" svg:y1="22.053cm" svg:x2="4.806cm" svg:y2="22.053cm">
          <text:p/>
        </draw:line>
        <draw:line draw:style-name="gr35" draw:text-style-name="P4" draw:layer="layout" svg:x1="4.143cm" svg:y1="22.286cm" svg:x2="5.041cm" svg:y2="22.286cm">
          <text:p/>
        </draw:line>
        <draw:frame draw:style-name="gr1" draw:text-style-name="P2" draw:layer="layout" svg:width="0.663cm" svg:height="0.475cm" svg:x="8.742cm" svg:y="22.464cm">
          <draw:text-box>
            <text:p text:style-name="P1"><text:span text:style-name="T30">RL</text:span><text:span text:style-name="T29"> </text:span></text:p>
          </draw:text-box>
        </draw:frame>
        <draw:frame draw:style-name="gr27" draw:text-style-name="P22" draw:layer="layout" svg:width="1.691cm" svg:height="0.628cm" svg:x="12.509cm" svg:y="10.559cm">
          <draw:text-box>
            <text:p><text:span text:style-name="T27">0.</text:span><text:span text:style-name="T27">1 </text:span><text:span text:style-name="T27">m</text:span><text:span text:style-name="T27">A</text:span></text:p>
          </draw:text-box>
        </draw:frame>
        <draw:frame draw:style-name="gr27" draw:text-style-name="P22" draw:layer="layout" svg:width="1.598cm" svg:height="0.628cm" svg:x="4.078cm" svg:y="11.568cm">
          <draw:text-box>
            <text:p><text:span text:style-name="T27">-</text:span><text:span text:style-name="T27">75 </text:span><text:span text:style-name="T27">k</text:span><text:span text:style-name="T41">Ω</text:span></text:p>
          </draw:text-box>
        </draw:frame>
        <draw:frame draw:style-name="gr27" draw:text-style-name="P22" draw:layer="layout" svg:width="1.691cm" svg:height="0.628cm" svg:x="3.57cm" svg:y="10.552cm">
          <draw:text-box>
            <text:p><text:span text:style-name="T27">0.</text:span><text:span text:style-name="T27">1 </text:span><text:span text:style-name="T27">m</text:span><text:span text:style-name="T27">A</text:span></text:p>
          </draw:text-box>
        </draw:frame>
        <draw:frame draw:style-name="gr45" draw:text-style-name="P22" draw:layer="layout" svg:width="1.856cm" svg:height="1.255cm" svg:x="13.017cm" svg:y="11.568cm">
          <draw:text-box>
            <text:p><text:span text:style-name="T27">75 </text:span><text:span text:style-name="T27">k</text:span><text:span text:style-name="T41">Ω</text:span></text:p>
          </draw:text-box>
        </draw:frame>
        <draw:frame draw:style-name="gr27" draw:text-style-name="P33" draw:layer="layout" svg:width="9.201cm" svg:height="0.941cm" svg:x="7.126cm" svg:y="4.082cm">
          <draw:text-box>
            <text:p text:style-name="P32"><text:span text:style-name="T52">The </text:span><text:span text:style-name="T52">Op </text:span><text:span text:style-name="T52">Am</text:span><text:span text:style-name="T52">p </text:span><text:span text:style-name="T52">loo</text:span><text:span text:style-name="T52">p </text:span><text:span text:style-name="T52">gai</text:span><text:span text:style-name="T52">n is </text:span><text:span text:style-name="T52">the </text:span><text:span text:style-name="T52">sam</text:span><text:span text:style-name="T52">e </text:span><text:span text:style-name="T52">for </text:span><text:span text:style-name="T52">DC </text:span><text:span text:style-name="T52">and </text:span><text:span text:style-name="T52">AC </text:span><text:span text:style-name="T52">so,</text:span><text:span text:style-name="T52"><text:line-break/></text:span><text:span text:style-name="T52">Vo</text:span><text:span text:style-name="T52">ut = </text:span><text:span text:style-name="T52">V_i</text:span><text:span text:style-name="T52">n_</text:span><text:span text:style-name="T52">DC </text:span><text:span text:style-name="T52">* </text:span><text:span text:style-name="T52">AC</text:span><text:span text:style-name="T52">L = </text:span><text:span text:style-name="T52">1 * </text:span><text:span text:style-name="T52">-10 </text:span><text:span text:style-name="T52">= -</text:span><text:span text:style-name="T52">10 </text:span><text:span text:style-name="T52">V</text:span></text:p>
          </draw:text-box>
        </draw:frame>
        <draw:frame draw:style-name="gr27" draw:text-style-name="P28" draw:layer="layout" svg:width="1.022cm" svg:height="0.547cm" svg:x="12.085cm" svg:y="6.068cm">
          <draw:text-box>
            <text:p text:style-name="P27"><text:span text:style-name="T40">-</text:span><text:span text:style-name="T40">10</text:span><text:span text:style-name="T40">V</text:span></text:p>
          </draw:text-box>
        </draw:frame>
        <draw:frame draw:style-name="gr27" draw:text-style-name="P22" draw:layer="layout" svg:width="2.898cm" svg:height="0.628cm" svg:x="9.842cm" svg:y="6.996cm">
          <draw:text-box>
            <text:p><text:span text:style-name="T27"><text:s/></text:span><text:span text:style-name="T27">V</text:span><text:span text:style-name="T27">_i</text:span><text:span text:style-name="T27">n </text:span><text:span text:style-name="T27">&lt;+</text:span><text:span text:style-name="T27">18</text:span><text:span text:style-name="T27">0</text:span></text:p>
          </draw:text-box>
        </draw:frame>
      </draw:page>
      <draw:page draw:name="page4" draw:style-name="dp1" draw:master-page-name="master-page3">
        <draw:frame draw:style-name="gr1" draw:text-style-name="P2" draw:layer="layout" svg:width="6.399cm" svg:height="0.471cm" svg:x="2.54cm" svg:y="1.274cm">
          <draw:text-box>
            <text:p text:style-name="P1"><text:span text:style-name="T1">En</text:span><text:span text:style-name="T1">gin</text:span><text:span text:style-name="T1">eeri</text:span><text:span text:style-name="T1">ng </text:span><text:span text:style-name="T1">Tec</text:span><text:span text:style-name="T1">hno</text:span><text:span text:style-name="T1">log</text:span><text:span text:style-name="T1">y </text:span><text:span text:style-name="T1">De</text:span><text:span text:style-name="T1">part</text:span><text:span text:style-name="T1">me</text:span><text:span text:style-name="T1">nt </text:span></text:p>
          </draw:text-box>
        </draw:frame>
        <draw:frame draw:style-name="gr1" draw:text-style-name="P2" draw:layer="layout" svg:width="4.007cm" svg:height="0.471cm" svg:x="2.54cm" svg:y="1.761cm">
          <draw:text-box>
            <text:p text:style-name="P1"><text:span text:style-name="T1">Col</text:span><text:span text:style-name="T1">leg</text:span><text:span text:style-name="T1">e of </text:span><text:span text:style-name="T1">Tec</text:span><text:span text:style-name="T1">hno</text:span><text:span text:style-name="T1">log</text:span><text:span text:style-name="T1">y </text:span></text:p>
          </draw:text-box>
        </draw:frame>
        <draw:frame draw:style-name="gr1" draw:text-style-name="P2" draw:layer="layout" svg:width="1.987cm" svg:height="0.471cm" svg:x="10.16cm" svg:y="1.274cm">
          <draw:text-box>
            <text:p text:style-name="P1"><text:span text:style-name="T1">EL</text:span><text:span text:style-name="T1">ET</text:span><text:span text:style-name="T1">340</text:span><text:span text:style-name="T1">3 </text:span></text:p>
          </draw:text-box>
        </draw:frame>
        <draw:frame draw:style-name="gr1" draw:text-style-name="P2" draw:layer="layout" svg:width="3.816cm" svg:height="0.471cm" svg:x="15.24cm" svg:y="1.274cm">
          <draw:text-box>
            <text:p text:style-name="P1"><text:span text:style-name="T1">Prel</text:span><text:span text:style-name="T1">ab </text:span><text:span text:style-name="T1">Mat</text:span><text:span text:style-name="T1">eria</text:span><text:span text:style-name="T1">l:La</text:span><text:span text:style-name="T1">b 6 </text:span></text:p>
          </draw:text-box>
        </draw:frame>
        <draw:frame draw:style-name="gr1" draw:text-style-name="P2" draw:layer="layout" svg:width="3.892cm" svg:height="0.471cm" svg:x="15.24cm" svg:y="1.761cm">
          <draw:text-box>
            <text:p text:style-name="P1"><text:span text:style-name="T1">Uni</text:span><text:span text:style-name="T1">ver</text:span><text:span text:style-name="T1">sity </text:span><text:span text:style-name="T1">of </text:span><text:span text:style-name="T1">Ho</text:span><text:span text:style-name="T1">ust</text:span><text:span text:style-name="T1">on </text:span></text:p>
          </draw:text-box>
        </draw:frame>
        <draw:frame draw:style-name="gr1" draw:text-style-name="P2" draw:layer="layout" svg:width="0.422cm" svg:height="0.471cm" svg:x="10.693cm" svg:y="25.7cm">
          <draw:text-box>
            <text:p text:style-name="P1"><text:span text:style-name="T1">4 </text:span></text:p>
          </draw:text-box>
        </draw:frame>
        <draw:frame draw:style-name="gr2" draw:text-style-name="P3" draw:layer="layout" svg:width="0.35cm" svg:height="0.39cm" svg:x="2.362cm" svg:y="0.978cm">
          <draw:text-box>
            <text:p text:style-name="P1"><text:span text:style-name="T2"><text:s/></text:span></text:p>
          </draw:text-box>
        </draw:frame>
        <draw:frame draw:style-name="gr2" draw:text-style-name="P3" draw:layer="layout" svg:width="0.35cm" svg:height="0.39cm" svg:x="2.362cm" svg:y="25.739cm">
          <draw:text-box>
            <text:p text:style-name="P1"><text:span text:style-name="T2"><text:s/></text:span></text:p>
          </draw:text-box>
        </draw:frame>
        <draw:frame draw:style-name="gr2" draw:text-style-name="P3" draw:layer="layout" svg:width="0.35cm" svg:height="0.395cm" svg:x="2.362cm" svg:y="2.764cm">
          <draw:text-box>
            <text:p text:style-name="P1"><text:span text:style-name="T44"><text:s/></text:span></text:p>
          </draw:text-box>
        </draw:frame>
        <draw:frame draw:style-name="gr2" draw:text-style-name="P3" draw:layer="layout" svg:width="0.35cm" svg:height="0.395cm" svg:x="2.362cm" svg:y="3.171cm">
          <draw:text-box>
            <text:p text:style-name="P1"><text:span text:style-name="T44"><text:s/></text:span></text:p>
          </draw:text-box>
        </draw:frame>
        <draw:frame draw:style-name="gr46" draw:text-style-name="P34" draw:layer="layout" svg:width="0.372cm" svg:height="0.42cm" svg:x="2.362cm" svg:y="3.583cm">
          <draw:text-box>
            <text:p text:style-name="P1"><text:span text:style-name="T53"><text:s/></text:span></text:p>
          </draw:text-box>
        </draw:frame>
        <draw:frame draw:style-name="gr13" draw:text-style-name="P2" draw:layer="layout" svg:width="0.455cm" svg:height="0.497cm" svg:x="2.54cm" svg:y="4.158cm">
          <draw:text-box>
            <text:p text:style-name="P1"><text:span text:style-name="T7">5.</text:span></text:p>
          </draw:text-box>
        </draw:frame>
        <draw:frame draw:style-name="gr14" draw:text-style-name="P2" draw:layer="layout" svg:width="0.418cm" svg:height="0.475cm" svg:x="2.841cm" svg:y="4.168cm">
          <draw:text-box>
            <text:p text:style-name="P1"><text:span text:style-name="T8"><text:s/></text:span></text:p>
          </draw:text-box>
        </draw:frame>
        <draw:frame draw:style-name="gr1" draw:text-style-name="P2" draw:layer="layout" svg:width="10.014cm" svg:height="0.497cm" svg:x="2.963cm" svg:y="4.158cm">
          <draw:text-box>
            <text:p text:style-name="P1"><text:span text:style-name="T9">Cu</text:span><text:span text:style-name="T9">rr</text:span><text:span text:style-name="T9">en</text:span><text:span text:style-name="T9">t </text:span><text:span text:style-name="T9">Co</text:span><text:span text:style-name="T9">nt</text:span><text:span text:style-name="T9">rol</text:span><text:span text:style-name="T9">le</text:span><text:span text:style-name="T9">d </text:span><text:span text:style-name="T9">Vo</text:span><text:span text:style-name="T9">lta</text:span><text:span text:style-name="T9">ge </text:span><text:span text:style-name="T9">So</text:span><text:span text:style-name="T9">ur</text:span><text:span text:style-name="T9">ce </text:span><text:span text:style-name="T9">(IC</text:span><text:span text:style-name="T9">VS</text:span><text:span text:style-name="T9">) </text:span></text:p>
          </draw:text-box>
        </draw:frame>
        <draw:frame draw:style-name="gr1" draw:text-style-name="P2" draw:layer="layout" svg:width="16.58cm" svg:height="0.471cm" svg:x="2.54cm" svg:y="4.868cm">
          <draw:text-box>
            <text:p text:style-name="P1"><text:span text:style-name="T1">For </text:span><text:span text:style-name="T1">the </text:span><text:span text:style-name="T1">IC</text:span><text:span text:style-name="T1">VS </text:span><text:span text:style-name="T1">usi</text:span><text:span text:style-name="T1">ng </text:span><text:span text:style-name="T1">Op </text:span><text:span text:style-name="T1">Am</text:span><text:span text:style-name="T1">p </text:span><text:span text:style-name="T1">circ</text:span><text:span text:style-name="T1">uit </text:span><text:span text:style-name="T1">sho</text:span><text:span text:style-name="T1">wn </text:span><text:span text:style-name="T1">bel</text:span><text:span text:style-name="T1">ow, </text:span><text:span text:style-name="T1">calc</text:span><text:span text:style-name="T1">ulat</text:span><text:span text:style-name="T1">e </text:span><text:span text:style-name="T1">the </text:span><text:span text:style-name="T1">tran</text:span><text:span text:style-name="T1">s-</text:span><text:span text:style-name="T1">resi</text:span><text:span text:style-name="T1">stan</text:span><text:span text:style-name="T1">ce </text:span><text:span text:style-name="T1">of </text:span><text:span text:style-name="T1">the </text:span><text:span text:style-name="T1">circ</text:span><text:span text:style-name="T1">uit, </text:span><text:span text:style-name="T1">the </text:span></text:p>
          </draw:text-box>
        </draw:frame>
        <draw:frame draw:style-name="gr1" draw:text-style-name="P2" draw:layer="layout" svg:width="2.847cm" svg:height="0.471cm" svg:x="2.54cm" svg:y="5.355cm">
          <draw:text-box>
            <text:p text:style-name="P1"><text:span text:style-name="T1">out</text:span><text:span text:style-name="T1">put </text:span><text:span text:style-name="T1">volt</text:span><text:span text:style-name="T1">age </text:span><text:span text:style-name="T1">V</text:span></text:p>
          </draw:text-box>
        </draw:frame>
        <draw:frame draw:style-name="gr22" draw:text-style-name="P15" draw:layer="layout" svg:width="0.37cm" svg:height="0.314cm" svg:x="5.385cm" svg:y="5.513cm">
          <draw:text-box>
            <text:p text:style-name="P1"><text:span text:style-name="T23">out</text:span></text:p>
          </draw:text-box>
        </draw:frame>
        <draw:frame draw:style-name="gr1" draw:text-style-name="P2" draw:layer="layout" svg:width="1.268cm" svg:height="0.471cm" svg:x="5.749cm" svg:y="5.355cm">
          <draw:text-box>
            <text:p text:style-name="P1"><text:span text:style-name="T1"><text:s/></text:span><text:span text:style-name="T1">wh</text:span><text:span text:style-name="T1">en I</text:span></text:p>
          </draw:text-box>
        </draw:frame>
        <draw:frame draw:style-name="gr22" draw:text-style-name="P15" draw:layer="layout" svg:width="0.283cm" svg:height="0.314cm" svg:x="7.01cm" svg:y="5.513cm">
          <draw:text-box>
            <text:p text:style-name="P1"><text:span text:style-name="T23">in</text:span></text:p>
          </draw:text-box>
        </draw:frame>
        <draw:frame draw:style-name="gr1" draw:text-style-name="P2" draw:layer="layout" svg:width="1.827cm" svg:height="0.471cm" svg:x="7.235cm" svg:y="5.355cm">
          <draw:text-box>
            <text:p text:style-name="P1"><text:span text:style-name="T1"><text:s/></text:span><text:span text:style-name="T1">= </text:span><text:span text:style-name="T1">0.1 </text:span><text:span text:style-name="T1">mA </text:span></text:p>
          </draw:text-box>
        </draw:frame>
        <draw:frame draw:style-name="gr2" draw:text-style-name="P3" draw:layer="layout" svg:width="0.35cm" svg:height="0.39cm" svg:x="2.362cm" svg:y="5.842cm">
          <draw:text-box>
            <text:p text:style-name="P1"><text:span text:style-name="T2"><text:s/></text:span></text:p>
          </draw:text-box>
        </draw:frame>
        <draw:frame draw:style-name="gr25" draw:text-style-name="P18" draw:layer="layout" svg:width="0.388cm" svg:height="0.433cm" svg:x="2.362cm" svg:y="6.261cm">
          <draw:text-box>
            <text:p text:style-name="P1"><text:span text:style-name="T25"><text:s/></text:span></text:p>
          </draw:text-box>
        </draw:frame>
        <draw:frame draw:style-name="gr16" draw:text-style-name="P11" draw:layer="layout" svg:width="0.688cm" svg:height="0.492cm" svg:x="9.843cm" svg:y="6.879cm">
          <draw:text-box>
            <text:p text:style-name="P1"><text:span text:style-name="T12">R1</text:span><text:span text:style-name="T15"> </text:span></text:p>
          </draw:text-box>
        </draw:frame>
        <draw:frame draw:style-name="gr2" draw:text-style-name="P3" draw:layer="layout" svg:width="0.35cm" svg:height="0.395cm" svg:x="2.362cm" svg:y="7.382cm">
          <draw:text-box>
            <text:p text:style-name="P1"><text:span text:style-name="T44"><text:s/></text:span></text:p>
          </draw:text-box>
        </draw:frame>
        <draw:frame draw:style-name="gr2" draw:text-style-name="P3" draw:layer="layout" svg:width="0.35cm" svg:height="0.395cm" svg:x="2.362cm" svg:y="7.789cm">
          <draw:text-box>
            <text:p text:style-name="P1"><text:span text:style-name="T44"><text:s/></text:span></text:p>
          </draw:text-box>
        </draw:frame>
        <draw:frame draw:style-name="gr25" draw:text-style-name="P18" draw:layer="layout" svg:width="0.388cm" svg:height="0.433cm" svg:x="2.362cm" svg:y="8.207cm">
          <draw:text-box>
            <text:p text:style-name="P1"><text:span text:style-name="T45"><text:s/></text:span></text:p>
          </draw:text-box>
        </draw:frame>
        <draw:frame draw:style-name="gr12" draw:text-style-name="P9" draw:layer="layout" svg:width="0.811cm" svg:height="0.615cm" svg:x="4.284cm" svg:y="8.784cm">
          <draw:text-box>
            <text:p text:style-name="P1"><text:span text:style-name="T10">Iin </text:span></text:p>
          </draw:text-box>
        </draw:frame>
        <draw:frame draw:style-name="gr12" draw:text-style-name="P9" draw:layer="layout" svg:width="1.399cm" svg:height="0.615cm" svg:x="16.121cm" svg:y="9.546cm">
          <draw:text-box>
            <text:p text:style-name="P1"><text:span text:style-name="T10">V</text:span><text:span text:style-name="T10">ou</text:span><text:span text:style-name="T10">t </text:span></text:p>
          </draw:text-box>
        </draw:frame>
        <draw:frame draw:style-name="gr2" draw:text-style-name="P3" draw:layer="layout" svg:width="0.35cm" svg:height="0.412cm" svg:x="2.362cm" svg:y="10.177cm">
          <draw:text-box>
            <text:p text:style-name="P1"><text:span text:style-name="T54"><text:s/></text:span></text:p>
          </draw:text-box>
        </draw:frame>
        <draw:frame draw:style-name="gr2" draw:text-style-name="P3" draw:layer="layout" svg:width="0.35cm" svg:height="0.412cm" svg:x="2.362cm" svg:y="10.609cm">
          <draw:text-box>
            <text:p text:style-name="P1"><text:span text:style-name="T54"><text:s/></text:span></text:p>
          </draw:text-box>
        </draw:frame>
        <draw:frame draw:style-name="gr2" draw:text-style-name="P3" draw:layer="layout" svg:width="0.35cm" svg:height="0.412cm" svg:x="2.362cm" svg:y="11.036cm">
          <draw:text-box>
            <text:p text:style-name="P1"><text:span text:style-name="T54"><text:s/></text:span></text:p>
          </draw:text-box>
        </draw:frame>
        <draw:frame draw:style-name="gr2" draw:text-style-name="P3" draw:layer="layout" svg:width="0.35cm" svg:height="0.412cm" svg:x="2.362cm" svg:y="11.464cm">
          <draw:text-box>
            <text:p text:style-name="P1"><text:span text:style-name="T54"><text:s/></text:span></text:p>
          </draw:text-box>
        </draw:frame>
        <draw:frame draw:style-name="gr2" draw:text-style-name="P3" draw:layer="layout" svg:width="0.35cm" svg:height="0.412cm" svg:x="2.362cm" svg:y="11.896cm">
          <draw:text-box>
            <text:p text:style-name="P1"><text:span text:style-name="T54"><text:s/></text:span></text:p>
          </draw:text-box>
        </draw:frame>
        <draw:frame draw:style-name="gr2" draw:text-style-name="P3" draw:layer="layout" svg:width="0.35cm" svg:height="0.412cm" svg:x="2.362cm" svg:y="12.323cm">
          <draw:text-box>
            <text:p text:style-name="P1"><text:span text:style-name="T54"><text:s/></text:span></text:p>
          </draw:text-box>
        </draw:frame>
        <draw:frame draw:style-name="gr2" draw:text-style-name="P3" draw:layer="layout" svg:width="0.35cm" svg:height="0.412cm" svg:x="2.362cm" svg:y="12.751cm">
          <draw:text-box>
            <text:p text:style-name="P1"><text:span text:style-name="T54"><text:s/></text:span></text:p>
          </draw:text-box>
        </draw:frame>
        <draw:frame draw:style-name="gr20" draw:text-style-name="P2" draw:layer="layout" svg:width="0.401cm" svg:height="0.471cm" svg:x="3.175cm" svg:y="13.546cm">
          <draw:text-box>
            <text:p text:style-name="P1"><text:span text:style-name="T21">a.</text:span></text:p>
          </draw:text-box>
        </draw:frame>
        <draw:frame draw:style-name="gr21" draw:text-style-name="P2" draw:layer="layout" svg:width="0.408cm" svg:height="0.475cm" svg:x="3.454cm" svg:y="13.54cm">
          <draw:text-box>
            <text:p text:style-name="P1"><text:span text:style-name="T22"><text:s/></text:span></text:p>
          </draw:text-box>
        </draw:frame>
        <draw:frame draw:style-name="gr1" draw:text-style-name="P2" draw:layer="layout" svg:width="0.422cm" svg:height="0.471cm" svg:x="3.81cm" svg:y="13.546cm">
          <draw:text-box>
            <text:p text:style-name="P1"><text:span text:style-name="T1">R</text:span></text:p>
          </draw:text-box>
        </draw:frame>
        <draw:frame draw:style-name="gr22" draw:text-style-name="P15" draw:layer="layout" svg:width="0.283cm" svg:height="0.314cm" svg:x="4.094cm" svg:y="13.705cm">
          <draw:text-box>
            <text:p text:style-name="P1"><text:span text:style-name="T23">m</text:span></text:p>
          </draw:text-box>
        </draw:frame>
        <draw:frame draw:style-name="gr1" draw:text-style-name="P2" draw:layer="layout" svg:width="0.438cm" svg:height="0.471cm" svg:x="4.314cm" svg:y="13.546cm">
          <draw:text-box>
            <text:p text:style-name="P1"><text:span text:style-name="T1">: <text:s text:c="2"/></text:span></text:p>
          </draw:text-box>
        </draw:frame>
        <draw:polygon draw:style-name="gr23" draw:text-style-name="P16" draw:layer="layout" svg:width="3.899cm" svg:height="0.021cm" svg:x="4.538cm" svg:y="13.97cm" svg:viewBox="0 0 3900 22" draw:points="0,22 3900,22 3900,0 0,0">
          <text:p/>
        </draw:polygon>
        <draw:frame draw:style-name="gr1" draw:text-style-name="P2" draw:layer="layout" svg:width="0.422cm" svg:height="0.471cm" svg:x="8.437cm" svg:y="13.546cm">
          <draw:text-box>
            <text:p text:style-name="P1"><text:span text:style-name="T1"><text:s/></text:span></text:p>
          </draw:text-box>
        </draw:frame>
        <draw:frame draw:style-name="gr2" draw:text-style-name="P3" draw:layer="layout" svg:width="0.35cm" svg:height="0.39cm" svg:x="2.362cm" svg:y="14.034cm">
          <draw:text-box>
            <text:p text:style-name="P1"><text:span text:style-name="T2"><text:s/></text:span></text:p>
          </draw:text-box>
        </draw:frame>
        <draw:frame draw:style-name="gr47" draw:text-style-name="P35" draw:layer="layout" svg:width="0.3cm" svg:height="0.332cm" svg:x="2.362cm" svg:y="14.435cm">
          <draw:text-box>
            <text:p text:style-name="P1"><text:span text:style-name="T55"><text:s/></text:span></text:p>
          </draw:text-box>
        </draw:frame>
        <draw:frame draw:style-name="gr20" draw:text-style-name="P2" draw:layer="layout" svg:width="0.401cm" svg:height="0.471cm" svg:x="3.175cm" svg:y="14.939cm">
          <draw:text-box>
            <text:p text:style-name="P1"><text:span text:style-name="T21">b.</text:span></text:p>
          </draw:text-box>
        </draw:frame>
        <draw:frame draw:style-name="gr21" draw:text-style-name="P2" draw:layer="layout" svg:width="0.408cm" svg:height="0.475cm" svg:x="3.48cm" svg:y="14.933cm">
          <draw:text-box>
            <text:p text:style-name="P1"><text:span text:style-name="T22"><text:s/></text:span></text:p>
          </draw:text-box>
        </draw:frame>
        <draw:frame draw:style-name="gr1" draw:text-style-name="P2" draw:layer="layout" svg:width="1.285cm" svg:height="0.471cm" svg:x="3.81cm" svg:y="14.939cm">
          <draw:text-box>
            <text:p text:style-name="P1"><text:span text:style-name="T1">Vo</text:span><text:span text:style-name="T1">ut: <text:s text:c="2"/></text:span></text:p>
          </draw:text-box>
        </draw:frame>
        <draw:polygon draw:style-name="gr23" draw:text-style-name="P16" draw:layer="layout" svg:width="3.484cm" svg:height="0.021cm" svg:x="4.881cm" svg:y="15.362cm" svg:viewBox="0 0 3485 22" draw:points="0,22 3485,22 3485,0 0,0">
          <text:p/>
        </draw:polygon>
        <draw:frame draw:style-name="gr1" draw:text-style-name="P2" draw:layer="layout" svg:width="0.422cm" svg:height="0.471cm" svg:x="8.365cm" svg:y="14.939cm">
          <draw:text-box>
            <text:p text:style-name="P1"><text:span text:style-name="T1"><text:s/></text:span></text:p>
          </draw:text-box>
        </draw:frame>
        <draw:frame draw:style-name="gr2" draw:text-style-name="P3" draw:layer="layout" svg:width="0.35cm" svg:height="0.39cm" svg:x="2.362cm" svg:y="15.431cm">
          <draw:text-box>
            <text:p text:style-name="P1"><text:span text:style-name="T2"><text:s/></text:span></text:p>
          </draw:text-box>
        </draw:frame>
        <draw:frame draw:style-name="gr2" draw:text-style-name="P3" draw:layer="layout" svg:width="0.35cm" svg:height="0.39cm" svg:x="2.362cm" svg:y="15.833cm">
          <draw:text-box>
            <text:p text:style-name="P1"><text:span text:style-name="T2"><text:s/></text:span></text:p>
          </draw:text-box>
        </draw:frame>
        <draw:frame draw:style-name="gr2" draw:text-style-name="P3" draw:layer="layout" svg:width="0.35cm" svg:height="0.39cm" svg:x="2.362cm" svg:y="16.24cm">
          <draw:text-box>
            <text:p text:style-name="P1"><text:span text:style-name="T2"><text:s/></text:span></text:p>
          </draw:text-box>
        </draw:frame>
        <draw:frame draw:style-name="gr2" draw:text-style-name="P3" draw:layer="layout" svg:width="0.35cm" svg:height="0.39cm" svg:x="2.362cm" svg:y="16.646cm">
          <draw:text-box>
            <text:p text:style-name="P1"><text:span text:style-name="T2"><text:s/></text:span></text:p>
          </draw:text-box>
        </draw:frame>
        <draw:frame draw:style-name="gr2" draw:text-style-name="P3" draw:layer="layout" svg:width="0.35cm" svg:height="0.39cm" svg:x="2.362cm" svg:y="17.053cm">
          <draw:text-box>
            <text:p text:style-name="P1"><text:span text:style-name="T2"><text:s/></text:span></text:p>
          </draw:text-box>
        </draw:frame>
        <draw:frame draw:style-name="gr2" draw:text-style-name="P3" draw:layer="layout" svg:width="0.35cm" svg:height="0.39cm" svg:x="2.362cm" svg:y="17.459cm">
          <draw:text-box>
            <text:p text:style-name="P1"><text:span text:style-name="T2"><text:s/></text:span></text:p>
          </draw:text-box>
        </draw:frame>
        <draw:frame draw:style-name="gr2" draw:text-style-name="P3" draw:layer="layout" svg:width="0.35cm" svg:height="0.39cm" svg:x="2.362cm" svg:y="17.866cm">
          <draw:text-box>
            <text:p text:style-name="P1"><text:span text:style-name="T2"><text:s/></text:span></text:p>
          </draw:text-box>
        </draw:frame>
        <draw:frame draw:style-name="gr10" draw:text-style-name="P7" draw:layer="layout" svg:width="0.494cm" svg:height="0.547cm" svg:x="2.362cm" svg:y="18.274cm">
          <draw:text-box>
            <text:p text:style-name="P1"><text:span text:style-name="T49"><text:s/></text:span></text:p>
          </draw:text-box>
        </draw:frame>
        <draw:polygon draw:style-name="gr3" draw:text-style-name="P4" draw:layer="layout" svg:width="2.203cm" svg:height="2.201cm" svg:x="11.2cm" svg:y="8.724cm" svg:viewBox="0 0 2204 2202" draw:points="0,2202 0,0 2204,1100">
          <text:p/>
        </draw:polygon>
        <draw:path draw:style-name="gr4" draw:text-style-name="P4" draw:layer="layout" svg:width="5.099cm" svg:height="3.547cm" svg:x="8.999cm" svg:y="9.091cm" svg:viewBox="0 0 5100 3548" svg:d="M2568 121h-203M2325 1345h203M2446 1467v-204M2201 1467h-693M2201 0h-693M4405 733h695M0 3302h691M122 3426h448M243 3548h205M365 3302v-327">
          <text:p/>
        </draw:path>
        <draw:polyline draw:style-name="gr6" draw:text-style-name="P4" draw:layer="layout" svg:width="1.102cm" svg:height="1.468cm" svg:x="9.366cm" svg:y="10.558cm" svg:viewBox="0 0 1103 1469" draw:points="1103,0 0,0 0,1469">
          <text:p/>
        </draw:polyline>
        <draw:polygon draw:style-name="gr5" draw:text-style-name="P5" draw:layer="layout" svg:width="0.123cm" svg:height="0.124cm" svg:x="8.53cm" svg:y="8.988cm" svg:viewBox="0 0 124 125" draw:points="43,0 0,0 0,41 1,72 5,98 17,118 43,125 71,118 98,98 117,72 124,41 117,18 98,6 71,0">
          <text:p/>
        </draw:polygon>
        <draw:path draw:style-name="gr6" draw:text-style-name="P4" draw:layer="layout" svg:width="1.938cm" svg:height="0.124cm" svg:x="8.53cm" svg:y="8.988cm" svg:viewBox="0 0 1939 125" svg:d="M0 41l1 31 4 26 12 20 25 7 28-7 27-20 19-26 7-31-7-23-19-12-27-6h-28-42zM1939 104h-1837">
          <text:p/>
        </draw:path>
        <draw:polygon draw:style-name="gr5" draw:text-style-name="P5" draw:layer="layout" svg:width="0.122cm" svg:height="0.124cm" svg:x="5.958cm" svg:y="8.988cm" svg:viewBox="0 0 123 125" draw:points="41,0 0,0 0,41 0,72 5,98 18,118 41,125 71,118 98,98 116,72 123,41 116,18 98,6 71,0">
          <text:p/>
        </draw:polygon>
        <draw:path draw:style-name="gr6" draw:text-style-name="P4" draw:layer="layout" svg:width="2.672cm" svg:height="0.124cm" svg:x="5.96cm" svg:y="8.988cm" svg:viewBox="0 0 2673 125" svg:d="M0 41v31l5 26 12 20 23 7 30-7 27-20 17-26 7-31-7-23-17-12-27-6h-30-40zM2673 104h-2573">
          <text:p/>
        </draw:path>
        <draw:frame draw:style-name="gr7" draw:text-style-name="P4" draw:layer="layout" svg:width="0.406cm" svg:height="0.611cm" svg:x="10.448cm" svg:y="7.807cm">
          <draw:image xlink:href="Pictures/100002010000003B00000059C924B2D740A8B056.png" xlink:type="simple" xlink:show="embed" xlink:actuate="onLoad" loext:mime-type="image/png">
            <text:p/>
          </draw:image>
        </draw:frame>
        <draw:polyline draw:style-name="gr8" draw:text-style-name="P4" draw:layer="layout" svg:width="1.102cm" svg:height="0.367cm" svg:x="9.733cm" svg:y="7.418cm" svg:viewBox="0 0 1103 368" draw:points="0,204 123,0 287,368 490,0 654,368 858,0 1020,368 1103,204">
          <text:p/>
        </draw:polyline>
        <draw:path draw:style-name="gr8" draw:text-style-name="P4" draw:layer="layout" svg:width="1.754cm" svg:height="0cm" svg:x="9.406cm" svg:y="24.502cm" svg:viewBox="0 0 1755 0" svg:d="M1429 0h326M327 0h-327">
          <text:p/>
        </draw:path>
        <draw:polyline draw:style-name="gr6" draw:text-style-name="P4" draw:layer="layout" svg:width="0.734cm" svg:height="1.469cm" svg:x="8.632cm" svg:y="7.623cm" svg:viewBox="0 0 735 1470" draw:points="735,0 0,0 0,1470">
          <text:p/>
        </draw:polyline>
        <draw:polygon draw:style-name="gr5" draw:text-style-name="P5" draw:layer="layout" svg:width="0.124cm" svg:height="0.122cm" svg:x="14.403cm" svg:y="9.722cm" svg:viewBox="0 0 125 123" draw:points="43,0 0,0 0,42 0,72 6,98 18,116 43,123 74,116 98,98 118,72 125,42 118,18 98,5 74,0">
          <text:p/>
        </draw:polygon>
        <draw:path draw:style-name="gr6" draw:text-style-name="P4" draw:layer="layout" svg:width="3.327cm" svg:height="2.223cm" svg:x="11.202cm" svg:y="7.621cm" svg:viewBox="0 0 3328 2224" svg:d="M3204 2143v30l5 26 13 18 25 7 30-7 24-18 20-26 7-30-7-23-20-13-24-5h-30-43zM0 0h3306v2204M3306 2204h-366">
          <text:p/>
        </draw:path>
        <draw:polygon draw:style-name="gr5" draw:text-style-name="P5" draw:layer="layout" svg:width="0.122cm" svg:height="0.122cm" svg:x="15.506cm" svg:y="9.722cm" svg:viewBox="0 0 123 123" draw:points="40,0 0,0 0,42 0,72 5,98 17,116 40,123 71,116 98,98 116,72 123,42 116,18 98,5 71,0">
          <text:p/>
        </draw:polygon>
        <draw:path draw:style-name="gr6" draw:text-style-name="P4" draw:layer="layout" svg:width="1.122cm" svg:height="0.122cm" svg:x="14.507cm" svg:y="9.724cm" svg:viewBox="0 0 1123 123" svg:d="M1002 41v30l5 27 12 17 23 8 30-8 27-17 17-27 7-30-7-23-17-13-27-5h-30-40zM1104 103h-1104">
          <text:p/>
        </draw:path>
        <draw:frame draw:style-name="gr1" draw:text-style-name="P2" draw:layer="layout" svg:width="10.856cm" svg:height="0.497cm" svg:x="6.993cm" svg:y="18.979cm">
          <draw:text-box>
            <text:p text:style-name="P1"><text:span text:style-name="T56">R</text:span><text:span text:style-name="T56">e</text:span><text:span text:style-name="T56">m</text:span><text:span text:style-name="T56">i</text:span><text:span text:style-name="T56">n</text:span><text:span text:style-name="T56">d</text:span><text:span text:style-name="T56">e</text:span><text:span text:style-name="T56">r</text:span><text:span text:style-name="T56">:</text:span><text:span text:style-name="T56"> </text:span><text:span text:style-name="T56">B</text:span><text:span text:style-name="T56">r</text:span><text:span text:style-name="T56">i</text:span><text:span text:style-name="T56">n</text:span><text:span text:style-name="T56">g</text:span><text:span text:style-name="T56"> </text:span><text:span text:style-name="T56">y</text:span><text:span text:style-name="T56">o</text:span><text:span text:style-name="T56">u</text:span><text:span text:style-name="T56">r</text:span><text:span text:style-name="T56"> </text:span><text:span text:style-name="T56">b</text:span><text:span text:style-name="T56">r</text:span><text:span text:style-name="T56">e</text:span><text:span text:style-name="T56">a</text:span><text:span text:style-name="T56">d</text:span><text:span text:style-name="T56">b</text:span><text:span text:style-name="T56">o</text:span><text:span text:style-name="T56">a</text:span><text:span text:style-name="T56">r</text:span><text:span text:style-name="T56">d</text:span><text:span text:style-name="T56"> </text:span><text:span text:style-name="T56">t</text:span><text:span text:style-name="T56">o</text:span><text:span text:style-name="T56"> </text:span><text:span text:style-name="T56">t</text:span><text:span text:style-name="T56">h</text:span><text:span text:style-name="T56">e</text:span><text:span text:style-name="T56"> </text:span><text:span text:style-name="T56">l</text:span><text:span text:style-name="T56">a</text:span><text:span text:style-name="T56">b</text:span><text:span text:style-name="T56">!</text:span><text:span text:style-name="T9"> </text:span></text:p>
          </draw:text-box>
        </draw:frame>
        <draw:frame draw:style-name="gr16" draw:text-style-name="P11" draw:layer="layout" svg:width="0.836cm" svg:height="0.492cm" svg:x="9.754cm" svg:y="7.89cm">
          <draw:text-box>
            <text:p text:style-name="P1"><text:span text:style-name="T12">10</text:span><text:span text:style-name="T12">k</text:span><text:span text:style-name="T15"> </text:span></text:p>
          </draw:text-box>
        </draw:frame>
        <draw:frame draw:style-name="gr16" draw:text-style-name="P11" draw:layer="layout" svg:width="0.688cm" svg:height="0.492cm" svg:x="12.04cm" svg:y="8.174cm">
          <draw:text-box>
            <text:p text:style-name="P1"><text:span text:style-name="T15">U1 </text:span></text:p>
          </draw:text-box>
        </draw:frame>
        <draw:frame draw:style-name="gr16" draw:text-style-name="P11" draw:layer="layout" svg:width="4.578cm" svg:height="0.492cm" svg:x="9.961cm" svg:y="11.027cm">
          <draw:text-box>
            <text:p text:style-name="P1"><text:span text:style-name="T15">OP</text:span><text:span text:style-name="T15">AM</text:span><text:span text:style-name="T15">P_</text:span><text:span text:style-name="T15">3T</text:span><text:span text:style-name="T15">_VI</text:span><text:span text:style-name="T15">RT</text:span><text:span text:style-name="T15">UA</text:span><text:span text:style-name="T15">L </text:span></text:p>
          </draw:text-box>
        </draw:frame>
        <draw:frame draw:style-name="gr27" draw:text-style-name="P22" draw:layer="layout" svg:width="1.272cm" svg:height="0.628cm" svg:x="4.508cm" svg:y="13.353cm">
          <draw:text-box>
            <text:p><text:span text:style-name="T27">10</text:span><text:span text:style-name="T27">k</text:span><text:span text:style-name="T41">Ω</text:span></text:p>
          </draw:text-box>
        </draw:frame>
        <draw:frame draw:style-name="gr48" draw:text-style-name="P22" draw:layer="layout" svg:width="1.143cm" svg:height="0.755cm" svg:x="4.84cm" svg:y="14.743cm">
          <draw:text-box>
            <text:p><text:span text:style-name="T27">-</text:span><text:span text:style-name="T27">1</text:span><text:span text:style-name="T27">V</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ymbol1" svg:font-family="Symbol"/>
    <style:font-face style:name="TimesNewRoman1" svg:font-family="TimesNewRoman"/>
    <style:font-face style:name="TimesNewRomanPS1" svg:font-family="TimesNewRomanPS"/>
    <style:font-face style:name="Verdana1" svg:font-family="Verdana"/>
    <style:font-face style:name="Liberation Serif2" svg:font-family="'Liberation Serif'" style:font-family-generic="roman"/>
    <style:font-face style:name="Arial" svg:font-family="Arial" style:font-pitch="variable"/>
    <style:font-face style:name="DejaVu Sans2" svg:font-family="'DejaVu Sans'" style:font-pitch="variable"/>
    <style:font-face style:name="Liberation Serif1" svg:font-family="'Liberation Serif'" style:font-pitch="variable"/>
    <style:font-face style:name="Symbol" svg:font-family="Symbol" style:font-pitch="variable"/>
    <style:font-face style:name="TimesNewRoman" svg:font-family="TimesNewRoman" style:font-pitch="variable"/>
    <style:font-face style:name="TimesNewRomanPS" svg:font-family="TimesNewRomanPS" style:font-pitch="variable"/>
    <style:font-face style:name="Verdana" svg:font-family="Verdana"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9cm" fo:margin-bottom="1cm" fo:margin-left="2.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08T21:48:00.486974569</dc:date>
    <meta:editing-duration>PT19M9S</meta:editing-duration>
    <meta:editing-cycles>3</meta:editing-cycles>
    <meta:generator>LibreOffice/6.2.4.2.0$Linux_X86_64 LibreOffice_project/20$Build-2</meta:generator>
    <meta:document-statistic meta:object-count="593"/>
  </office:meta>
</office:document-meta>
</file>